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2.3835in"/>
    </style:style>
    <style:style style:name="co6" style:family="table-column">
      <style:table-column-properties fo:break-before="auto" style:column-width="0.07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ossedPropertyTest" table:style-name="ta1">
        <table:shapes>
          <draw:frame draw:z-index="0" draw:style-name="gr1" draw:text-style-name="P1" svg:width="13.5677in" svg:height="7.6315in" svg:x="0in" svg:y="0.2276in">
            <draw:object draw:notify-on-update-of-ranges="CrossedPropertyTest.B1:CrossedPropertyTest.B1 CrossedPropertyTest.B2:CrossedPropertyTest.B101 CrossedPropertyTest.C1:CrossedPropertyTest.C1 CrossedPropertyTest.C2:CrossedPropertyTest.C101 CrossedPropertyTest.D1:CrossedPropertyTest.D1 CrossedPropertyTest.D2:CrossedPropertyTest.D101 CrossedPropertyTest.E1:CrossedPropertyTest.E1 CrossedPropertyTest.E2:CrossedPropertyTest.E101 CrossedPropertyTest.F1:CrossedPropertyTest.F1 CrossedPropertyTest.F2:CrossedPropertyTest.F101 CrossedPropertyTest.G1:CrossedPropertyTest.G1 CrossedPropertyTest.G2:CrossedPropertyTest.G101 CrossedPropertyTest.H1:CrossedPropertyTest.H1 CrossedPropertyTest.H2:CrossedPropertyTest.H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7437in" svg:height="4.3555in" svg:x="0in" svg:y="8.3555in">
            <draw:object draw:notify-on-update-of-ranges="CrossedPropertyTest.B1:CrossedPropertyTest.B1 CrossedPropertyTest.B2:CrossedPropertyTest.B101 CrossedPropertyTest.E1:CrossedPropertyTest.E1 CrossedPropertyTest.E2:CrossedPropertyTest.E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7437in" svg:height="4.3555in" svg:x="8.1165in" svg:y="8.3559in">
            <draw:object draw:notify-on-update-of-ranges="CrossedPropertyTest.C1:CrossedPropertyTest.C1 CrossedPropertyTest.C2:CrossedPropertyTest.C101 CrossedPropertyTest.F1:CrossedPropertyTest.F1 CrossedPropertyTest.F2:CrossedPropertyTest.F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.5677in" svg:height="7.6315in" svg:x="0in" svg:y="13.1559in">
            <draw:object draw:notify-on-update-of-ranges="CrossedPropertyTest.G1:CrossedPropertyTest.G1 CrossedPropertyTest.G2:CrossedPropertyTest.G101 CrossedPropertyTest.H1:CrossedPropertyTest.H1 CrossedPropertyTest.H2:CrossedPropertyTest.H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 </text:p>
          </table:table-cell>
          <table:table-cell office:value-type="string" calcext:value-type="string">
            <text:p><text:s/>joint compression </text:p>
          </table:table-cell>
          <table:table-cell office:value-type="string" calcext:value-type="string">
            <text:p><text:s/>Mutual compression crossed(s1:s1)</text:p>
          </table:table-cell>
          <table:table-cell office:value-type="string" calcext:value-type="string">
            <text:p><text:s/>Mutual compression crossed(s2:s2)</text:p>
          </table:table-cell>
          <table:table-cell table:number-columns-repeated="2" office:value-type="string" calcext:value-type="string">
            <text:p><text:s/>Mutual compression crossed(s1:s2)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3.7" calcext:value-type="float">
            <text:p>3.7</text:p>
          </table:table-cell>
          <table:table-cell office:value-type="float" office:value="1111111011" calcext:value-type="float">
            <text:p>1111111011</text:p>
          </table:table-cell>
          <table:table-cell office:value-type="float" office:value="100111" calcext:value-type="float">
            <text:p>100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2631578947368" calcext:value-type="float">
            <text:p>1.52631578947368</text:p>
          </table:table-cell>
          <table:table-cell office:value-type="float" office:value="1.73684210526316" calcext:value-type="float">
            <text:p>1.73684210526316</text:p>
          </table:table-cell>
          <table:table-cell office:value-type="float" office:value="1.55263157894737" calcext:value-type="float">
            <text:p>1.55263157894737</text:p>
          </table:table-cell>
          <table:table-cell office:value-type="float" office:value="2.52631578947368" calcext:value-type="float">
            <text:p>2.52631578947368</text:p>
          </table:table-cell>
          <table:table-cell table:number-columns-repeated="3" office:value-type="float" office:value="3.05263157894737" calcext:value-type="float">
            <text:p>3.05263157894737</text:p>
          </table:table-cell>
          <table:table-cell office:value-type="float" office:value="1.11111101111011E+018" calcext:value-type="float">
            <text:p>1.11111101111011E+018</text:p>
          </table:table-cell>
          <table:table-cell office:value-type="float" office:value="100111110110110" calcext:value-type="float">
            <text:p>1001111101101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60714285714286" calcext:value-type="float">
            <text:p>1.60714285714286</text:p>
          </table:table-cell>
          <table:table-cell office:value-type="float" office:value="1.75" calcext:value-type="float">
            <text:p>1.75</text:p>
          </table:table-cell>
          <table:table-cell office:value-type="float" office:value="1.58928571428571" calcext:value-type="float">
            <text:p>1.58928571428571</text:p>
          </table:table-cell>
          <table:table-cell office:value-type="float" office:value="3.07142857142857" calcext:value-type="float">
            <text:p>3.07142857142857</text:p>
          </table:table-cell>
          <table:table-cell table:number-columns-repeated="3" office:value-type="float" office:value="3.10714285714286" calcext:value-type="float">
            <text:p>3.10714285714286</text:p>
          </table:table-cell>
          <table:table-cell office:value-type="float" office:value="1.11111101111011E+027" calcext:value-type="float">
            <text:p>1.11111101111011E+027</text:p>
          </table:table-cell>
          <table:table-cell office:value-type="float" office:value="1.0011111011011E+023" calcext:value-type="float">
            <text:p>1.0011111011011E+0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59459459459459" calcext:value-type="float">
            <text:p>1.59459459459459</text:p>
          </table:table-cell>
          <table:table-cell office:value-type="float" office:value="1.72972972972973" calcext:value-type="float">
            <text:p>1.72972972972973</text:p>
          </table:table-cell>
          <table:table-cell office:value-type="float" office:value="1.47297297297297" calcext:value-type="float">
            <text:p>1.47297297297297</text:p>
          </table:table-cell>
          <table:table-cell office:value-type="float" office:value="2.97297297297297" calcext:value-type="float">
            <text:p>2.97297297297297</text:p>
          </table:table-cell>
          <table:table-cell table:number-columns-repeated="3" office:value-type="float" office:value="3.10810810810811" calcext:value-type="float">
            <text:p>3.10810810810811</text:p>
          </table:table-cell>
          <table:table-cell office:value-type="float" office:value="1.11111101111011E+036" calcext:value-type="float">
            <text:p>1.11111101111011E+036</text:p>
          </table:table-cell>
          <table:table-cell office:value-type="float" office:value="1.0011111011011E+032" calcext:value-type="float">
            <text:p>1.0011111011011E+0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5" calcext:value-type="float">
            <text:p>1.5</text:p>
          </table:table-cell>
          <table:table-cell office:value-type="float" office:value="1.60869565217391" calcext:value-type="float">
            <text:p>1.60869565217391</text:p>
          </table:table-cell>
          <table:table-cell office:value-type="float" office:value="1.53260869565217" calcext:value-type="float">
            <text:p>1.53260869565217</text:p>
          </table:table-cell>
          <table:table-cell office:value-type="float" office:value="3.04347826086957" calcext:value-type="float">
            <text:p>3.04347826086957</text:p>
          </table:table-cell>
          <table:table-cell table:number-columns-repeated="3" office:value-type="float" office:value="2.93478260869565" calcext:value-type="float">
            <text:p>2.93478260869565</text:p>
          </table:table-cell>
          <table:table-cell office:value-type="float" office:value="1.11111101111011E+045" calcext:value-type="float">
            <text:p>1.11111101111011E+045</text:p>
          </table:table-cell>
          <table:table-cell office:value-type="float" office:value="1.0011111011011E+041" calcext:value-type="float">
            <text:p>1.0011111011011E+0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52727272727273" calcext:value-type="float">
            <text:p>1.52727272727273</text:p>
          </table:table-cell>
          <table:table-cell office:value-type="float" office:value="1.61818181818182" calcext:value-type="float">
            <text:p>1.61818181818182</text:p>
          </table:table-cell>
          <table:table-cell office:value-type="float" office:value="1.55454545454545" calcext:value-type="float">
            <text:p>1.55454545454545</text:p>
          </table:table-cell>
          <table:table-cell office:value-type="float" office:value="2.90909090909091" calcext:value-type="float">
            <text:p>2.90909090909091</text:p>
          </table:table-cell>
          <table:table-cell table:number-columns-repeated="3" office:value-type="float" office:value="3.03636363636364" calcext:value-type="float">
            <text:p>3.03636363636364</text:p>
          </table:table-cell>
          <table:table-cell office:value-type="float" office:value="1.11111101111011E+054" calcext:value-type="float">
            <text:p>1.11111101111011E+054</text:p>
          </table:table-cell>
          <table:table-cell office:value-type="float" office:value="1.0011111011011E+050" calcext:value-type="float">
            <text:p>1.0011111011011E+0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.546875" calcext:value-type="float">
            <text:p>1.546875</text:p>
          </table:table-cell>
          <table:table-cell office:value-type="float" office:value="1.4765625" calcext:value-type="float">
            <text:p>1.4765625</text:p>
          </table:table-cell>
          <table:table-cell office:value-type="float" office:value="2.96875" calcext:value-type="float">
            <text:p>2.96875</text:p>
          </table:table-cell>
          <table:table-cell table:number-columns-repeated="3" office:value-type="float" office:value="3.0625" calcext:value-type="float">
            <text:p>3.0625</text:p>
          </table:table-cell>
          <table:table-cell office:value-type="float" office:value="1.11111101111011E+063" calcext:value-type="float">
            <text:p>1.11111101111011E+063</text:p>
          </table:table-cell>
          <table:table-cell office:value-type="float" office:value="1.0011111011011E+059" calcext:value-type="float">
            <text:p>1.0011111011011E+0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56164383561644" calcext:value-type="float">
            <text:p>1.56164383561644</text:p>
          </table:table-cell>
          <table:table-cell office:value-type="float" office:value="1.49315068493151" calcext:value-type="float">
            <text:p>1.49315068493151</text:p>
          </table:table-cell>
          <table:table-cell office:value-type="float" office:value="1.45890410958904" calcext:value-type="float">
            <text:p>1.45890410958904</text:p>
          </table:table-cell>
          <table:table-cell office:value-type="float" office:value="2.84931506849315" calcext:value-type="float">
            <text:p>2.849315068493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.11111101111011E+072" calcext:value-type="float">
            <text:p>1.11111101111011E+072</text:p>
          </table:table-cell>
          <table:table-cell office:value-type="float" office:value="1.0011111011011E+068" calcext:value-type="float">
            <text:p>1.0011111011011E+0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.51219512195122" calcext:value-type="float">
            <text:p>1.51219512195122</text:p>
          </table:table-cell>
          <table:table-cell office:value-type="float" office:value="1.44512195121951" calcext:value-type="float">
            <text:p>1.44512195121951</text:p>
          </table:table-cell>
          <table:table-cell office:value-type="float" office:value="3.02439024390244" calcext:value-type="float">
            <text:p>3.02439024390244</text:p>
          </table:table-cell>
          <table:table-cell table:number-columns-repeated="3" office:value-type="float" office:value="2.95121951219512" calcext:value-type="float">
            <text:p>2.95121951219512</text:p>
          </table:table-cell>
          <table:table-cell office:value-type="float" office:value="1.11111101111011E+081" calcext:value-type="float">
            <text:p>1.11111101111011E+081</text:p>
          </table:table-cell>
          <table:table-cell office:value-type="float" office:value="1.0011111011011E+077" calcext:value-type="float">
            <text:p>1.0011111011011E+0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.47252747252747" calcext:value-type="float">
            <text:p>1.47252747252747</text:p>
          </table:table-cell>
          <table:table-cell office:value-type="float" office:value="1.46703296703297" calcext:value-type="float">
            <text:p>1.46703296703297</text:p>
          </table:table-cell>
          <table:table-cell office:value-type="float" office:value="2.76923076923077" calcext:value-type="float">
            <text:p>2.76923076923077</text:p>
          </table:table-cell>
          <table:table-cell table:number-columns-repeated="3" office:value-type="float" office:value="2.83516483516484" calcext:value-type="float">
            <text:p>2.83516483516484</text:p>
          </table:table-cell>
          <table:table-cell office:value-type="float" office:value="1.11111101111011E+090" calcext:value-type="float">
            <text:p>1.11111101111011E+090</text:p>
          </table:table-cell>
          <table:table-cell office:value-type="float" office:value="1.0011111011011E+086" calcext:value-type="float">
            <text:p>1.0011111011011E+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" calcext:value-type="float">
            <text:p>1.47</text:p>
          </table:table-cell>
          <table:table-cell office:value-type="float" office:value="1.53" calcext:value-type="float">
            <text:p>1.53</text:p>
          </table:table-cell>
          <table:table-cell office:value-type="float" office:value="1.455" calcext:value-type="float">
            <text:p>1.455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2.82" calcext:value-type="float">
            <text:p>2.82</text:p>
          </table:table-cell>
          <table:table-cell office:value-type="float" office:value="1.11111101111011E+099" calcext:value-type="float">
            <text:p>1.11111101111011E+099</text:p>
          </table:table-cell>
          <table:table-cell office:value-type="float" office:value="1.0011111011011E+095" calcext:value-type="float">
            <text:p>1.0011111011011E+09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5871559633028" calcext:value-type="float">
            <text:p>1.45871559633028</text:p>
          </table:table-cell>
          <table:table-cell office:value-type="float" office:value="1.51376146788991" calcext:value-type="float">
            <text:p>1.51376146788991</text:p>
          </table:table-cell>
          <table:table-cell office:value-type="float" office:value="1.44495412844037" calcext:value-type="float">
            <text:p>1.44495412844037</text:p>
          </table:table-cell>
          <table:table-cell office:value-type="float" office:value="2.75229357798165" calcext:value-type="float">
            <text:p>2.75229357798165</text:p>
          </table:table-cell>
          <table:table-cell table:number-columns-repeated="3" office:value-type="float" office:value="2.80733944954128" calcext:value-type="float">
            <text:p>2.80733944954128</text:p>
          </table:table-cell>
          <table:table-cell office:value-type="float" office:value="1.11111101111011E+108" calcext:value-type="float">
            <text:p>1.11111101111011E+108</text:p>
          </table:table-cell>
          <table:table-cell office:value-type="float" office:value="1.0011111011011E+104" calcext:value-type="float">
            <text:p>1.0011111011011E+10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4915254237288" calcext:value-type="float">
            <text:p>1.44915254237288</text:p>
          </table:table-cell>
          <table:table-cell office:value-type="float" office:value="1.5" calcext:value-type="float">
            <text:p>1.5</text:p>
          </table:table-cell>
          <table:table-cell office:value-type="float" office:value="1.38559322033898" calcext:value-type="float">
            <text:p>1.38559322033898</text:p>
          </table:table-cell>
          <table:table-cell office:value-type="float" office:value="2.88135593220339" calcext:value-type="float">
            <text:p>2.88135593220339</text:p>
          </table:table-cell>
          <table:table-cell table:number-columns-repeated="3" office:value-type="float" office:value="2.83050847457627" calcext:value-type="float">
            <text:p>2.83050847457627</text:p>
          </table:table-cell>
          <table:table-cell office:value-type="float" office:value="1.11111101111011E+117" calcext:value-type="float">
            <text:p>1.11111101111011E+117</text:p>
          </table:table-cell>
          <table:table-cell office:value-type="float" office:value="1.0011111011011E+113" calcext:value-type="float">
            <text:p>1.0011111011011E+1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4094488188976" calcext:value-type="float">
            <text:p>1.44094488188976</text:p>
          </table:table-cell>
          <table:table-cell office:value-type="float" office:value="1.53543307086614" calcext:value-type="float">
            <text:p>1.53543307086614</text:p>
          </table:table-cell>
          <table:table-cell office:value-type="float" office:value="1.3740157480315" calcext:value-type="float">
            <text:p>1.3740157480315</text:p>
          </table:table-cell>
          <table:table-cell office:value-type="float" office:value="2.81889763779528" calcext:value-type="float">
            <text:p>2.81889763779528</text:p>
          </table:table-cell>
          <table:table-cell table:number-columns-repeated="3" office:value-type="float" office:value="2.77952755905512" calcext:value-type="float">
            <text:p>2.77952755905512</text:p>
          </table:table-cell>
          <table:table-cell office:value-type="float" office:value="1.11111101111011E+126" calcext:value-type="float">
            <text:p>1.11111101111011E+126</text:p>
          </table:table-cell>
          <table:table-cell office:value-type="float" office:value="1.0011111011011E+122" calcext:value-type="float">
            <text:p>1.0011111011011E+1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794117647059" calcext:value-type="float">
            <text:p>1.47794117647059</text:p>
          </table:table-cell>
          <table:table-cell office:value-type="float" office:value="1.52205882352941" calcext:value-type="float">
            <text:p>1.52205882352941</text:p>
          </table:table-cell>
          <table:table-cell office:value-type="float" office:value="1.41176470588235" calcext:value-type="float">
            <text:p>1.41176470588235</text:p>
          </table:table-cell>
          <table:table-cell office:value-type="float" office:value="2.77941176470588" calcext:value-type="float">
            <text:p>2.77941176470588</text:p>
          </table:table-cell>
          <table:table-cell table:number-columns-repeated="3" office:value-type="float" office:value="2.78676470588235" calcext:value-type="float">
            <text:p>2.78676470588235</text:p>
          </table:table-cell>
          <table:table-cell office:value-type="float" office:value="1.11111101111011E+135" calcext:value-type="float">
            <text:p>1.11111101111011E+135</text:p>
          </table:table-cell>
          <table:table-cell office:value-type="float" office:value="1.0011111011011E+131" calcext:value-type="float">
            <text:p>1.0011111011011E+1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2758620689655" calcext:value-type="float">
            <text:p>1.42758620689655</text:p>
          </table:table-cell>
          <table:table-cell office:value-type="float" office:value="1.51034482758621" calcext:value-type="float">
            <text:p>1.51034482758621</text:p>
          </table:table-cell>
          <table:table-cell office:value-type="float" office:value="1.39655172413793" calcext:value-type="float">
            <text:p>1.39655172413793</text:p>
          </table:table-cell>
          <table:table-cell office:value-type="float" office:value="2.81379310344828" calcext:value-type="float">
            <text:p>2.81379310344828</text:p>
          </table:table-cell>
          <table:table-cell table:number-columns-repeated="3" office:value-type="float" office:value="2.82758620689655" calcext:value-type="float">
            <text:p>2.82758620689655</text:p>
          </table:table-cell>
          <table:table-cell office:value-type="float" office:value="1.11111101111011E+144" calcext:value-type="float">
            <text:p>1.11111101111011E+144</text:p>
          </table:table-cell>
          <table:table-cell office:value-type="float" office:value="1.0011111011011E+140" calcext:value-type="float">
            <text:p>1.0011111011011E+14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2207792207792" calcext:value-type="float">
            <text:p>1.42207792207792</text:p>
          </table:table-cell>
          <table:table-cell office:value-type="float" office:value="1.5" calcext:value-type="float">
            <text:p>1.5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2.67532467532467" calcext:value-type="float">
            <text:p>2.67532467532467</text:p>
          </table:table-cell>
          <table:table-cell table:number-columns-repeated="3" office:value-type="float" office:value="2.73376623376623" calcext:value-type="float">
            <text:p>2.73376623376623</text:p>
          </table:table-cell>
          <table:table-cell office:value-type="float" office:value="1.11111101111011E+153" calcext:value-type="float">
            <text:p>1.11111101111011E+153</text:p>
          </table:table-cell>
          <table:table-cell office:value-type="float" office:value="1.0011111011011E+149" calcext:value-type="float">
            <text:p>1.0011111011011E+1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1717791411043" calcext:value-type="float">
            <text:p>1.41717791411043</text:p>
          </table:table-cell>
          <table:table-cell office:value-type="float" office:value="1.49079754601227" calcext:value-type="float">
            <text:p>1.49079754601227</text:p>
          </table:table-cell>
          <table:table-cell office:value-type="float" office:value="1.41411042944785" calcext:value-type="float">
            <text:p>1.41411042944785</text:p>
          </table:table-cell>
          <table:table-cell office:value-type="float" office:value="2.7239263803681" calcext:value-type="float">
            <text:p>2.7239263803681</text:p>
          </table:table-cell>
          <table:table-cell table:number-columns-repeated="3" office:value-type="float" office:value="2.77914110429448" calcext:value-type="float">
            <text:p>2.77914110429448</text:p>
          </table:table-cell>
          <table:table-cell office:value-type="float" office:value="1.11111101111011E+162" calcext:value-type="float">
            <text:p>1.11111101111011E+162</text:p>
          </table:table-cell>
          <table:table-cell office:value-type="float" office:value="1.0011111011011E+158" calcext:value-type="float">
            <text:p>1.0011111011011E+1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1279069767442" calcext:value-type="float">
            <text:p>1.41279069767442</text:p>
          </table:table-cell>
          <table:table-cell office:value-type="float" office:value="1.48255813953488" calcext:value-type="float">
            <text:p>1.48255813953488</text:p>
          </table:table-cell>
          <table:table-cell office:value-type="float" office:value="1.38081395348837" calcext:value-type="float">
            <text:p>1.38081395348837</text:p>
          </table:table-cell>
          <table:table-cell office:value-type="float" office:value="2.76744186046512" calcext:value-type="float">
            <text:p>2.76744186046512</text:p>
          </table:table-cell>
          <table:table-cell table:number-columns-repeated="3" office:value-type="float" office:value="2.81976744186047" calcext:value-type="float">
            <text:p>2.81976744186047</text:p>
          </table:table-cell>
          <table:table-cell office:value-type="float" office:value="1.11111101111011E+171" calcext:value-type="float">
            <text:p>1.11111101111011E+171</text:p>
          </table:table-cell>
          <table:table-cell office:value-type="float" office:value="1.0011111011011E+167" calcext:value-type="float">
            <text:p>1.0011111011011E+1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37569060773481" calcext:value-type="float">
            <text:p>1.37569060773481</text:p>
          </table:table-cell>
          <table:table-cell office:value-type="float" office:value="1.47513812154696" calcext:value-type="float">
            <text:p>1.47513812154696</text:p>
          </table:table-cell>
          <table:table-cell office:value-type="float" office:value="1.37016574585635" calcext:value-type="float">
            <text:p>1.37016574585635</text:p>
          </table:table-cell>
          <table:table-cell office:value-type="float" office:value="2.7182320441989" calcext:value-type="float">
            <text:p>2.7182320441989</text:p>
          </table:table-cell>
          <table:table-cell table:number-columns-repeated="3" office:value-type="float" office:value="2.77348066298343" calcext:value-type="float">
            <text:p>2.77348066298343</text:p>
          </table:table-cell>
          <table:table-cell office:value-type="float" office:value="1.11111101111011E+180" calcext:value-type="float">
            <text:p>1.11111101111011E+180</text:p>
          </table:table-cell>
          <table:table-cell office:value-type="float" office:value="1.0011111011011E+176" calcext:value-type="float">
            <text:p>1.0011111011011E+1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37368421052632" calcext:value-type="float">
            <text:p>1.37368421052632</text:p>
          </table:table-cell>
          <table:table-cell office:value-type="float" office:value="1.46842105263158" calcext:value-type="float">
            <text:p>1.46842105263158</text:p>
          </table:table-cell>
          <table:table-cell office:value-type="float" office:value="1.37894736842105" calcext:value-type="float">
            <text:p>1.37894736842105</text:p>
          </table:table-cell>
          <table:table-cell office:value-type="float" office:value="2.68421052631579" calcext:value-type="float">
            <text:p>2.68421052631579</text:p>
          </table:table-cell>
          <table:table-cell table:number-columns-repeated="3" office:value-type="float" office:value="2.81052631578947" calcext:value-type="float">
            <text:p>2.81052631578947</text:p>
          </table:table-cell>
          <table:table-cell office:value-type="float" office:value="1.11111101111011E+189" calcext:value-type="float">
            <text:p>1.11111101111011E+189</text:p>
          </table:table-cell>
          <table:table-cell office:value-type="float" office:value="1.0011111011011E+185" calcext:value-type="float">
            <text:p>1.0011111011011E+1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37185929648241" calcext:value-type="float">
            <text:p>1.37185929648241</text:p>
          </table:table-cell>
          <table:table-cell office:value-type="float" office:value="1.46231155778894" calcext:value-type="float">
            <text:p>1.46231155778894</text:p>
          </table:table-cell>
          <table:table-cell office:value-type="float" office:value="1.36934673366834" calcext:value-type="float">
            <text:p>1.36934673366834</text:p>
          </table:table-cell>
          <table:table-cell office:value-type="float" office:value="2.72361809045226" calcext:value-type="float">
            <text:p>2.72361809045226</text:p>
          </table:table-cell>
          <table:table-cell table:number-columns-repeated="3" office:value-type="float" office:value="2.77386934673367" calcext:value-type="float">
            <text:p>2.77386934673367</text:p>
          </table:table-cell>
          <table:table-cell office:value-type="float" office:value="1.11111101111011E+198" calcext:value-type="float">
            <text:p>1.11111101111011E+198</text:p>
          </table:table-cell>
          <table:table-cell office:value-type="float" office:value="1.0011111011011E+194" calcext:value-type="float">
            <text:p>1.0011111011011E+19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37019230769231" calcext:value-type="float">
            <text:p>1.37019230769231</text:p>
          </table:table-cell>
          <table:table-cell office:value-type="float" office:value="1.48557692307692" calcext:value-type="float">
            <text:p>1.48557692307692</text:p>
          </table:table-cell>
          <table:table-cell office:value-type="float" office:value="1.37740384615385" calcext:value-type="float">
            <text:p>1.37740384615385</text:p>
          </table:table-cell>
          <table:table-cell office:value-type="float" office:value="2.69230769230769" calcext:value-type="float">
            <text:p>2.69230769230769</text:p>
          </table:table-cell>
          <table:table-cell table:number-columns-repeated="3" office:value-type="float" office:value="2.71153846153846" calcext:value-type="float">
            <text:p>2.71153846153846</text:p>
          </table:table-cell>
          <table:table-cell office:value-type="float" office:value="1.11111101111011E+207" calcext:value-type="float">
            <text:p>1.11111101111011E+207</text:p>
          </table:table-cell>
          <table:table-cell office:value-type="float" office:value="1.0011111011011E+203" calcext:value-type="float">
            <text:p>1.0011111011011E+20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36866359447005" calcext:value-type="float">
            <text:p>1.36866359447005</text:p>
          </table:table-cell>
          <table:table-cell office:value-type="float" office:value="1.45161290322581" calcext:value-type="float">
            <text:p>1.45161290322581</text:p>
          </table:table-cell>
          <table:table-cell office:value-type="float" office:value="1.36866359447005" calcext:value-type="float">
            <text:p>1.36866359447005</text:p>
          </table:table-cell>
          <table:table-cell office:value-type="float" office:value="2.66359447004608" calcext:value-type="float">
            <text:p>2.66359447004608</text:p>
          </table:table-cell>
          <table:table-cell table:number-columns-repeated="3" office:value-type="float" office:value="2.74193548387097" calcext:value-type="float">
            <text:p>2.74193548387097</text:p>
          </table:table-cell>
          <table:table-cell office:value-type="float" office:value="1.11111101111011E+216" calcext:value-type="float">
            <text:p>1.11111101111011E+216</text:p>
          </table:table-cell>
          <table:table-cell office:value-type="float" office:value="1.0011111011011E+212" calcext:value-type="float">
            <text:p>1.0011111011011E+2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36725663716814" calcext:value-type="float">
            <text:p>1.36725663716814</text:p>
          </table:table-cell>
          <table:table-cell office:value-type="float" office:value="1.44690265486726" calcext:value-type="float">
            <text:p>1.44690265486726</text:p>
          </table:table-cell>
          <table:table-cell office:value-type="float" office:value="1.37610619469027" calcext:value-type="float">
            <text:p>1.37610619469027</text:p>
          </table:table-cell>
          <table:table-cell office:value-type="float" office:value="2.63716814159292" calcext:value-type="float">
            <text:p>2.63716814159292</text:p>
          </table:table-cell>
          <table:table-cell table:number-columns-repeated="3" office:value-type="float" office:value="2.74336283185841" calcext:value-type="float">
            <text:p>2.74336283185841</text:p>
          </table:table-cell>
          <table:table-cell office:value-type="float" office:value="1.11111101111011E+225" calcext:value-type="float">
            <text:p>1.11111101111011E+225</text:p>
          </table:table-cell>
          <table:table-cell office:value-type="float" office:value="1.0011111011011E+221" calcext:value-type="float">
            <text:p>1.0011111011011E+2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39148936170213" calcext:value-type="float">
            <text:p>1.39148936170213</text:p>
          </table:table-cell>
          <table:table-cell office:value-type="float" office:value="1.45531914893617" calcext:value-type="float">
            <text:p>1.45531914893617</text:p>
          </table:table-cell>
          <table:table-cell office:value-type="float" office:value="1.36808510638298" calcext:value-type="float">
            <text:p>1.36808510638298</text:p>
          </table:table-cell>
          <table:table-cell office:value-type="float" office:value="2.68085106382979" calcext:value-type="float">
            <text:p>2.68085106382979</text:p>
          </table:table-cell>
          <table:table-cell table:number-columns-repeated="3" office:value-type="float" office:value="2.74042553191489" calcext:value-type="float">
            <text:p>2.74042553191489</text:p>
          </table:table-cell>
          <table:table-cell office:value-type="float" office:value="1.11111101111011E+234" calcext:value-type="float">
            <text:p>1.11111101111011E+234</text:p>
          </table:table-cell>
          <table:table-cell office:value-type="float" office:value="1.0011111011011E+230" calcext:value-type="float">
            <text:p>1.0011111011011E+2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37295081967213" calcext:value-type="float">
            <text:p>1.37295081967213</text:p>
          </table:table-cell>
          <table:table-cell office:value-type="float" office:value="1.45901639344262" calcext:value-type="float">
            <text:p>1.45901639344262</text:p>
          </table:table-cell>
          <table:table-cell office:value-type="float" office:value="1.375" calcext:value-type="float">
            <text:p>1.375</text:p>
          </table:table-cell>
          <table:table-cell office:value-type="float" office:value="2.69672131147541" calcext:value-type="float">
            <text:p>2.69672131147541</text:p>
          </table:table-cell>
          <table:table-cell table:number-columns-repeated="3" office:value-type="float" office:value="2.72540983606557" calcext:value-type="float">
            <text:p>2.72540983606557</text:p>
          </table:table-cell>
          <table:table-cell office:value-type="float" office:value="1.11111101111011E+243" calcext:value-type="float">
            <text:p>1.11111101111011E+243</text:p>
          </table:table-cell>
          <table:table-cell office:value-type="float" office:value="1.0011111011011E+239" calcext:value-type="float">
            <text:p>1.0011111011011E+2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0711462450593" calcext:value-type="float">
            <text:p>1.40711462450593</text:p>
          </table:table-cell>
          <table:table-cell office:value-type="float" office:value="1.46245059288538" calcext:value-type="float">
            <text:p>1.46245059288538</text:p>
          </table:table-cell>
          <table:table-cell office:value-type="float" office:value="1.35375494071146" calcext:value-type="float">
            <text:p>1.35375494071146</text:p>
          </table:table-cell>
          <table:table-cell office:value-type="float" office:value="2.71146245059289" calcext:value-type="float">
            <text:p>2.71146245059289</text:p>
          </table:table-cell>
          <table:table-cell table:number-columns-repeated="3" office:value-type="float" office:value="2.73913043478261" calcext:value-type="float">
            <text:p>2.73913043478261</text:p>
          </table:table-cell>
          <table:table-cell office:value-type="float" office:value="1.11111101111011E+252" calcext:value-type="float">
            <text:p>1.11111101111011E+252</text:p>
          </table:table-cell>
          <table:table-cell office:value-type="float" office:value="1.0011111011011E+248" calcext:value-type="float">
            <text:p>1.0011111011011E+24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38549618320611" calcext:value-type="float">
            <text:p>1.38549618320611</text:p>
          </table:table-cell>
          <table:table-cell office:value-type="float" office:value="1.43893129770992" calcext:value-type="float">
            <text:p>1.43893129770992</text:p>
          </table:table-cell>
          <table:table-cell office:value-type="float" office:value="1.37404580152672" calcext:value-type="float">
            <text:p>1.37404580152672</text:p>
          </table:table-cell>
          <table:table-cell office:value-type="float" office:value="2.67175572519084" calcext:value-type="float">
            <text:p>2.67175572519084</text:p>
          </table:table-cell>
          <table:table-cell table:number-columns-repeated="3" office:value-type="float" office:value="2.69847328244275" calcext:value-type="float">
            <text:p>2.69847328244275</text:p>
          </table:table-cell>
          <table:table-cell office:value-type="float" office:value="1.11111101111011E+261" calcext:value-type="float">
            <text:p>1.11111101111011E+261</text:p>
          </table:table-cell>
          <table:table-cell office:value-type="float" office:value="1.0011111011011E+257" calcext:value-type="float">
            <text:p>1.0011111011011E+25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39114391143911" calcext:value-type="float">
            <text:p>1.39114391143911</text:p>
          </table:table-cell>
          <table:table-cell office:value-type="float" office:value="1.44280442804428" calcext:value-type="float">
            <text:p>1.44280442804428</text:p>
          </table:table-cell>
          <table:table-cell office:value-type="float" office:value="1.38007380073801" calcext:value-type="float">
            <text:p>1.38007380073801</text:p>
          </table:table-cell>
          <table:table-cell office:value-type="float" office:value="2.63468634686347" calcext:value-type="float">
            <text:p>2.63468634686347</text:p>
          </table:table-cell>
          <table:table-cell table:number-columns-repeated="3" office:value-type="float" office:value="2.71217712177122" calcext:value-type="float">
            <text:p>2.71217712177122</text:p>
          </table:table-cell>
          <table:table-cell office:value-type="float" office:value="1.11111101111011E+270" calcext:value-type="float">
            <text:p>1.11111101111011E+270</text:p>
          </table:table-cell>
          <table:table-cell office:value-type="float" office:value="1.0011111011011E+266" calcext:value-type="float">
            <text:p>1.0011111011011E+26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1.42142857142857" calcext:value-type="float">
            <text:p>1.42142857142857</text:p>
          </table:table-cell>
          <table:table-cell office:value-type="float" office:value="1.36071428571429" calcext:value-type="float">
            <text:p>1.36071428571429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.675" calcext:value-type="float">
            <text:p>2.675</text:p>
          </table:table-cell>
          <table:table-cell office:value-type="float" office:value="1.11111101111011E+279" calcext:value-type="float">
            <text:p>1.11111101111011E+279</text:p>
          </table:table-cell>
          <table:table-cell office:value-type="float" office:value="1.0011111011011E+275" calcext:value-type="float">
            <text:p>1.0011111011011E+27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0138408304498" calcext:value-type="float">
            <text:p>1.40138408304498</text:p>
          </table:table-cell>
          <table:table-cell office:value-type="float" office:value="1.42560553633218" calcext:value-type="float">
            <text:p>1.42560553633218</text:p>
          </table:table-cell>
          <table:table-cell office:value-type="float" office:value="1.3719723183391" calcext:value-type="float">
            <text:p>1.3719723183391</text:p>
          </table:table-cell>
          <table:table-cell office:value-type="float" office:value="2.51903114186851" calcext:value-type="float">
            <text:p>2.51903114186851</text:p>
          </table:table-cell>
          <table:table-cell table:number-columns-repeated="3" office:value-type="float" office:value="2.68166089965398" calcext:value-type="float">
            <text:p>2.68166089965398</text:p>
          </table:table-cell>
          <table:table-cell office:value-type="float" office:value="1.11111101111011E+288" calcext:value-type="float">
            <text:p>1.11111101111011E+288</text:p>
          </table:table-cell>
          <table:table-cell office:value-type="float" office:value="1.0011111011011E+284" calcext:value-type="float">
            <text:p>1.0011111011011E+28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0604026845638" calcext:value-type="float">
            <text:p>1.40604026845638</text:p>
          </table:table-cell>
          <table:table-cell office:value-type="float" office:value="1.42953020134228" calcext:value-type="float">
            <text:p>1.42953020134228</text:p>
          </table:table-cell>
          <table:table-cell office:value-type="float" office:value="1.34395973154362" calcext:value-type="float">
            <text:p>1.34395973154362</text:p>
          </table:table-cell>
          <table:table-cell office:value-type="float" office:value="2.55704697986577" calcext:value-type="float">
            <text:p>2.55704697986577</text:p>
          </table:table-cell>
          <table:table-cell table:number-columns-repeated="3" office:value-type="float" office:value="2.66778523489933" calcext:value-type="float">
            <text:p>2.66778523489933</text:p>
          </table:table-cell>
          <table:table-cell office:value-type="float" office:value="1.11111101111011E+297" calcext:value-type="float">
            <text:p>1.11111101111011E+297</text:p>
          </table:table-cell>
          <table:table-cell office:value-type="float" office:value="1.0011111011011E+293" calcext:value-type="float">
            <text:p>1.0011111011011E+29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1042345276873" calcext:value-type="float">
            <text:p>1.41042345276873</text:p>
          </table:table-cell>
          <table:table-cell office:value-type="float" office:value="1.43322475570033" calcext:value-type="float">
            <text:p>1.43322475570033</text:p>
          </table:table-cell>
          <table:table-cell office:value-type="float" office:value="1.36970684039088" calcext:value-type="float">
            <text:p>1.36970684039088</text:p>
          </table:table-cell>
          <table:table-cell office:value-type="float" office:value="2.54723127035831" calcext:value-type="float">
            <text:p>2.54723127035831</text:p>
          </table:table-cell>
          <table:table-cell table:number-columns-repeated="3" office:value-type="float" office:value="2.68078175895765" calcext:value-type="float">
            <text:p>2.68078175895765</text:p>
          </table:table-cell>
          <table:table-cell office:value-type="float" office:value="1.11111101111011E+306" calcext:value-type="float">
            <text:p>1.11111101111011E+306</text:p>
          </table:table-cell>
          <table:table-cell office:value-type="float" office:value="1.0011111011011E+302" calcext:value-type="float">
            <text:p>1.0011111011011E+30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1.41455696202532" calcext:value-type="float">
            <text:p>1.41455696202532</text:p>
          </table:table-cell>
          <table:table-cell office:value-type="float" office:value="1.36867088607595" calcext:value-type="float">
            <text:p>1.36867088607595</text:p>
          </table:table-cell>
          <table:table-cell office:value-type="float" office:value="2.58860759493671" calcext:value-type="float">
            <text:p>2.58860759493671</text:p>
          </table:table-cell>
          <table:table-cell table:number-columns-repeated="3" office:value-type="float" office:value="2.68987341772152" calcext:value-type="float">
            <text:p>2.68987341772152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39692307692308" calcext:value-type="float">
            <text:p>1.39692307692308</text:p>
          </table:table-cell>
          <table:table-cell office:value-type="float" office:value="1.41846153846154" calcext:value-type="float">
            <text:p>1.41846153846154</text:p>
          </table:table-cell>
          <table:table-cell office:value-type="float" office:value="1.36769230769231" calcext:value-type="float">
            <text:p>1.36769230769231</text:p>
          </table:table-cell>
          <table:table-cell office:value-type="float" office:value="2.57230769230769" calcext:value-type="float">
            <text:p>2.57230769230769</text:p>
          </table:table-cell>
          <table:table-cell table:number-columns-repeated="3" office:value-type="float" office:value="2.64923076923077" calcext:value-type="float">
            <text:p>2.64923076923077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38023952095808" calcext:value-type="float">
            <text:p>1.38023952095808</text:p>
          </table:table-cell>
          <table:table-cell office:value-type="float" office:value="1.42215568862275" calcext:value-type="float">
            <text:p>1.42215568862275</text:p>
          </table:table-cell>
          <table:table-cell office:value-type="float" office:value="1.36676646706587" calcext:value-type="float">
            <text:p>1.36676646706587</text:p>
          </table:table-cell>
          <table:table-cell office:value-type="float" office:value="2.55688622754491" calcext:value-type="float">
            <text:p>2.55688622754491</text:p>
          </table:table-cell>
          <table:table-cell table:number-columns-repeated="3" office:value-type="float" office:value="2.68263473053892" calcext:value-type="float">
            <text:p>2.68263473053892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38483965014577" calcext:value-type="float">
            <text:p>1.38483965014577</text:p>
          </table:table-cell>
          <table:table-cell office:value-type="float" office:value="1.42565597667638" calcext:value-type="float">
            <text:p>1.42565597667638</text:p>
          </table:table-cell>
          <table:table-cell office:value-type="float" office:value="1.36588921282799" calcext:value-type="float">
            <text:p>1.36588921282799</text:p>
          </table:table-cell>
          <table:table-cell office:value-type="float" office:value="2.54810495626822" calcext:value-type="float">
            <text:p>2.54810495626822</text:p>
          </table:table-cell>
          <table:table-cell table:number-columns-repeated="3" office:value-type="float" office:value="2.67055393586006" calcext:value-type="float">
            <text:p>2.67055393586006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38920454545455" calcext:value-type="float">
            <text:p>1.38920454545455</text:p>
          </table:table-cell>
          <table:table-cell office:value-type="float" office:value="1.42897727272727" calcext:value-type="float">
            <text:p>1.42897727272727</text:p>
          </table:table-cell>
          <table:table-cell office:value-type="float" office:value="1.35369318181818" calcext:value-type="float">
            <text:p>1.35369318181818</text:p>
          </table:table-cell>
          <table:table-cell office:value-type="float" office:value="2.58522727272727" calcext:value-type="float">
            <text:p>2.58522727272727</text:p>
          </table:table-cell>
          <table:table-cell table:number-columns-repeated="3" office:value-type="float" office:value="2.65909090909091" calcext:value-type="float">
            <text:p>2.65909090909091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39335180055402" calcext:value-type="float">
            <text:p>1.39335180055402</text:p>
          </table:table-cell>
          <table:table-cell office:value-type="float" office:value="1.43213296398892" calcext:value-type="float">
            <text:p>1.43213296398892</text:p>
          </table:table-cell>
          <table:table-cell office:value-type="float" office:value="1.35318559556787" calcext:value-type="float">
            <text:p>1.35318559556787</text:p>
          </table:table-cell>
          <table:table-cell office:value-type="float" office:value="2.57617728531856" calcext:value-type="float">
            <text:p>2.57617728531856</text:p>
          </table:table-cell>
          <table:table-cell table:number-columns-repeated="3" office:value-type="float" office:value="2.67036011080332" calcext:value-type="float">
            <text:p>2.67036011080332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3972972972973" calcext:value-type="float">
            <text:p>1.3972972972973</text:p>
          </table:table-cell>
          <table:table-cell office:value-type="float" office:value="1.41621621621622" calcext:value-type="float">
            <text:p>1.41621621621622</text:p>
          </table:table-cell>
          <table:table-cell office:value-type="float" office:value="1.3527027027027" calcext:value-type="float">
            <text:p>1.3527027027027</text:p>
          </table:table-cell>
          <table:table-cell office:value-type="float" office:value="2.56756756756757" calcext:value-type="float">
            <text:p>2.56756756756757</text:p>
          </table:table-cell>
          <table:table-cell table:number-columns-repeated="3" office:value-type="float" office:value="2.63513513513513" calcext:value-type="float">
            <text:p>2.63513513513513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0105540897098" calcext:value-type="float">
            <text:p>1.40105540897098</text:p>
          </table:table-cell>
          <table:table-cell office:value-type="float" office:value="1.41952506596306" calcext:value-type="float">
            <text:p>1.41952506596306</text:p>
          </table:table-cell>
          <table:table-cell office:value-type="float" office:value="1.36279683377309" calcext:value-type="float">
            <text:p>1.36279683377309</text:p>
          </table:table-cell>
          <table:table-cell office:value-type="float" office:value="2.60158311345646" calcext:value-type="float">
            <text:p>2.60158311345646</text:p>
          </table:table-cell>
          <table:table-cell table:number-columns-repeated="3" office:value-type="float" office:value="2.688654353562" calcext:value-type="float">
            <text:p>2.688654353562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38659793814433" calcext:value-type="float">
            <text:p>1.38659793814433</text:p>
          </table:table-cell>
          <table:table-cell office:value-type="float" office:value="1.40463917525773" calcext:value-type="float">
            <text:p>1.40463917525773</text:p>
          </table:table-cell>
          <table:table-cell office:value-type="float" office:value="1.36211340206186" calcext:value-type="float">
            <text:p>1.36211340206186</text:p>
          </table:table-cell>
          <table:table-cell office:value-type="float" office:value="2.58762886597938" calcext:value-type="float">
            <text:p>2.58762886597938</text:p>
          </table:table-cell>
          <table:table-cell table:number-columns-repeated="3" office:value-type="float" office:value="2.67268041237113" calcext:value-type="float">
            <text:p>2.67268041237113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3904282115869" calcext:value-type="float">
            <text:p>1.3904282115869</text:p>
          </table:table-cell>
          <table:table-cell office:value-type="float" office:value="1.4080604534005" calcext:value-type="float">
            <text:p>1.4080604534005</text:p>
          </table:table-cell>
          <table:table-cell office:value-type="float" office:value="1.36146095717884" calcext:value-type="float">
            <text:p>1.36146095717884</text:p>
          </table:table-cell>
          <table:table-cell office:value-type="float" office:value="2.53904282115869" calcext:value-type="float">
            <text:p>2.53904282115869</text:p>
          </table:table-cell>
          <table:table-cell table:number-columns-repeated="3" office:value-type="float" office:value="2.6624685138539" calcext:value-type="float">
            <text:p>2.6624685138539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1.39408866995074" calcext:value-type="float">
            <text:p>1.39408866995074</text:p>
          </table:table-cell>
          <table:table-cell office:value-type="float" office:value="1.34113300492611" calcext:value-type="float">
            <text:p>1.34113300492611</text:p>
          </table:table-cell>
          <table:table-cell office:value-type="float" office:value="2.5320197044335" calcext:value-type="float">
            <text:p>2.5320197044335</text:p>
          </table:table-cell>
          <table:table-cell table:number-columns-repeated="3" office:value-type="float" office:value="2.66995073891626" calcext:value-type="float">
            <text:p>2.66995073891626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38072289156627" calcext:value-type="float">
            <text:p>1.38072289156627</text:p>
          </table:table-cell>
          <table:table-cell office:value-type="float" office:value="1.39759036144578" calcext:value-type="float">
            <text:p>1.39759036144578</text:p>
          </table:table-cell>
          <table:table-cell office:value-type="float" office:value="1.35060240963855" calcext:value-type="float">
            <text:p>1.35060240963855</text:p>
          </table:table-cell>
          <table:table-cell office:value-type="float" office:value="2.55903614457831" calcext:value-type="float">
            <text:p>2.55903614457831</text:p>
          </table:table-cell>
          <table:table-cell table:number-columns-repeated="3" office:value-type="float" office:value="2.67710843373494" calcext:value-type="float">
            <text:p>2.67710843373494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38443396226415" calcext:value-type="float">
            <text:p>1.38443396226415</text:p>
          </table:table-cell>
          <table:table-cell office:value-type="float" office:value="1.40094339622642" calcext:value-type="float">
            <text:p>1.40094339622642</text:p>
          </table:table-cell>
          <table:table-cell office:value-type="float" office:value="1.3313679245283" calcext:value-type="float">
            <text:p>1.3313679245283</text:p>
          </table:table-cell>
          <table:table-cell office:value-type="float" office:value="2.55188679245283" calcext:value-type="float">
            <text:p>2.55188679245283</text:p>
          </table:table-cell>
          <table:table-cell table:number-columns-repeated="3" office:value-type="float" office:value="2.66745283018868" calcext:value-type="float">
            <text:p>2.66745283018868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37182448036952" calcext:value-type="float">
            <text:p>1.37182448036952</text:p>
          </table:table-cell>
          <table:table-cell office:value-type="float" office:value="1.38799076212471" calcext:value-type="float">
            <text:p>1.38799076212471</text:p>
          </table:table-cell>
          <table:table-cell office:value-type="float" office:value="1.35912240184758" calcext:value-type="float">
            <text:p>1.35912240184758</text:p>
          </table:table-cell>
          <table:table-cell office:value-type="float" office:value="2.57736720554273" calcext:value-type="float">
            <text:p>2.57736720554273</text:p>
          </table:table-cell>
          <table:table-cell table:number-columns-repeated="3" office:value-type="float" office:value="2.61662817551963" calcext:value-type="float">
            <text:p>2.61662817551963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35972850678733" calcext:value-type="float">
            <text:p>1.35972850678733</text:p>
          </table:table-cell>
          <table:table-cell office:value-type="float" office:value="1.39140271493213" calcext:value-type="float">
            <text:p>1.39140271493213</text:p>
          </table:table-cell>
          <table:table-cell office:value-type="float" office:value="1.34049773755656" calcext:value-type="float">
            <text:p>1.34049773755656</text:p>
          </table:table-cell>
          <table:table-cell office:value-type="float" office:value="2.60180995475113" calcext:value-type="float">
            <text:p>2.60180995475113</text:p>
          </table:table-cell>
          <table:table-cell table:number-columns-repeated="3" office:value-type="float" office:value="2.62443438914027" calcext:value-type="float">
            <text:p>2.62443438914027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.39467849223947" calcext:value-type="float">
            <text:p>1.39467849223947</text:p>
          </table:table-cell>
          <table:table-cell office:value-type="float" office:value="1.32261640798226" calcext:value-type="float">
            <text:p>1.32261640798226</text:p>
          </table:table-cell>
          <table:table-cell office:value-type="float" office:value="2.59423503325942" calcext:value-type="float">
            <text:p>2.59423503325942</text:p>
          </table:table-cell>
          <table:table-cell table:number-columns-repeated="3" office:value-type="float" office:value="2.63414634146341" calcext:value-type="float">
            <text:p>2.63414634146341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36739130434783" calcext:value-type="float">
            <text:p>1.36739130434783</text:p>
          </table:table-cell>
          <table:table-cell office:value-type="float" office:value="1.38260869565217" calcext:value-type="float">
            <text:p>1.38260869565217</text:p>
          </table:table-cell>
          <table:table-cell office:value-type="float" office:value="1.34021739130435" calcext:value-type="float">
            <text:p>1.34021739130435</text:p>
          </table:table-cell>
          <table:table-cell office:value-type="float" office:value="2.58695652173913" calcext:value-type="float">
            <text:p>2.58695652173913</text:p>
          </table:table-cell>
          <table:table-cell table:number-columns-repeated="3" office:value-type="float" office:value="2.62391304347826" calcext:value-type="float">
            <text:p>2.62391304347826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37100213219616" calcext:value-type="float">
            <text:p>1.37100213219616</text:p>
          </table:table-cell>
          <table:table-cell office:value-type="float" office:value="1.38592750533049" calcext:value-type="float">
            <text:p>1.38592750533049</text:p>
          </table:table-cell>
          <table:table-cell office:value-type="float" office:value="1.33155650319829" calcext:value-type="float">
            <text:p>1.33155650319829</text:p>
          </table:table-cell>
          <table:table-cell office:value-type="float" office:value="2.57995735607676" calcext:value-type="float">
            <text:p>2.57995735607676</text:p>
          </table:table-cell>
          <table:table-cell table:number-columns-repeated="3" office:value-type="float" office:value="2.59914712153518" calcext:value-type="float">
            <text:p>2.59914712153518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35983263598326" calcext:value-type="float">
            <text:p>1.35983263598326</text:p>
          </table:table-cell>
          <table:table-cell office:value-type="float" office:value="1.38912133891213" calcext:value-type="float">
            <text:p>1.38912133891213</text:p>
          </table:table-cell>
          <table:table-cell office:value-type="float" office:value="1.33995815899582" calcext:value-type="float">
            <text:p>1.33995815899582</text:p>
          </table:table-cell>
          <table:table-cell office:value-type="float" office:value="2.56903765690377" calcext:value-type="float">
            <text:p>2.56903765690377</text:p>
          </table:table-cell>
          <table:table-cell table:number-columns-repeated="3" office:value-type="float" office:value="2.60669456066946" calcext:value-type="float">
            <text:p>2.60669456066946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36344969199179" calcext:value-type="float">
            <text:p>1.36344969199179</text:p>
          </table:table-cell>
          <table:table-cell office:value-type="float" office:value="1.39219712525667" calcext:value-type="float">
            <text:p>1.39219712525667</text:p>
          </table:table-cell>
          <table:table-cell office:value-type="float" office:value="1.34804928131417" calcext:value-type="float">
            <text:p>1.34804928131417</text:p>
          </table:table-cell>
          <table:table-cell office:value-type="float" office:value="2.56262833675565" calcext:value-type="float">
            <text:p>2.56262833675565</text:p>
          </table:table-cell>
          <table:table-cell table:number-columns-repeated="3" office:value-type="float" office:value="2.59958932238193" calcext:value-type="float">
            <text:p>2.59958932238193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36693548387097" calcext:value-type="float">
            <text:p>1.36693548387097</text:p>
          </table:table-cell>
          <table:table-cell office:value-type="float" office:value="1.38104838709677" calcext:value-type="float">
            <text:p>1.38104838709677</text:p>
          </table:table-cell>
          <table:table-cell office:value-type="float" office:value="1.33165322580645" calcext:value-type="float">
            <text:p>1.33165322580645</text:p>
          </table:table-cell>
          <table:table-cell office:value-type="float" office:value="2.58870967741935" calcext:value-type="float">
            <text:p>2.58870967741935</text:p>
          </table:table-cell>
          <table:table-cell table:number-columns-repeated="3" office:value-type="float" office:value="2.62298387096774" calcext:value-type="float">
            <text:p>2.62298387096774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35643564356436" calcext:value-type="float">
            <text:p>1.35643564356436</text:p>
          </table:table-cell>
          <table:table-cell office:value-type="float" office:value="1.38415841584158" calcext:value-type="float">
            <text:p>1.38415841584158</text:p>
          </table:table-cell>
          <table:table-cell office:value-type="float" office:value="1.32376237623762" calcext:value-type="float">
            <text:p>1.32376237623762</text:p>
          </table:table-cell>
          <table:table-cell office:value-type="float" office:value="2.57821782178218" calcext:value-type="float">
            <text:p>2.57821782178218</text:p>
          </table:table-cell>
          <table:table-cell table:number-columns-repeated="3" office:value-type="float" office:value="2.62970297029703" calcext:value-type="float">
            <text:p>2.62970297029703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35992217898833" calcext:value-type="float">
            <text:p>1.35992217898833</text:p>
          </table:table-cell>
          <table:table-cell office:value-type="float" office:value="1.37354085603113" calcext:value-type="float">
            <text:p>1.37354085603113</text:p>
          </table:table-cell>
          <table:table-cell office:value-type="float" office:value="1.33171206225681" calcext:value-type="float">
            <text:p>1.33171206225681</text:p>
          </table:table-cell>
          <table:table-cell office:value-type="float" office:value="2.60311284046693" calcext:value-type="float">
            <text:p>2.60311284046693</text:p>
          </table:table-cell>
          <table:table-cell table:number-columns-repeated="3" office:value-type="float" office:value="2.63618677042802" calcext:value-type="float">
            <text:p>2.63618677042802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36328871892925" calcext:value-type="float">
            <text:p>1.36328871892925</text:p>
          </table:table-cell>
          <table:table-cell office:value-type="float" office:value="1.37667304015296" calcext:value-type="float">
            <text:p>1.37667304015296</text:p>
          </table:table-cell>
          <table:table-cell office:value-type="float" office:value="1.33938814531549" calcext:value-type="float">
            <text:p>1.33938814531549</text:p>
          </table:table-cell>
          <table:table-cell office:value-type="float" office:value="2.59655831739962" calcext:value-type="float">
            <text:p>2.59655831739962</text:p>
          </table:table-cell>
          <table:table-cell table:number-columns-repeated="3" office:value-type="float" office:value="2.62906309751434" calcext:value-type="float">
            <text:p>2.62906309751434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float" office:value="1.36654135338346" calcext:value-type="float">
            <text:p>1.36654135338346</text:p>
          </table:table-cell>
          <table:table-cell office:value-type="float" office:value="1.32424812030075" calcext:value-type="float">
            <text:p>1.32424812030075</text:p>
          </table:table-cell>
          <table:table-cell office:value-type="float" office:value="2.59022556390977" calcext:value-type="float">
            <text:p>2.59022556390977</text:p>
          </table:table-cell>
          <table:table-cell table:number-columns-repeated="3" office:value-type="float" office:value="2.6203007518797" calcext:value-type="float">
            <text:p>2.6203007518797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35674676524954" calcext:value-type="float">
            <text:p>1.35674676524954</text:p>
          </table:table-cell>
          <table:table-cell office:value-type="float" office:value="1.36968576709797" calcext:value-type="float">
            <text:p>1.36968576709797</text:p>
          </table:table-cell>
          <table:table-cell office:value-type="float" office:value="1.33918669131238" calcext:value-type="float">
            <text:p>1.33918669131238</text:p>
          </table:table-cell>
          <table:table-cell office:value-type="float" office:value="2.58040665434381" calcext:value-type="float">
            <text:p>2.58040665434381</text:p>
          </table:table-cell>
          <table:table-cell table:number-columns-repeated="3" office:value-type="float" office:value="2.61182994454713" calcext:value-type="float">
            <text:p>2.61182994454713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36" calcext:value-type="float">
            <text:p>1.36</text:p>
          </table:table-cell>
          <table:table-cell office:value-type="float" office:value="1.37272727272727" calcext:value-type="float">
            <text:p>1.37272727272727</text:p>
          </table:table-cell>
          <table:table-cell office:value-type="float" office:value="1.33181818181818" calcext:value-type="float">
            <text:p>1.33181818181818</text:p>
          </table:table-cell>
          <table:table-cell office:value-type="float" office:value="2.57454545454545" calcext:value-type="float">
            <text:p>2.57454545454545</text:p>
          </table:table-cell>
          <table:table-cell table:number-columns-repeated="3" office:value-type="float" office:value="2.63454545454545" calcext:value-type="float">
            <text:p>2.63454545454545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.36314847942755" calcext:value-type="float">
            <text:p>1.36314847942755</text:p>
          </table:table-cell>
          <table:table-cell office:value-type="float" office:value="1.33899821109123" calcext:value-type="float">
            <text:p>1.33899821109123</text:p>
          </table:table-cell>
          <table:table-cell office:value-type="float" office:value="2.54025044722719" calcext:value-type="float">
            <text:p>2.54025044722719</text:p>
          </table:table-cell>
          <table:table-cell table:number-columns-repeated="3" office:value-type="float" office:value="2.62611806797853" calcext:value-type="float">
            <text:p>2.62611806797853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35387323943662" calcext:value-type="float">
            <text:p>1.35387323943662</text:p>
          </table:table-cell>
          <table:table-cell office:value-type="float" office:value="1.36619718309859" calcext:value-type="float">
            <text:p>1.36619718309859</text:p>
          </table:table-cell>
          <table:table-cell office:value-type="float" office:value="1.32482394366197" calcext:value-type="float">
            <text:p>1.32482394366197</text:p>
          </table:table-cell>
          <table:table-cell office:value-type="float" office:value="2.53169014084507" calcext:value-type="float">
            <text:p>2.53169014084507</text:p>
          </table:table-cell>
          <table:table-cell table:number-columns-repeated="3" office:value-type="float" office:value="2.63204225352113" calcext:value-type="float">
            <text:p>2.63204225352113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float" office:value="1.36048526863085" calcext:value-type="float">
            <text:p>1.36048526863085</text:p>
          </table:table-cell>
          <table:table-cell office:value-type="float" office:value="1.33188908145581" calcext:value-type="float">
            <text:p>1.33188908145581</text:p>
          </table:table-cell>
          <table:table-cell office:value-type="float" office:value="2.52339688041594" calcext:value-type="float">
            <text:p>2.52339688041594</text:p>
          </table:table-cell>
          <table:table-cell table:number-columns-repeated="3" office:value-type="float" office:value="2.62045060658579" calcext:value-type="float">
            <text:p>2.62045060658579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35324232081911" calcext:value-type="float">
            <text:p>1.35324232081911</text:p>
          </table:table-cell>
          <table:table-cell office:value-type="float" office:value="1.36689419795222" calcext:value-type="float">
            <text:p>1.36689419795222</text:p>
          </table:table-cell>
          <table:table-cell office:value-type="float" office:value="1.33873720136519" calcext:value-type="float">
            <text:p>1.33873720136519</text:p>
          </table:table-cell>
          <table:table-cell office:value-type="float" office:value="2.53924914675768" calcext:value-type="float">
            <text:p>2.53924914675768</text:p>
          </table:table-cell>
          <table:table-cell table:number-columns-repeated="3" office:value-type="float" office:value="2.63481228668942" calcext:value-type="float">
            <text:p>2.63481228668942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35966386554622" calcext:value-type="float">
            <text:p>1.35966386554622</text:p>
          </table:table-cell>
          <table:table-cell office:value-type="float" office:value="1.37310924369748" calcext:value-type="float">
            <text:p>1.37310924369748</text:p>
          </table:table-cell>
          <table:table-cell office:value-type="float" office:value="1.33193277310924" calcext:value-type="float">
            <text:p>1.33193277310924</text:p>
          </table:table-cell>
          <table:table-cell office:value-type="float" office:value="2.58151260504202" calcext:value-type="float">
            <text:p>2.58151260504202</text:p>
          </table:table-cell>
          <table:table-cell table:number-columns-repeated="3" office:value-type="float" office:value="2.63529411764706" calcext:value-type="float">
            <text:p>2.63529411764706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35264900662252" calcext:value-type="float">
            <text:p>1.35264900662252</text:p>
          </table:table-cell>
          <table:table-cell office:value-type="float" office:value="1.3658940397351" calcext:value-type="float">
            <text:p>1.3658940397351</text:p>
          </table:table-cell>
          <table:table-cell office:value-type="float" office:value="1.32533112582781" calcext:value-type="float">
            <text:p>1.32533112582781</text:p>
          </table:table-cell>
          <table:table-cell office:value-type="float" office:value="2.59602649006622" calcext:value-type="float">
            <text:p>2.59602649006622</text:p>
          </table:table-cell>
          <table:table-cell table:number-columns-repeated="3" office:value-type="float" office:value="2.62251655629139" calcext:value-type="float">
            <text:p>2.62251655629139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1.35889070146819" calcext:value-type="float">
            <text:p>1.35889070146819</text:p>
          </table:table-cell>
          <table:table-cell office:value-type="float" office:value="1.3189233278956" calcext:value-type="float">
            <text:p>1.3189233278956</text:p>
          </table:table-cell>
          <table:table-cell office:value-type="float" office:value="2.53181076672104" calcext:value-type="float">
            <text:p>2.53181076672104</text:p>
          </table:table-cell>
          <table:table-cell table:number-columns-repeated="3" office:value-type="float" office:value="2.61011419249592" calcext:value-type="float">
            <text:p>2.61011419249592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35209003215434" calcext:value-type="float">
            <text:p>1.35209003215434</text:p>
          </table:table-cell>
          <table:table-cell office:value-type="float" office:value="1.36495176848875" calcext:value-type="float">
            <text:p>1.36495176848875</text:p>
          </table:table-cell>
          <table:table-cell office:value-type="float" office:value="1.31913183279743" calcext:value-type="float">
            <text:p>1.31913183279743</text:p>
          </table:table-cell>
          <table:table-cell office:value-type="float" office:value="2.52090032154341" calcext:value-type="float">
            <text:p>2.52090032154341</text:p>
          </table:table-cell>
          <table:table-cell table:number-columns-repeated="3" office:value-type="float" office:value="2.61093247588424" calcext:value-type="float">
            <text:p>2.61093247588424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34548335974643" calcext:value-type="float">
            <text:p>1.34548335974643</text:p>
          </table:table-cell>
          <table:table-cell office:value-type="float" office:value="1.3581616481775" calcext:value-type="float">
            <text:p>1.3581616481775</text:p>
          </table:table-cell>
          <table:table-cell office:value-type="float" office:value="1.31299524564184" calcext:value-type="float">
            <text:p>1.31299524564184</text:p>
          </table:table-cell>
          <table:table-cell office:value-type="float" office:value="2.51030110935024" calcext:value-type="float">
            <text:p>2.51030110935024</text:p>
          </table:table-cell>
          <table:table-cell table:number-columns-repeated="3" office:value-type="float" office:value="2.59904912836767" calcext:value-type="float">
            <text:p>2.59904912836767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3515625" calcext:value-type="float">
            <text:p>1.3515625</text:p>
          </table:table-cell>
          <table:table-cell office:value-type="float" office:value="1.3640625" calcext:value-type="float">
            <text:p>1.3640625</text:p>
          </table:table-cell>
          <table:table-cell office:value-type="float" office:value="1.31953125" calcext:value-type="float">
            <text:p>1.31953125</text:p>
          </table:table-cell>
          <table:table-cell office:value-type="float" office:value="2.525" calcext:value-type="float">
            <text:p>2.525</text:p>
          </table:table-cell>
          <table:table-cell table:number-columns-repeated="3" office:value-type="float" office:value="2.575" calcext:value-type="float">
            <text:p>2.575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1.35747303543914" calcext:value-type="float">
            <text:p>1.35747303543914</text:p>
          </table:table-cell>
          <table:table-cell office:value-type="float" office:value="1.31972265023112" calcext:value-type="float">
            <text:p>1.31972265023112</text:p>
          </table:table-cell>
          <table:table-cell office:value-type="float" office:value="2.53929121725732" calcext:value-type="float">
            <text:p>2.53929121725732</text:p>
          </table:table-cell>
          <table:table-cell table:number-columns-repeated="3" office:value-type="float" office:value="2.55161787365177" calcext:value-type="float">
            <text:p>2.55161787365177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35106382978723" calcext:value-type="float">
            <text:p>1.35106382978723</text:p>
          </table:table-cell>
          <table:table-cell office:value-type="float" office:value="1.36322188449848" calcext:value-type="float">
            <text:p>1.36322188449848</text:p>
          </table:table-cell>
          <table:table-cell office:value-type="float" office:value="1.31382978723404" calcext:value-type="float">
            <text:p>1.31382978723404</text:p>
          </table:table-cell>
          <table:table-cell office:value-type="float" office:value="2.52887537993921" calcext:value-type="float">
            <text:p>2.52887537993921</text:p>
          </table:table-cell>
          <table:table-cell table:number-columns-repeated="3" office:value-type="float" office:value="2.54103343465046" calcext:value-type="float">
            <text:p>2.54103343465046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3448275862069" calcext:value-type="float">
            <text:p>1.3448275862069</text:p>
          </table:table-cell>
          <table:table-cell office:value-type="float" office:value="1.3568215892054" calcext:value-type="float">
            <text:p>1.3568215892054</text:p>
          </table:table-cell>
          <table:table-cell office:value-type="float" office:value="1.32008995502249" calcext:value-type="float">
            <text:p>1.32008995502249</text:p>
          </table:table-cell>
          <table:table-cell table:number-columns-repeated="4" office:value-type="float" office:value="2.54272863568216" calcext:value-type="float">
            <text:p>2.54272863568216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35059171597633" calcext:value-type="float">
            <text:p>1.35059171597633</text:p>
          </table:table-cell>
          <table:table-cell office:value-type="float" office:value="1.36242603550296" calcext:value-type="float">
            <text:p>1.36242603550296</text:p>
          </table:table-cell>
          <table:table-cell office:value-type="float" office:value="1.31434911242604" calcext:value-type="float">
            <text:p>1.31434911242604</text:p>
          </table:table-cell>
          <table:table-cell office:value-type="float" office:value="2.50887573964497" calcext:value-type="float">
            <text:p>2.50887573964497</text:p>
          </table:table-cell>
          <table:table-cell table:number-columns-repeated="3" office:value-type="float" office:value="2.55621301775148" calcext:value-type="float">
            <text:p>2.55621301775148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34452554744526" calcext:value-type="float">
            <text:p>1.34452554744526</text:p>
          </table:table-cell>
          <table:table-cell office:value-type="float" office:value="1.35620437956204" calcext:value-type="float">
            <text:p>1.35620437956204</text:p>
          </table:table-cell>
          <table:table-cell office:value-type="float" office:value="1.30875912408759" calcext:value-type="float">
            <text:p>1.30875912408759</text:p>
          </table:table-cell>
          <table:table-cell office:value-type="float" office:value="2.4992700729927" calcext:value-type="float">
            <text:p>2.4992700729927</text:p>
          </table:table-cell>
          <table:table-cell table:number-columns-repeated="3" office:value-type="float" office:value="2.52262773722628" calcext:value-type="float">
            <text:p>2.52262773722628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1.35014409221902" calcext:value-type="float">
            <text:p>1.35014409221902</text:p>
          </table:table-cell>
          <table:table-cell office:value-type="float" office:value="1.30475504322767" calcext:value-type="float">
            <text:p>1.30475504322767</text:p>
          </table:table-cell>
          <table:table-cell office:value-type="float" office:value="2.51296829971182" calcext:value-type="float">
            <text:p>2.51296829971182</text:p>
          </table:table-cell>
          <table:table-cell table:number-columns-repeated="3" office:value-type="float" office:value="2.52737752161383" calcext:value-type="float">
            <text:p>2.52737752161383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34423897581792" calcext:value-type="float">
            <text:p>1.34423897581792</text:p>
          </table:table-cell>
          <table:table-cell office:value-type="float" office:value="1.35561877667141" calcext:value-type="float">
            <text:p>1.35561877667141</text:p>
          </table:table-cell>
          <table:table-cell office:value-type="float" office:value="1.29445234708393" calcext:value-type="float">
            <text:p>1.29445234708393</text:p>
          </table:table-cell>
          <table:table-cell office:value-type="float" office:value="2.51209103840683" calcext:value-type="float">
            <text:p>2.51209103840683</text:p>
          </table:table-cell>
          <table:table-cell table:number-columns-repeated="3" office:value-type="float" office:value="2.52631578947368" calcext:value-type="float">
            <text:p>2.52631578947368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3497191011236" calcext:value-type="float">
            <text:p>1.3497191011236</text:p>
          </table:table-cell>
          <table:table-cell office:value-type="float" office:value="1.36095505617978" calcext:value-type="float">
            <text:p>1.36095505617978</text:p>
          </table:table-cell>
          <table:table-cell office:value-type="float" office:value="1.30337078651685" calcext:value-type="float">
            <text:p>1.30337078651685</text:p>
          </table:table-cell>
          <table:table-cell office:value-type="float" office:value="2.46067415730337" calcext:value-type="float">
            <text:p>2.46067415730337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34396671289875" calcext:value-type="float">
            <text:p>1.34396671289875</text:p>
          </table:table-cell>
          <table:table-cell office:value-type="float" office:value="1.35506241331484" calcext:value-type="float">
            <text:p>1.35506241331484</text:p>
          </table:table-cell>
          <table:table-cell office:value-type="float" office:value="1.3120665742025" calcext:value-type="float">
            <text:p>1.3120665742025</text:p>
          </table:table-cell>
          <table:table-cell office:value-type="float" office:value="2.48266296809986" calcext:value-type="float">
            <text:p>2.48266296809986</text:p>
          </table:table-cell>
          <table:table-cell table:number-columns-repeated="3" office:value-type="float" office:value="2.49653259361997" calcext:value-type="float">
            <text:p>2.49653259361997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float" office:value="1.34931506849315" calcext:value-type="float">
            <text:p>1.34931506849315</text:p>
          </table:table-cell>
          <table:table-cell office:value-type="float" office:value="1.30205479452055" calcext:value-type="float">
            <text:p>1.30205479452055</text:p>
          </table:table-cell>
          <table:table-cell office:value-type="float" office:value="2.50684931506849" calcext:value-type="float">
            <text:p>2.50684931506849</text:p>
          </table:table-cell>
          <table:table-cell table:number-columns-repeated="3" office:value-type="float" office:value="2.51917808219178" calcext:value-type="float">
            <text:p>2.51917808219178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34370771312585" calcext:value-type="float">
            <text:p>1.34370771312585</text:p>
          </table:table-cell>
          <table:table-cell office:value-type="float" office:value="1.35453315290934" calcext:value-type="float">
            <text:p>1.35453315290934</text:p>
          </table:table-cell>
          <table:table-cell office:value-type="float" office:value="1.3105548037889" calcext:value-type="float">
            <text:p>1.3105548037889</text:p>
          </table:table-cell>
          <table:table-cell office:value-type="float" office:value="2.50338294993234" calcext:value-type="float">
            <text:p>2.50338294993234</text:p>
          </table:table-cell>
          <table:table-cell table:number-columns-repeated="3" office:value-type="float" office:value="2.5169147496617" calcext:value-type="float">
            <text:p>2.5169147496617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1.34893048128342" calcext:value-type="float">
            <text:p>1.34893048128342</text:p>
          </table:table-cell>
          <table:table-cell office:value-type="float" office:value="1.30080213903743" calcext:value-type="float">
            <text:p>1.30080213903743</text:p>
          </table:table-cell>
          <table:table-cell office:value-type="float" office:value="2.50267379679144" calcext:value-type="float">
            <text:p>2.50267379679144</text:p>
          </table:table-cell>
          <table:table-cell table:number-columns-repeated="3" office:value-type="float" office:value="2.51470588235294" calcext:value-type="float">
            <text:p>2.51470588235294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34346103038309" calcext:value-type="float">
            <text:p>1.34346103038309</text:p>
          </table:table-cell>
          <table:table-cell office:value-type="float" office:value="1.35402906208719" calcext:value-type="float">
            <text:p>1.35402906208719</text:p>
          </table:table-cell>
          <table:table-cell office:value-type="float" office:value="1.29722589167768" calcext:value-type="float">
            <text:p>1.29722589167768</text:p>
          </table:table-cell>
          <table:table-cell office:value-type="float" office:value="2.47556142668428" calcext:value-type="float">
            <text:p>2.47556142668428</text:p>
          </table:table-cell>
          <table:table-cell table:number-columns-repeated="3" office:value-type="float" office:value="2.52443857331572" calcext:value-type="float">
            <text:p>2.52443857331572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33812010443864" calcext:value-type="float">
            <text:p>1.33812010443864</text:p>
          </table:table-cell>
          <table:table-cell office:value-type="float" office:value="1.34856396866841" calcext:value-type="float">
            <text:p>1.34856396866841</text:p>
          </table:table-cell>
          <table:table-cell office:value-type="float" office:value="1.30548302872063" calcext:value-type="float">
            <text:p>1.30548302872063</text:p>
          </table:table-cell>
          <table:table-cell office:value-type="float" office:value="2.49608355091384" calcext:value-type="float">
            <text:p>2.49608355091384</text:p>
          </table:table-cell>
          <table:table-cell table:number-columns-repeated="3" office:value-type="float" office:value="2.52088772845953" calcext:value-type="float">
            <text:p>2.52088772845953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34322580645161" calcext:value-type="float">
            <text:p>1.34322580645161</text:p>
          </table:table-cell>
          <table:table-cell office:value-type="float" office:value="1.35354838709677" calcext:value-type="float">
            <text:p>1.35354838709677</text:p>
          </table:table-cell>
          <table:table-cell office:value-type="float" office:value="1.30774193548387" calcext:value-type="float">
            <text:p>1.30774193548387</text:p>
          </table:table-cell>
          <table:table-cell office:value-type="float" office:value="2.49548387096774" calcext:value-type="float">
            <text:p>2.49548387096774</text:p>
          </table:table-cell>
          <table:table-cell table:number-columns-repeated="3" office:value-type="float" office:value="2.54322580645161" calcext:value-type="float">
            <text:p>2.54322580645161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34821428571429" calcext:value-type="float">
            <text:p>1.34821428571429</text:p>
          </table:table-cell>
          <table:table-cell office:value-type="float" office:value="1.35841836734694" calcext:value-type="float">
            <text:p>1.35841836734694</text:p>
          </table:table-cell>
          <table:table-cell office:value-type="float" office:value="1.30420918367347" calcext:value-type="float">
            <text:p>1.30420918367347</text:p>
          </table:table-cell>
          <table:table-cell office:value-type="float" office:value="2.51785714285714" calcext:value-type="float">
            <text:p>2.51785714285714</text:p>
          </table:table-cell>
          <table:table-cell table:number-columns-repeated="3" office:value-type="float" office:value="2.51913265306122" calcext:value-type="float">
            <text:p>2.51913265306122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34300126103405" calcext:value-type="float">
            <text:p>1.34300126103405</text:p>
          </table:table-cell>
          <table:table-cell office:value-type="float" office:value="1.3530895334174" calcext:value-type="float">
            <text:p>1.3530895334174</text:p>
          </table:table-cell>
          <table:table-cell office:value-type="float" office:value="1.30075662042875" calcext:value-type="float">
            <text:p>1.30075662042875</text:p>
          </table:table-cell>
          <table:table-cell office:value-type="float" office:value="2.53720050441362" calcext:value-type="float">
            <text:p>2.53720050441362</text:p>
          </table:table-cell>
          <table:table-cell table:number-columns-repeated="3" office:value-type="float" office:value="2.53846153846154" calcext:value-type="float">
            <text:p>2.53846153846154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34788029925187" calcext:value-type="float">
            <text:p>1.34788029925187</text:p>
          </table:table-cell>
          <table:table-cell office:value-type="float" office:value="1.35785536159601" calcext:value-type="float">
            <text:p>1.35785536159601</text:p>
          </table:table-cell>
          <table:table-cell office:value-type="float" office:value="1.30860349127182" calcext:value-type="float">
            <text:p>1.30860349127182</text:p>
          </table:table-cell>
          <table:table-cell office:value-type="float" office:value="2.53615960099751" calcext:value-type="float">
            <text:p>2.53615960099751</text:p>
          </table:table-cell>
          <table:table-cell table:number-columns-repeated="3" office:value-type="float" office:value="2.52618453865337" calcext:value-type="float">
            <text:p>2.52618453865337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1010100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1010100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34278668310728" calcext:value-type="float">
            <text:p>1.34278668310728</text:p>
          </table:table-cell>
          <table:table-cell office:value-type="float" office:value="1.35265104808878" calcext:value-type="float">
            <text:p>1.35265104808878</text:p>
          </table:table-cell>
          <table:table-cell office:value-type="float" office:value="1.31072749691739" calcext:value-type="float">
            <text:p>1.31072749691739</text:p>
          </table:table-cell>
          <table:table-cell office:value-type="float" office:value="2.51048088779285" calcext:value-type="float">
            <text:p>2.51048088779285</text:p>
          </table:table-cell>
          <table:table-cell table:number-columns-repeated="3" office:value-type="float" office:value="2.54500616522811" calcext:value-type="float">
            <text:p>2.54500616522811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1010100110101101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1010100101010111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33780487804878" calcext:value-type="float">
            <text:p>1.33780487804878</text:p>
          </table:table-cell>
          <table:table-cell office:value-type="float" office:value="1.34756097560976" calcext:value-type="float">
            <text:p>1.34756097560976</text:p>
          </table:table-cell>
          <table:table-cell office:value-type="float" office:value="1.30731707317073" calcext:value-type="float">
            <text:p>1.30731707317073</text:p>
          </table:table-cell>
          <table:table-cell office:value-type="float" office:value="2.55121951219512" calcext:value-type="float">
            <text:p>2.55121951219512</text:p>
          </table:table-cell>
          <table:table-cell table:number-columns-repeated="3" office:value-type="float" office:value="2.53048780487805" calcext:value-type="float">
            <text:p>2.53048780487805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1010100110101101100111010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10101001010101111011101101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34258142340169" calcext:value-type="float">
            <text:p>1.34258142340169</text:p>
          </table:table-cell>
          <table:table-cell office:value-type="float" office:value="1.35223160434258" calcext:value-type="float">
            <text:p>1.35223160434258</text:p>
          </table:table-cell>
          <table:table-cell office:value-type="float" office:value="1.30398069963812" calcext:value-type="float">
            <text:p>1.30398069963812</text:p>
          </table:table-cell>
          <table:table-cell office:value-type="float" office:value="2.55006031363088" calcext:value-type="float">
            <text:p>2.55006031363088</text:p>
          </table:table-cell>
          <table:table-cell table:number-columns-repeated="3" office:value-type="float" office:value="2.52955367913148" calcext:value-type="float">
            <text:p>2.52955367913148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10101001101011011001110100100010010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10101001010101111011101101100101100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33770883054893" calcext:value-type="float">
            <text:p>1.33770883054893</text:p>
          </table:table-cell>
          <table:table-cell office:value-type="float" office:value="1.3472553699284" calcext:value-type="float">
            <text:p>1.3472553699284</text:p>
          </table:table-cell>
          <table:table-cell office:value-type="float" office:value="1.30608591885442" calcext:value-type="float">
            <text:p>1.30608591885442</text:p>
          </table:table-cell>
          <table:table-cell office:value-type="float" office:value="2.54653937947494" calcext:value-type="float">
            <text:p>2.54653937947494</text:p>
          </table:table-cell>
          <table:table-cell table:number-columns-repeated="3" office:value-type="float" office:value="2.52625298329356" calcext:value-type="float">
            <text:p>2.52625298329356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10101001101011011001110100100010010111111110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10101001010101111011101101100101100010100011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34238488783943" calcext:value-type="float">
            <text:p>1.34238488783943</text:p>
          </table:table-cell>
          <table:table-cell office:value-type="float" office:value="1.35182998819362" calcext:value-type="float">
            <text:p>1.35182998819362</text:p>
          </table:table-cell>
          <table:table-cell office:value-type="float" office:value="1.31345926800472" calcext:value-type="float">
            <text:p>1.31345926800472</text:p>
          </table:table-cell>
          <table:table-cell office:value-type="float" office:value="2.54545454545455" calcext:value-type="float">
            <text:p>2.54545454545455</text:p>
          </table:table-cell>
          <table:table-cell table:number-columns-repeated="3" office:value-type="float" office:value="2.55726092089728" calcext:value-type="float">
            <text:p>2.55726092089728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1010100110101101100111010010001001011111111000110110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1010100101010111101110110110010110001010001110110101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33761682242991" calcext:value-type="float">
            <text:p>1.33761682242991</text:p>
          </table:table-cell>
          <table:table-cell office:value-type="float" office:value="1.35630841121495" calcext:value-type="float">
            <text:p>1.35630841121495</text:p>
          </table:table-cell>
          <table:table-cell office:value-type="float" office:value="1.31016355140187" calcext:value-type="float">
            <text:p>1.31016355140187</text:p>
          </table:table-cell>
          <table:table-cell office:value-type="float" office:value="2.54205607476635" calcext:value-type="float">
            <text:p>2.54205607476635</text:p>
          </table:table-cell>
          <table:table-cell table:number-columns-repeated="3" office:value-type="float" office:value="2.55490654205607" calcext:value-type="float">
            <text:p>2.55490654205607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1010100110101101100111010010001001011111111000110110110111110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1010100101010111101110110110010110001010001110110101001101100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34219653179191" calcext:value-type="float">
            <text:p>1.34219653179191</text:p>
          </table:table-cell>
          <table:table-cell office:value-type="float" office:value="1.3514450867052" calcext:value-type="float">
            <text:p>1.3514450867052</text:p>
          </table:table-cell>
          <table:table-cell office:value-type="float" office:value="1.30173410404624" calcext:value-type="float">
            <text:p>1.30173410404624</text:p>
          </table:table-cell>
          <table:table-cell office:value-type="float" office:value="2.54104046242775" calcext:value-type="float">
            <text:p>2.54104046242775</text:p>
          </table:table-cell>
          <table:table-cell table:number-columns-repeated="3" office:value-type="float" office:value="2.55260115606936" calcext:value-type="float">
            <text:p>2.55260115606936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10101001101011011001110100100010010111111110001101101101111101111101110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1010100101010111101110110110010110001010001110110101001101100011000010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33752860411899" calcext:value-type="float">
            <text:p>1.33752860411899</text:p>
          </table:table-cell>
          <table:table-cell office:value-type="float" office:value="1.3558352402746" calcext:value-type="float">
            <text:p>1.3558352402746</text:p>
          </table:table-cell>
          <table:table-cell office:value-type="float" office:value="1.29862700228833" calcext:value-type="float">
            <text:p>1.29862700228833</text:p>
          </table:table-cell>
          <table:table-cell office:value-type="float" office:value="2.558352402746" calcext:value-type="float">
            <text:p>2.558352402746</text:p>
          </table:table-cell>
          <table:table-cell table:number-columns-repeated="3" office:value-type="float" office:value="2.55034324942792" calcext:value-type="float">
            <text:p>2.55034324942792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1010100110101101100111010010001001011111111000110110110111110111110111000100000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1010100101010111101110110110010110001010001110110101001101100011000010100111011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34201585503964" calcext:value-type="float">
            <text:p>1.34201585503964</text:p>
          </table:table-cell>
          <table:table-cell office:value-type="float" office:value="1.35107587768969" calcext:value-type="float">
            <text:p>1.35107587768969</text:p>
          </table:table-cell>
          <table:table-cell office:value-type="float" office:value="1.31596828992072" calcext:value-type="float">
            <text:p>1.31596828992072</text:p>
          </table:table-cell>
          <table:table-cell office:value-type="float" office:value="2.55719139297848" calcext:value-type="float">
            <text:p>2.55719139297848</text:p>
          </table:table-cell>
          <table:table-cell table:number-columns-repeated="3" office:value-type="float" office:value="2.57870894677237" calcext:value-type="float">
            <text:p>2.57870894677237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101010011010110110011101001000100101111111100011011011011111011111011100010000011010001111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10101001010101111011101101100101100010100011101101010011011000110000101001110111010101111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33744394618834" calcext:value-type="float">
            <text:p>1.33744394618834</text:p>
          </table:table-cell>
          <table:table-cell office:value-type="float" office:value="1.34641255605381" calcext:value-type="float">
            <text:p>1.34641255605381</text:p>
          </table:table-cell>
          <table:table-cell office:value-type="float" office:value="1.30773542600897" calcext:value-type="float">
            <text:p>1.30773542600897</text:p>
          </table:table-cell>
          <table:table-cell office:value-type="float" office:value="2.55381165919283" calcext:value-type="float">
            <text:p>2.55381165919283</text:p>
          </table:table-cell>
          <table:table-cell table:number-columns-repeated="3" office:value-type="float" office:value="2.57511210762332" calcext:value-type="float">
            <text:p>2.57511210762332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1010100110101101100111010010001001011111111000110110110111110111110111000100000110100011111100011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1010100101010111101110110110010110001010001110110101001101100011000010100111011101010111110110000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33296337402886" calcext:value-type="float">
            <text:p>1.33296337402886</text:p>
          </table:table-cell>
          <table:table-cell office:value-type="float" office:value="1.35072142064373" calcext:value-type="float">
            <text:p>1.35072142064373</text:p>
          </table:table-cell>
          <table:table-cell office:value-type="float" office:value="1.30965593784684" calcext:value-type="float">
            <text:p>1.30965593784684</text:p>
          </table:table-cell>
          <table:table-cell office:value-type="float" office:value="2.57047724750277" calcext:value-type="float">
            <text:p>2.57047724750277</text:p>
          </table:table-cell>
          <table:table-cell table:number-columns-repeated="3" office:value-type="float" office:value="2.54273029966704" calcext:value-type="float">
            <text:p>2.54273029966704</text:p>
          </table:table-cell>
          <table:table-cell office:value-type="string" calcext:value-type="string">
            <text:p>1111111011110111010000000001100001101010100000001100111100010101101000010010000110100111001011110001010100011001011100101100100010011010100011001010100101001001100100000010010001010110010011000111010001010110101001110000010011000111000010001000011110101101001101111010100001111000010100011011010011111100001001011110100101001000101001000100001100101111110100010000101110000110110010100101111110100101100111000000100001001001011101011101001011101010010001011101000100010110000111000100100111100011011000110110011010110000111100101110011100111111011101001000101100011100110100011110101011100111100010110101100101000001100111001010010010110010110011001101000001000000011000101011110101000000011001110100101100001100111111101010000000000110101000011101101001001011001010110101011001000110001010000101010011010110110011101001000100101111111100011011011011111011111011100010000011010001111110001110110101110</text:p>
          </table:table-cell>
          <table:table-cell office:value-type="string" calcext:value-type="string">
            <text:p>00001001111101101100011001111110101001011111001001111110010011001111011000001010001111110101001100000110001111010110010100100101110100010011010100101100110000001110001100010010001000101011110110100101000001100111101001100000100011100011101011010101101111010001011111100011111111001011001101011110101100010101111100100010101010101011110110000110111000100110010010100110110110111001111110010010111010101000110111110100001001111100100011110110110101010101110001101110001100111101100110100101100000100001100110111101101111010001001110101100001110011011110101000101001000111101101010100010011000001110110111100101101000010110110011010011111110111101001001111010111001101001100001001100010000111110010011110011011000110000100011101011101100011100001000111101101010011100101110101011000000110001101001010100101010111101110110110010110001010001110110101001101100011000010100111011101010111110110000100111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1T20:03:18.879618931</dc:date>
    <meta:editing-duration>PT9M8S</meta:editing-duration>
    <meta:editing-cycles>1</meta:editing-cycles>
    <meta:document-statistic meta:table-count="1" meta:cell-count="1010" meta:object-count="4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463cm" svg:height="19.385cm" xlink:href=".." xlink:type="simple" chart:class="chart:line" chart:style-name="ch1">
        <chart:legend chart:legend-position="end" svg:x="27.536cm" svg:y="7.899cm" style:legend-expansion="high" chart:style-name="ch2"/>
        <chart:plot-area chart:style-name="ch3" table:cell-range-address="CrossedPropertyTest.B1:CrossedPropertyTest.H101" chart:data-source-has-labels="row" svg:x="0.689cm" svg:y="0.387cm" svg:width="26.158cm" svg:height="18.611cm">
          <chartooo:coordinate-region svg:x="1.416cm" svg:y="0.508cm" svg:width="25.29cm" svg:height="17.4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PropertyTest.B2:CrossedPropertyTest.B101" chart:label-cell-address="CrossedPropertyTest.B1:CrossedPropertyTest.B1" chart:class="chart:line">
            <chart:data-point chart:repeated="100"/>
          </chart:series>
          <chart:series chart:style-name="ch7" chart:values-cell-range-address="CrossedPropertyTest.C2:CrossedPropertyTest.C101" chart:label-cell-address="CrossedPropertyTest.C1:CrossedPropertyTest.C1" chart:class="chart:line">
            <chart:data-point chart:repeated="100"/>
          </chart:series>
          <chart:series chart:style-name="ch8" chart:values-cell-range-address="CrossedPropertyTest.D2:CrossedPropertyTest.D101" chart:label-cell-address="CrossedPropertyTest.D1:CrossedPropertyTest.D1" chart:class="chart:line">
            <chart:data-point chart:repeated="100"/>
          </chart:series>
          <chart:series chart:style-name="ch9" chart:values-cell-range-address="CrossedPropertyTest.E2:CrossedPropertyTest.E101" chart:label-cell-address="CrossedPropertyTest.E1:CrossedPropertyTest.E1" chart:class="chart:line">
            <chart:data-point chart:repeated="100"/>
          </chart:series>
          <chart:series chart:style-name="ch10" chart:values-cell-range-address="CrossedPropertyTest.F2:CrossedPropertyTest.F101" chart:label-cell-address="CrossedPropertyTest.F1:CrossedPropertyTest.F1" chart:class="chart:line">
            <chart:data-point chart:repeated="100"/>
          </chart:series>
          <chart:series chart:style-name="ch11" chart:values-cell-range-address="CrossedPropertyTest.G2:CrossedPropertyTest.G101" chart:label-cell-address="CrossedPropertyTest.G1:CrossedPropertyTest.G1" chart:class="chart:line">
            <chart:data-point chart:repeated="100"/>
          </chart:series>
          <chart:series chart:style-name="ch12" chart:values-cell-range-address="CrossedPropertyTest.H2:CrossedPropertyTest.H101" chart:label-cell-address="CrossedPropertyTest.H1:CrossedPropertyTest.H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CrossedPropertyTest.B1:CrossedPropertyTest.B1</svg:desc>
                </draw:g>
              </table:table-cell>
              <table:table-cell office:value-type="string">
                <text:p> compression ratio of s2 </text:p>
                <draw:g>
                  <svg:desc>CrossedPropertyTest.C1:CrossedPropertyTest.C1</svg:desc>
                </draw:g>
              </table:table-cell>
              <table:table-cell office:value-type="string">
                <text:p> joint compression </text:p>
                <draw:g>
                  <svg:desc>CrossedPropertyTest.D1:CrossedPropertyTest.D1</svg:desc>
                </draw:g>
              </table:table-cell>
              <table:table-cell office:value-type="string">
                <text:p> Mutual compression crossed(s1:s1)</text:p>
                <draw:g>
                  <svg:desc>CrossedPropertyTest.E1:CrossedPropertyTest.E1</svg:desc>
                </draw:g>
              </table:table-cell>
              <table:table-cell office:value-type="string">
                <text:p> Mutual compression crossed(s2:s2)</text:p>
                <draw:g>
                  <svg:desc>CrossedPropertyTest.F1:CrossedPropertyTest.F1</svg:desc>
                </draw:g>
              </table:table-cell>
              <table:table-cell office:value-type="string">
                <text:p> Mutual compression crossed(s1:s2)</text:p>
                <draw:g>
                  <svg:desc>CrossedPropertyTest.G1:CrossedPropertyTest.G1</svg:desc>
                </draw:g>
              </table:table-cell>
              <table:table-cell office:value-type="string">
                <text:p> Mutual compression crossed(s1:s2)</text:p>
                <draw:g>
                  <svg:desc>CrossedPropertyTest.H1:CrossedPropertyTes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CrossedPropertyTest.B2:CrossedPropertyTest.B101</svg:desc>
                </draw:g>
              </table:table-cell>
              <table:table-cell office:value-type="float" office:value="1.7">
                <text:p>1.7</text:p>
                <draw:g>
                  <svg:desc>CrossedPropertyTest.C2:CrossedPropertyTest.C101</svg:desc>
                </draw:g>
              </table:table-cell>
              <table:table-cell office:value-type="float" office:value="1.65">
                <text:p>1.65</text:p>
                <draw:g>
                  <svg:desc>CrossedPropertyTest.D2:CrossedPropertyTest.D101</svg:desc>
                </draw:g>
              </table:table-cell>
              <table:table-cell office:value-type="float" office:value="2.8">
                <text:p>2.8</text:p>
                <draw:g>
                  <svg:desc>CrossedPropertyTest.E2:CrossedPropertyTest.E101</svg:desc>
                </draw:g>
              </table:table-cell>
              <table:table-cell office:value-type="float" office:value="3.7">
                <text:p>3.7</text:p>
                <draw:g>
                  <svg:desc>CrossedPropertyTest.F2:CrossedPropertyTest.F101</svg:desc>
                </draw:g>
              </table:table-cell>
              <table:table-cell office:value-type="float" office:value="3.7">
                <text:p>3.7</text:p>
                <draw:g>
                  <svg:desc>CrossedPropertyTest.G2:CrossedPropertyTest.G101</svg:desc>
                </draw:g>
              </table:table-cell>
              <table:table-cell office:value-type="float" office:value="3.7">
                <text:p>3.7</text:p>
                <draw:g>
                  <svg:desc>CrossedPropertyTest.H2:CrossedPropertyTest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2631578947368">
                <text:p>1.52631578947368</text:p>
              </table:table-cell>
              <table:table-cell office:value-type="float" office:value="1.73684210526316">
                <text:p>1.73684210526316</text:p>
              </table:table-cell>
              <table:table-cell office:value-type="float" office:value="1.55263157894737">
                <text:p>1.55263157894737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3.05263157894737">
                <text:p>3.05263157894737</text:p>
              </table:table-cell>
              <table:table-cell office:value-type="float" office:value="3.05263157894737">
                <text:p>3.05263157894737</text:p>
              </table:table-cell>
              <table:table-cell office:value-type="float" office:value="3.05263157894737">
                <text:p>3.05263157894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714285714286">
                <text:p>1.60714285714286</text:p>
              </table:table-cell>
              <table:table-cell office:value-type="float" office:value="1.75">
                <text:p>1.75</text:p>
              </table:table-cell>
              <table:table-cell office:value-type="float" office:value="1.58928571428571">
                <text:p>1.58928571428571</text:p>
              </table:table-cell>
              <table:table-cell office:value-type="float" office:value="3.07142857142857">
                <text:p>3.07142857142857</text:p>
              </table:table-cell>
              <table:table-cell office:value-type="float" office:value="3.10714285714286">
                <text:p>3.10714285714286</text:p>
              </table:table-cell>
              <table:table-cell office:value-type="float" office:value="3.10714285714286">
                <text:p>3.10714285714286</text:p>
              </table:table-cell>
              <table:table-cell office:value-type="float" office:value="3.10714285714286">
                <text:p>3.10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459459459459">
                <text:p>1.59459459459459</text:p>
              </table:table-cell>
              <table:table-cell office:value-type="float" office:value="1.72972972972973">
                <text:p>1.72972972972973</text:p>
              </table:table-cell>
              <table:table-cell office:value-type="float" office:value="1.47297297297297">
                <text:p>1.47297297297297</text:p>
              </table:table-cell>
              <table:table-cell office:value-type="float" office:value="2.97297297297297">
                <text:p>2.97297297297297</text:p>
              </table:table-cell>
              <table:table-cell office:value-type="float" office:value="3.10810810810811">
                <text:p>3.10810810810811</text:p>
              </table:table-cell>
              <table:table-cell office:value-type="float" office:value="3.10810810810811">
                <text:p>3.10810810810811</text:p>
              </table:table-cell>
              <table:table-cell office:value-type="float" office:value="3.10810810810811">
                <text:p>3.10810810810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3260869565217">
                <text:p>1.53260869565217</text:p>
              </table:table-cell>
              <table:table-cell office:value-type="float" office:value="3.04347826086957">
                <text:p>3.04347826086957</text:p>
              </table:table-cell>
              <table:table-cell office:value-type="float" office:value="2.93478260869565">
                <text:p>2.93478260869565</text:p>
              </table:table-cell>
              <table:table-cell office:value-type="float" office:value="2.93478260869565">
                <text:p>2.93478260869565</text:p>
              </table:table-cell>
              <table:table-cell office:value-type="float" office:value="2.93478260869565">
                <text:p>2.93478260869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2727272727273">
                <text:p>1.52727272727273</text:p>
              </table:table-cell>
              <table:table-cell office:value-type="float" office:value="1.61818181818182">
                <text:p>1.61818181818182</text:p>
              </table:table-cell>
              <table:table-cell office:value-type="float" office:value="1.55454545454545">
                <text:p>1.55454545454545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3.03636363636364">
                <text:p>3.03636363636364</text:p>
              </table:table-cell>
              <table:table-cell office:value-type="float" office:value="3.03636363636364">
                <text:p>3.03636363636364</text:p>
              </table:table-cell>
              <table:table-cell office:value-type="float" office:value="3.03636363636364">
                <text:p>3.036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46875">
                <text:p>1.546875</text:p>
              </table:table-cell>
              <table:table-cell office:value-type="float" office:value="1.546875">
                <text:p>1.546875</text:p>
              </table:table-cell>
              <table:table-cell office:value-type="float" office:value="1.4765625">
                <text:p>1.4765625</text:p>
              </table:table-cell>
              <table:table-cell office:value-type="float" office:value="2.96875">
                <text:p>2.96875</text:p>
              </table:table-cell>
              <table:table-cell office:value-type="float" office:value="3.0625">
                <text:p>3.0625</text:p>
              </table:table-cell>
              <table:table-cell office:value-type="float" office:value="3.0625">
                <text:p>3.062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164383561644">
                <text:p>1.56164383561644</text:p>
              </table:table-cell>
              <table:table-cell office:value-type="float" office:value="1.49315068493151">
                <text:p>1.49315068493151</text:p>
              </table:table-cell>
              <table:table-cell office:value-type="float" office:value="1.45890410958904">
                <text:p>1.45890410958904</text:p>
              </table:table-cell>
              <table:table-cell office:value-type="float" office:value="2.84931506849315">
                <text:p>2.849315068493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4512195121951">
                <text:p>1.44512195121951</text:p>
              </table:table-cell>
              <table:table-cell office:value-type="float" office:value="3.02439024390244">
                <text:p>3.02439024390244</text:p>
              </table:table-cell>
              <table:table-cell office:value-type="float" office:value="2.95121951219512">
                <text:p>2.95121951219512</text:p>
              </table:table-cell>
              <table:table-cell office:value-type="float" office:value="2.95121951219512">
                <text:p>2.95121951219512</text:p>
              </table:table-cell>
              <table:table-cell office:value-type="float" office:value="2.95121951219512">
                <text:p>2.95121951219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1.46703296703297">
                <text:p>1.46703296703297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2.83516483516484">
                <text:p>2.83516483516484</text:p>
              </table:table-cell>
              <table:table-cell office:value-type="float" office:value="2.83516483516484">
                <text:p>2.83516483516484</text:p>
              </table:table-cell>
              <table:table-cell office:value-type="float" office:value="2.83516483516484">
                <text:p>2.83516483516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">
                <text:p>1.47</text:p>
              </table:table-cell>
              <table:table-cell office:value-type="float" office:value="1.53">
                <text:p>1.53</text:p>
              </table:table-cell>
              <table:table-cell office:value-type="float" office:value="1.455">
                <text:p>1.455</text:p>
              </table:table-cell>
              <table:table-cell office:value-type="float" office:value="2.88">
                <text:p>2.88</text:p>
              </table:table-cell>
              <table:table-cell office:value-type="float" office:value="2.82">
                <text:p>2.82</text:p>
              </table:table-cell>
              <table:table-cell office:value-type="float" office:value="2.82">
                <text:p>2.82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871559633028">
                <text:p>1.45871559633028</text:p>
              </table:table-cell>
              <table:table-cell office:value-type="float" office:value="1.51376146788991">
                <text:p>1.51376146788991</text:p>
              </table:table-cell>
              <table:table-cell office:value-type="float" office:value="1.44495412844037">
                <text:p>1.44495412844037</text:p>
              </table:table-cell>
              <table:table-cell office:value-type="float" office:value="2.75229357798165">
                <text:p>2.75229357798165</text:p>
              </table:table-cell>
              <table:table-cell office:value-type="float" office:value="2.80733944954128">
                <text:p>2.80733944954128</text:p>
              </table:table-cell>
              <table:table-cell office:value-type="float" office:value="2.80733944954128">
                <text:p>2.80733944954128</text:p>
              </table:table-cell>
              <table:table-cell office:value-type="float" office:value="2.80733944954128">
                <text:p>2.80733944954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4915254237288">
                <text:p>1.44915254237288</text:p>
              </table:table-cell>
              <table:table-cell office:value-type="float" office:value="1.5">
                <text:p>1.5</text:p>
              </table:table-cell>
              <table:table-cell office:value-type="float" office:value="1.38559322033898">
                <text:p>1.38559322033898</text:p>
              </table:table-cell>
              <table:table-cell office:value-type="float" office:value="2.88135593220339">
                <text:p>2.88135593220339</text:p>
              </table:table-cell>
              <table:table-cell office:value-type="float" office:value="2.83050847457627">
                <text:p>2.83050847457627</text:p>
              </table:table-cell>
              <table:table-cell office:value-type="float" office:value="2.83050847457627">
                <text:p>2.83050847457627</text:p>
              </table:table-cell>
              <table:table-cell office:value-type="float" office:value="2.83050847457627">
                <text:p>2.83050847457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094488188976">
                <text:p>1.44094488188976</text:p>
              </table:table-cell>
              <table:table-cell office:value-type="float" office:value="1.53543307086614">
                <text:p>1.53543307086614</text:p>
              </table:table-cell>
              <table:table-cell office:value-type="float" office:value="1.3740157480315">
                <text:p>1.3740157480315</text:p>
              </table:table-cell>
              <table:table-cell office:value-type="float" office:value="2.81889763779528">
                <text:p>2.81889763779528</text:p>
              </table:table-cell>
              <table:table-cell office:value-type="float" office:value="2.77952755905512">
                <text:p>2.77952755905512</text:p>
              </table:table-cell>
              <table:table-cell office:value-type="float" office:value="2.77952755905512">
                <text:p>2.77952755905512</text:p>
              </table:table-cell>
              <table:table-cell office:value-type="float" office:value="2.77952755905512">
                <text:p>2.77952755905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7794117647059">
                <text:p>1.47794117647059</text:p>
              </table:table-cell>
              <table:table-cell office:value-type="float" office:value="1.52205882352941">
                <text:p>1.52205882352941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2.77941176470588">
                <text:p>2.77941176470588</text:p>
              </table:table-cell>
              <table:table-cell office:value-type="float" office:value="2.78676470588235">
                <text:p>2.78676470588235</text:p>
              </table:table-cell>
              <table:table-cell office:value-type="float" office:value="2.78676470588235">
                <text:p>2.78676470588235</text:p>
              </table:table-cell>
              <table:table-cell office:value-type="float" office:value="2.78676470588235">
                <text:p>2.78676470588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2758620689655">
                <text:p>1.42758620689655</text:p>
              </table:table-cell>
              <table:table-cell office:value-type="float" office:value="1.51034482758621">
                <text:p>1.51034482758621</text:p>
              </table:table-cell>
              <table:table-cell office:value-type="float" office:value="1.39655172413793">
                <text:p>1.39655172413793</text:p>
              </table:table-cell>
              <table:table-cell office:value-type="float" office:value="2.81379310344828">
                <text:p>2.81379310344828</text:p>
              </table:table-cell>
              <table:table-cell office:value-type="float" office:value="2.82758620689655">
                <text:p>2.82758620689655</text:p>
              </table:table-cell>
              <table:table-cell office:value-type="float" office:value="2.82758620689655">
                <text:p>2.82758620689655</text:p>
              </table:table-cell>
              <table:table-cell office:value-type="float" office:value="2.82758620689655">
                <text:p>2.827586206896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2207792207792">
                <text:p>1.42207792207792</text:p>
              </table:table-cell>
              <table:table-cell office:value-type="float" office:value="1.5">
                <text:p>1.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67532467532467">
                <text:p>2.67532467532467</text:p>
              </table:table-cell>
              <table:table-cell office:value-type="float" office:value="2.73376623376623">
                <text:p>2.73376623376623</text:p>
              </table:table-cell>
              <table:table-cell office:value-type="float" office:value="2.73376623376623">
                <text:p>2.73376623376623</text:p>
              </table:table-cell>
              <table:table-cell office:value-type="float" office:value="2.73376623376623">
                <text:p>2.73376623376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717791411043">
                <text:p>1.41717791411043</text:p>
              </table:table-cell>
              <table:table-cell office:value-type="float" office:value="1.49079754601227">
                <text:p>1.49079754601227</text:p>
              </table:table-cell>
              <table:table-cell office:value-type="float" office:value="1.41411042944785">
                <text:p>1.41411042944785</text:p>
              </table:table-cell>
              <table:table-cell office:value-type="float" office:value="2.7239263803681">
                <text:p>2.7239263803681</text:p>
              </table:table-cell>
              <table:table-cell office:value-type="float" office:value="2.77914110429448">
                <text:p>2.77914110429448</text:p>
              </table:table-cell>
              <table:table-cell office:value-type="float" office:value="2.77914110429448">
                <text:p>2.77914110429448</text:p>
              </table:table-cell>
              <table:table-cell office:value-type="float" office:value="2.77914110429448">
                <text:p>2.77914110429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279069767442">
                <text:p>1.41279069767442</text:p>
              </table:table-cell>
              <table:table-cell office:value-type="float" office:value="1.48255813953488">
                <text:p>1.48255813953488</text:p>
              </table:table-cell>
              <table:table-cell office:value-type="float" office:value="1.38081395348837">
                <text:p>1.38081395348837</text:p>
              </table:table-cell>
              <table:table-cell office:value-type="float" office:value="2.76744186046512">
                <text:p>2.76744186046512</text:p>
              </table:table-cell>
              <table:table-cell office:value-type="float" office:value="2.81976744186047">
                <text:p>2.81976744186047</text:p>
              </table:table-cell>
              <table:table-cell office:value-type="float" office:value="2.81976744186047">
                <text:p>2.81976744186047</text:p>
              </table:table-cell>
              <table:table-cell office:value-type="float" office:value="2.81976744186047">
                <text:p>2.81976744186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569060773481">
                <text:p>1.37569060773481</text:p>
              </table:table-cell>
              <table:table-cell office:value-type="float" office:value="1.47513812154696">
                <text:p>1.47513812154696</text:p>
              </table:table-cell>
              <table:table-cell office:value-type="float" office:value="1.37016574585635">
                <text:p>1.37016574585635</text:p>
              </table:table-cell>
              <table:table-cell office:value-type="float" office:value="2.7182320441989">
                <text:p>2.7182320441989</text:p>
              </table:table-cell>
              <table:table-cell office:value-type="float" office:value="2.77348066298343">
                <text:p>2.77348066298343</text:p>
              </table:table-cell>
              <table:table-cell office:value-type="float" office:value="2.77348066298343">
                <text:p>2.77348066298343</text:p>
              </table:table-cell>
              <table:table-cell office:value-type="float" office:value="2.77348066298343">
                <text:p>2.77348066298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7368421052632">
                <text:p>1.37368421052632</text:p>
              </table:table-cell>
              <table:table-cell office:value-type="float" office:value="1.46842105263158">
                <text:p>1.46842105263158</text:p>
              </table:table-cell>
              <table:table-cell office:value-type="float" office:value="1.37894736842105">
                <text:p>1.37894736842105</text:p>
              </table:table-cell>
              <table:table-cell office:value-type="float" office:value="2.68421052631579">
                <text:p>2.68421052631579</text:p>
              </table:table-cell>
              <table:table-cell office:value-type="float" office:value="2.81052631578947">
                <text:p>2.81052631578947</text:p>
              </table:table-cell>
              <table:table-cell office:value-type="float" office:value="2.81052631578947">
                <text:p>2.81052631578947</text:p>
              </table:table-cell>
              <table:table-cell office:value-type="float" office:value="2.81052631578947">
                <text:p>2.81052631578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7185929648241">
                <text:p>1.37185929648241</text:p>
              </table:table-cell>
              <table:table-cell office:value-type="float" office:value="1.46231155778894">
                <text:p>1.46231155778894</text:p>
              </table:table-cell>
              <table:table-cell office:value-type="float" office:value="1.36934673366834">
                <text:p>1.36934673366834</text:p>
              </table:table-cell>
              <table:table-cell office:value-type="float" office:value="2.72361809045226">
                <text:p>2.72361809045226</text:p>
              </table:table-cell>
              <table:table-cell office:value-type="float" office:value="2.77386934673367">
                <text:p>2.77386934673367</text:p>
              </table:table-cell>
              <table:table-cell office:value-type="float" office:value="2.77386934673367">
                <text:p>2.77386934673367</text:p>
              </table:table-cell>
              <table:table-cell office:value-type="float" office:value="2.77386934673367">
                <text:p>2.77386934673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019230769231">
                <text:p>1.37019230769231</text:p>
              </table:table-cell>
              <table:table-cell office:value-type="float" office:value="1.48557692307692">
                <text:p>1.48557692307692</text:p>
              </table:table-cell>
              <table:table-cell office:value-type="float" office:value="1.37740384615385">
                <text:p>1.37740384615385</text:p>
              </table:table-cell>
              <table:table-cell office:value-type="float" office:value="2.69230769230769">
                <text:p>2.69230769230769</text:p>
              </table:table-cell>
              <table:table-cell office:value-type="float" office:value="2.71153846153846">
                <text:p>2.71153846153846</text:p>
              </table:table-cell>
              <table:table-cell office:value-type="float" office:value="2.71153846153846">
                <text:p>2.71153846153846</text:p>
              </table:table-cell>
              <table:table-cell office:value-type="float" office:value="2.71153846153846">
                <text:p>2.71153846153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6866359447005">
                <text:p>1.36866359447005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1.36866359447005">
                <text:p>1.36866359447005</text:p>
              </table:table-cell>
              <table:table-cell office:value-type="float" office:value="2.66359447004608">
                <text:p>2.66359447004608</text:p>
              </table:table-cell>
              <table:table-cell office:value-type="float" office:value="2.74193548387097">
                <text:p>2.74193548387097</text:p>
              </table:table-cell>
              <table:table-cell office:value-type="float" office:value="2.74193548387097">
                <text:p>2.74193548387097</text:p>
              </table:table-cell>
              <table:table-cell office:value-type="float" office:value="2.74193548387097">
                <text:p>2.741935483870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6725663716814">
                <text:p>1.36725663716814</text:p>
              </table:table-cell>
              <table:table-cell office:value-type="float" office:value="1.44690265486726">
                <text:p>1.44690265486726</text:p>
              </table:table-cell>
              <table:table-cell office:value-type="float" office:value="1.37610619469027">
                <text:p>1.37610619469027</text:p>
              </table:table-cell>
              <table:table-cell office:value-type="float" office:value="2.63716814159292">
                <text:p>2.63716814159292</text:p>
              </table:table-cell>
              <table:table-cell office:value-type="float" office:value="2.74336283185841">
                <text:p>2.74336283185841</text:p>
              </table:table-cell>
              <table:table-cell office:value-type="float" office:value="2.74336283185841">
                <text:p>2.74336283185841</text:p>
              </table:table-cell>
              <table:table-cell office:value-type="float" office:value="2.74336283185841">
                <text:p>2.74336283185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9148936170213">
                <text:p>1.39148936170213</text:p>
              </table:table-cell>
              <table:table-cell office:value-type="float" office:value="1.45531914893617">
                <text:p>1.45531914893617</text:p>
              </table:table-cell>
              <table:table-cell office:value-type="float" office:value="1.36808510638298">
                <text:p>1.36808510638298</text:p>
              </table:table-cell>
              <table:table-cell office:value-type="float" office:value="2.68085106382979">
                <text:p>2.68085106382979</text:p>
              </table:table-cell>
              <table:table-cell office:value-type="float" office:value="2.74042553191489">
                <text:p>2.74042553191489</text:p>
              </table:table-cell>
              <table:table-cell office:value-type="float" office:value="2.74042553191489">
                <text:p>2.74042553191489</text:p>
              </table:table-cell>
              <table:table-cell office:value-type="float" office:value="2.74042553191489">
                <text:p>2.74042553191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7295081967213">
                <text:p>1.37295081967213</text:p>
              </table:table-cell>
              <table:table-cell office:value-type="float" office:value="1.45901639344262">
                <text:p>1.45901639344262</text:p>
              </table:table-cell>
              <table:table-cell office:value-type="float" office:value="1.375">
                <text:p>1.375</text:p>
              </table:table-cell>
              <table:table-cell office:value-type="float" office:value="2.69672131147541">
                <text:p>2.69672131147541</text:p>
              </table:table-cell>
              <table:table-cell office:value-type="float" office:value="2.72540983606557">
                <text:p>2.72540983606557</text:p>
              </table:table-cell>
              <table:table-cell office:value-type="float" office:value="2.72540983606557">
                <text:p>2.72540983606557</text:p>
              </table:table-cell>
              <table:table-cell office:value-type="float" office:value="2.72540983606557">
                <text:p>2.725409836065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0711462450593">
                <text:p>1.40711462450593</text:p>
              </table:table-cell>
              <table:table-cell office:value-type="float" office:value="1.46245059288538">
                <text:p>1.46245059288538</text:p>
              </table:table-cell>
              <table:table-cell office:value-type="float" office:value="1.35375494071146">
                <text:p>1.35375494071146</text:p>
              </table:table-cell>
              <table:table-cell office:value-type="float" office:value="2.71146245059289">
                <text:p>2.71146245059289</text:p>
              </table:table-cell>
              <table:table-cell office:value-type="float" office:value="2.73913043478261">
                <text:p>2.73913043478261</text:p>
              </table:table-cell>
              <table:table-cell office:value-type="float" office:value="2.73913043478261">
                <text:p>2.73913043478261</text:p>
              </table:table-cell>
              <table:table-cell office:value-type="float" office:value="2.73913043478261">
                <text:p>2.739130434782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8549618320611">
                <text:p>1.38549618320611</text:p>
              </table:table-cell>
              <table:table-cell office:value-type="float" office:value="1.43893129770992">
                <text:p>1.43893129770992</text:p>
              </table:table-cell>
              <table:table-cell office:value-type="float" office:value="1.37404580152672">
                <text:p>1.37404580152672</text:p>
              </table:table-cell>
              <table:table-cell office:value-type="float" office:value="2.67175572519084">
                <text:p>2.67175572519084</text:p>
              </table:table-cell>
              <table:table-cell office:value-type="float" office:value="2.69847328244275">
                <text:p>2.69847328244275</text:p>
              </table:table-cell>
              <table:table-cell office:value-type="float" office:value="2.69847328244275">
                <text:p>2.69847328244275</text:p>
              </table:table-cell>
              <table:table-cell office:value-type="float" office:value="2.69847328244275">
                <text:p>2.69847328244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9114391143911">
                <text:p>1.39114391143911</text:p>
              </table:table-cell>
              <table:table-cell office:value-type="float" office:value="1.44280442804428">
                <text:p>1.44280442804428</text:p>
              </table:table-cell>
              <table:table-cell office:value-type="float" office:value="1.38007380073801">
                <text:p>1.38007380073801</text:p>
              </table:table-cell>
              <table:table-cell office:value-type="float" office:value="2.63468634686347">
                <text:p>2.63468634686347</text:p>
              </table:table-cell>
              <table:table-cell office:value-type="float" office:value="2.71217712177122">
                <text:p>2.71217712177122</text:p>
              </table:table-cell>
              <table:table-cell office:value-type="float" office:value="2.71217712177122">
                <text:p>2.71217712177122</text:p>
              </table:table-cell>
              <table:table-cell office:value-type="float" office:value="2.71217712177122">
                <text:p>2.71217712177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2142857142857">
                <text:p>1.42142857142857</text:p>
              </table:table-cell>
              <table:table-cell office:value-type="float" office:value="1.42142857142857">
                <text:p>1.42142857142857</text:p>
              </table:table-cell>
              <table:table-cell office:value-type="float" office:value="1.36071428571429">
                <text:p>1.36071428571429</text:p>
              </table:table-cell>
              <table:table-cell office:value-type="float" office:value="2.5">
                <text:p>2.5</text:p>
              </table:table-cell>
              <table:table-cell office:value-type="float" office:value="2.675">
                <text:p>2.675</text:p>
              </table:table-cell>
              <table:table-cell office:value-type="float" office:value="2.675">
                <text:p>2.675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0138408304498">
                <text:p>1.40138408304498</text:p>
              </table:table-cell>
              <table:table-cell office:value-type="float" office:value="1.42560553633218">
                <text:p>1.42560553633218</text:p>
              </table:table-cell>
              <table:table-cell office:value-type="float" office:value="1.3719723183391">
                <text:p>1.3719723183391</text:p>
              </table:table-cell>
              <table:table-cell office:value-type="float" office:value="2.51903114186851">
                <text:p>2.51903114186851</text:p>
              </table:table-cell>
              <table:table-cell office:value-type="float" office:value="2.68166089965398">
                <text:p>2.68166089965398</text:p>
              </table:table-cell>
              <table:table-cell office:value-type="float" office:value="2.68166089965398">
                <text:p>2.68166089965398</text:p>
              </table:table-cell>
              <table:table-cell office:value-type="float" office:value="2.68166089965398">
                <text:p>2.68166089965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0604026845638">
                <text:p>1.40604026845638</text:p>
              </table:table-cell>
              <table:table-cell office:value-type="float" office:value="1.42953020134228">
                <text:p>1.42953020134228</text:p>
              </table:table-cell>
              <table:table-cell office:value-type="float" office:value="1.34395973154362">
                <text:p>1.34395973154362</text:p>
              </table:table-cell>
              <table:table-cell office:value-type="float" office:value="2.55704697986577">
                <text:p>2.55704697986577</text:p>
              </table:table-cell>
              <table:table-cell office:value-type="float" office:value="2.66778523489933">
                <text:p>2.66778523489933</text:p>
              </table:table-cell>
              <table:table-cell office:value-type="float" office:value="2.66778523489933">
                <text:p>2.66778523489933</text:p>
              </table:table-cell>
              <table:table-cell office:value-type="float" office:value="2.66778523489933">
                <text:p>2.66778523489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1042345276873">
                <text:p>1.41042345276873</text:p>
              </table:table-cell>
              <table:table-cell office:value-type="float" office:value="1.43322475570033">
                <text:p>1.43322475570033</text:p>
              </table:table-cell>
              <table:table-cell office:value-type="float" office:value="1.36970684039088">
                <text:p>1.36970684039088</text:p>
              </table:table-cell>
              <table:table-cell office:value-type="float" office:value="2.54723127035831">
                <text:p>2.54723127035831</text:p>
              </table:table-cell>
              <table:table-cell office:value-type="float" office:value="2.68078175895765">
                <text:p>2.68078175895765</text:p>
              </table:table-cell>
              <table:table-cell office:value-type="float" office:value="2.68078175895765">
                <text:p>2.68078175895765</text:p>
              </table:table-cell>
              <table:table-cell office:value-type="float" office:value="2.68078175895765">
                <text:p>2.68078175895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1455696202532">
                <text:p>1.41455696202532</text:p>
              </table:table-cell>
              <table:table-cell office:value-type="float" office:value="1.41455696202532">
                <text:p>1.41455696202532</text:p>
              </table:table-cell>
              <table:table-cell office:value-type="float" office:value="1.36867088607595">
                <text:p>1.36867088607595</text:p>
              </table:table-cell>
              <table:table-cell office:value-type="float" office:value="2.58860759493671">
                <text:p>2.58860759493671</text:p>
              </table:table-cell>
              <table:table-cell office:value-type="float" office:value="2.68987341772152">
                <text:p>2.68987341772152</text:p>
              </table:table-cell>
              <table:table-cell office:value-type="float" office:value="2.68987341772152">
                <text:p>2.68987341772152</text:p>
              </table:table-cell>
              <table:table-cell office:value-type="float" office:value="2.68987341772152">
                <text:p>2.68987341772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9692307692308">
                <text:p>1.39692307692308</text:p>
              </table:table-cell>
              <table:table-cell office:value-type="float" office:value="1.41846153846154">
                <text:p>1.41846153846154</text:p>
              </table:table-cell>
              <table:table-cell office:value-type="float" office:value="1.36769230769231">
                <text:p>1.36769230769231</text:p>
              </table:table-cell>
              <table:table-cell office:value-type="float" office:value="2.57230769230769">
                <text:p>2.57230769230769</text:p>
              </table:table-cell>
              <table:table-cell office:value-type="float" office:value="2.64923076923077">
                <text:p>2.64923076923077</text:p>
              </table:table-cell>
              <table:table-cell office:value-type="float" office:value="2.64923076923077">
                <text:p>2.64923076923077</text:p>
              </table:table-cell>
              <table:table-cell office:value-type="float" office:value="2.64923076923077">
                <text:p>2.649230769230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8023952095808">
                <text:p>1.38023952095808</text:p>
              </table:table-cell>
              <table:table-cell office:value-type="float" office:value="1.42215568862275">
                <text:p>1.42215568862275</text:p>
              </table:table-cell>
              <table:table-cell office:value-type="float" office:value="1.36676646706587">
                <text:p>1.36676646706587</text:p>
              </table:table-cell>
              <table:table-cell office:value-type="float" office:value="2.55688622754491">
                <text:p>2.55688622754491</text:p>
              </table:table-cell>
              <table:table-cell office:value-type="float" office:value="2.68263473053892">
                <text:p>2.68263473053892</text:p>
              </table:table-cell>
              <table:table-cell office:value-type="float" office:value="2.68263473053892">
                <text:p>2.68263473053892</text:p>
              </table:table-cell>
              <table:table-cell office:value-type="float" office:value="2.68263473053892">
                <text:p>2.68263473053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8483965014577">
                <text:p>1.38483965014577</text:p>
              </table:table-cell>
              <table:table-cell office:value-type="float" office:value="1.42565597667638">
                <text:p>1.42565597667638</text:p>
              </table:table-cell>
              <table:table-cell office:value-type="float" office:value="1.36588921282799">
                <text:p>1.36588921282799</text:p>
              </table:table-cell>
              <table:table-cell office:value-type="float" office:value="2.54810495626822">
                <text:p>2.54810495626822</text:p>
              </table:table-cell>
              <table:table-cell office:value-type="float" office:value="2.67055393586006">
                <text:p>2.67055393586006</text:p>
              </table:table-cell>
              <table:table-cell office:value-type="float" office:value="2.67055393586006">
                <text:p>2.67055393586006</text:p>
              </table:table-cell>
              <table:table-cell office:value-type="float" office:value="2.67055393586006">
                <text:p>2.67055393586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8920454545455">
                <text:p>1.38920454545455</text:p>
              </table:table-cell>
              <table:table-cell office:value-type="float" office:value="1.42897727272727">
                <text:p>1.42897727272727</text:p>
              </table:table-cell>
              <table:table-cell office:value-type="float" office:value="1.35369318181818">
                <text:p>1.35369318181818</text:p>
              </table:table-cell>
              <table:table-cell office:value-type="float" office:value="2.58522727272727">
                <text:p>2.58522727272727</text:p>
              </table:table-cell>
              <table:table-cell office:value-type="float" office:value="2.65909090909091">
                <text:p>2.65909090909091</text:p>
              </table:table-cell>
              <table:table-cell office:value-type="float" office:value="2.65909090909091">
                <text:p>2.65909090909091</text:p>
              </table:table-cell>
              <table:table-cell office:value-type="float" office:value="2.65909090909091">
                <text:p>2.6590909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9335180055402">
                <text:p>1.39335180055402</text:p>
              </table:table-cell>
              <table:table-cell office:value-type="float" office:value="1.43213296398892">
                <text:p>1.43213296398892</text:p>
              </table:table-cell>
              <table:table-cell office:value-type="float" office:value="1.35318559556787">
                <text:p>1.35318559556787</text:p>
              </table:table-cell>
              <table:table-cell office:value-type="float" office:value="2.57617728531856">
                <text:p>2.57617728531856</text:p>
              </table:table-cell>
              <table:table-cell office:value-type="float" office:value="2.67036011080332">
                <text:p>2.67036011080332</text:p>
              </table:table-cell>
              <table:table-cell office:value-type="float" office:value="2.67036011080332">
                <text:p>2.67036011080332</text:p>
              </table:table-cell>
              <table:table-cell office:value-type="float" office:value="2.67036011080332">
                <text:p>2.6703601108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972972972973">
                <text:p>1.3972972972973</text:p>
              </table:table-cell>
              <table:table-cell office:value-type="float" office:value="1.41621621621622">
                <text:p>1.41621621621622</text:p>
              </table:table-cell>
              <table:table-cell office:value-type="float" office:value="1.3527027027027">
                <text:p>1.3527027027027</text:p>
              </table:table-cell>
              <table:table-cell office:value-type="float" office:value="2.56756756756757">
                <text:p>2.56756756756757</text:p>
              </table:table-cell>
              <table:table-cell office:value-type="float" office:value="2.63513513513513">
                <text:p>2.63513513513513</text:p>
              </table:table-cell>
              <table:table-cell office:value-type="float" office:value="2.63513513513513">
                <text:p>2.63513513513513</text:p>
              </table:table-cell>
              <table:table-cell office:value-type="float" office:value="2.63513513513513">
                <text:p>2.63513513513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0105540897098">
                <text:p>1.40105540897098</text:p>
              </table:table-cell>
              <table:table-cell office:value-type="float" office:value="1.41952506596306">
                <text:p>1.41952506596306</text:p>
              </table:table-cell>
              <table:table-cell office:value-type="float" office:value="1.36279683377309">
                <text:p>1.36279683377309</text:p>
              </table:table-cell>
              <table:table-cell office:value-type="float" office:value="2.60158311345646">
                <text:p>2.60158311345646</text:p>
              </table:table-cell>
              <table:table-cell office:value-type="float" office:value="2.688654353562">
                <text:p>2.688654353562</text:p>
              </table:table-cell>
              <table:table-cell office:value-type="float" office:value="2.688654353562">
                <text:p>2.688654353562</text:p>
              </table:table-cell>
              <table:table-cell office:value-type="float" office:value="2.688654353562">
                <text:p>2.688654353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8659793814433">
                <text:p>1.38659793814433</text:p>
              </table:table-cell>
              <table:table-cell office:value-type="float" office:value="1.40463917525773">
                <text:p>1.40463917525773</text:p>
              </table:table-cell>
              <table:table-cell office:value-type="float" office:value="1.36211340206186">
                <text:p>1.36211340206186</text:p>
              </table:table-cell>
              <table:table-cell office:value-type="float" office:value="2.58762886597938">
                <text:p>2.58762886597938</text:p>
              </table:table-cell>
              <table:table-cell office:value-type="float" office:value="2.67268041237113">
                <text:p>2.67268041237113</text:p>
              </table:table-cell>
              <table:table-cell office:value-type="float" office:value="2.67268041237113">
                <text:p>2.67268041237113</text:p>
              </table:table-cell>
              <table:table-cell office:value-type="float" office:value="2.67268041237113">
                <text:p>2.67268041237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904282115869">
                <text:p>1.3904282115869</text:p>
              </table:table-cell>
              <table:table-cell office:value-type="float" office:value="1.4080604534005">
                <text:p>1.4080604534005</text:p>
              </table:table-cell>
              <table:table-cell office:value-type="float" office:value="1.36146095717884">
                <text:p>1.36146095717884</text:p>
              </table:table-cell>
              <table:table-cell office:value-type="float" office:value="2.53904282115869">
                <text:p>2.53904282115869</text:p>
              </table:table-cell>
              <table:table-cell office:value-type="float" office:value="2.6624685138539">
                <text:p>2.6624685138539</text:p>
              </table:table-cell>
              <table:table-cell office:value-type="float" office:value="2.6624685138539">
                <text:p>2.6624685138539</text:p>
              </table:table-cell>
              <table:table-cell office:value-type="float" office:value="2.6624685138539">
                <text:p>2.66246851385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9408866995074">
                <text:p>1.39408866995074</text:p>
              </table:table-cell>
              <table:table-cell office:value-type="float" office:value="1.39408866995074">
                <text:p>1.39408866995074</text:p>
              </table:table-cell>
              <table:table-cell office:value-type="float" office:value="1.34113300492611">
                <text:p>1.34113300492611</text:p>
              </table:table-cell>
              <table:table-cell office:value-type="float" office:value="2.5320197044335">
                <text:p>2.5320197044335</text:p>
              </table:table-cell>
              <table:table-cell office:value-type="float" office:value="2.66995073891626">
                <text:p>2.66995073891626</text:p>
              </table:table-cell>
              <table:table-cell office:value-type="float" office:value="2.66995073891626">
                <text:p>2.66995073891626</text:p>
              </table:table-cell>
              <table:table-cell office:value-type="float" office:value="2.66995073891626">
                <text:p>2.66995073891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8072289156627">
                <text:p>1.38072289156627</text:p>
              </table:table-cell>
              <table:table-cell office:value-type="float" office:value="1.39759036144578">
                <text:p>1.39759036144578</text:p>
              </table:table-cell>
              <table:table-cell office:value-type="float" office:value="1.35060240963855">
                <text:p>1.35060240963855</text:p>
              </table:table-cell>
              <table:table-cell office:value-type="float" office:value="2.55903614457831">
                <text:p>2.55903614457831</text:p>
              </table:table-cell>
              <table:table-cell office:value-type="float" office:value="2.67710843373494">
                <text:p>2.67710843373494</text:p>
              </table:table-cell>
              <table:table-cell office:value-type="float" office:value="2.67710843373494">
                <text:p>2.67710843373494</text:p>
              </table:table-cell>
              <table:table-cell office:value-type="float" office:value="2.67710843373494">
                <text:p>2.677108433734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8443396226415">
                <text:p>1.38443396226415</text:p>
              </table:table-cell>
              <table:table-cell office:value-type="float" office:value="1.40094339622642">
                <text:p>1.40094339622642</text:p>
              </table:table-cell>
              <table:table-cell office:value-type="float" office:value="1.3313679245283">
                <text:p>1.3313679245283</text:p>
              </table:table-cell>
              <table:table-cell office:value-type="float" office:value="2.55188679245283">
                <text:p>2.55188679245283</text:p>
              </table:table-cell>
              <table:table-cell office:value-type="float" office:value="2.66745283018868">
                <text:p>2.66745283018868</text:p>
              </table:table-cell>
              <table:table-cell office:value-type="float" office:value="2.66745283018868">
                <text:p>2.66745283018868</text:p>
              </table:table-cell>
              <table:table-cell office:value-type="float" office:value="2.66745283018868">
                <text:p>2.66745283018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7182448036952">
                <text:p>1.37182448036952</text:p>
              </table:table-cell>
              <table:table-cell office:value-type="float" office:value="1.38799076212471">
                <text:p>1.38799076212471</text:p>
              </table:table-cell>
              <table:table-cell office:value-type="float" office:value="1.35912240184758">
                <text:p>1.35912240184758</text:p>
              </table:table-cell>
              <table:table-cell office:value-type="float" office:value="2.57736720554273">
                <text:p>2.57736720554273</text:p>
              </table:table-cell>
              <table:table-cell office:value-type="float" office:value="2.61662817551963">
                <text:p>2.61662817551963</text:p>
              </table:table-cell>
              <table:table-cell office:value-type="float" office:value="2.61662817551963">
                <text:p>2.61662817551963</text:p>
              </table:table-cell>
              <table:table-cell office:value-type="float" office:value="2.61662817551963">
                <text:p>2.61662817551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5972850678733">
                <text:p>1.35972850678733</text:p>
              </table:table-cell>
              <table:table-cell office:value-type="float" office:value="1.39140271493213">
                <text:p>1.39140271493213</text:p>
              </table:table-cell>
              <table:table-cell office:value-type="float" office:value="1.34049773755656">
                <text:p>1.34049773755656</text:p>
              </table:table-cell>
              <table:table-cell office:value-type="float" office:value="2.60180995475113">
                <text:p>2.60180995475113</text:p>
              </table:table-cell>
              <table:table-cell office:value-type="float" office:value="2.62443438914027">
                <text:p>2.62443438914027</text:p>
              </table:table-cell>
              <table:table-cell office:value-type="float" office:value="2.62443438914027">
                <text:p>2.62443438914027</text:p>
              </table:table-cell>
              <table:table-cell office:value-type="float" office:value="2.62443438914027">
                <text:p>2.624434389140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6363636363636">
                <text:p>1.36363636363636</text:p>
              </table:table-cell>
              <table:table-cell office:value-type="float" office:value="1.39467849223947">
                <text:p>1.39467849223947</text:p>
              </table:table-cell>
              <table:table-cell office:value-type="float" office:value="1.32261640798226">
                <text:p>1.32261640798226</text:p>
              </table:table-cell>
              <table:table-cell office:value-type="float" office:value="2.59423503325942">
                <text:p>2.59423503325942</text:p>
              </table:table-cell>
              <table:table-cell office:value-type="float" office:value="2.63414634146341">
                <text:p>2.63414634146341</text:p>
              </table:table-cell>
              <table:table-cell office:value-type="float" office:value="2.63414634146341">
                <text:p>2.63414634146341</text:p>
              </table:table-cell>
              <table:table-cell office:value-type="float" office:value="2.63414634146341">
                <text:p>2.634146341463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6739130434783">
                <text:p>1.36739130434783</text:p>
              </table:table-cell>
              <table:table-cell office:value-type="float" office:value="1.38260869565217">
                <text:p>1.38260869565217</text:p>
              </table:table-cell>
              <table:table-cell office:value-type="float" office:value="1.34021739130435">
                <text:p>1.34021739130435</text:p>
              </table:table-cell>
              <table:table-cell office:value-type="float" office:value="2.58695652173913">
                <text:p>2.58695652173913</text:p>
              </table:table-cell>
              <table:table-cell office:value-type="float" office:value="2.62391304347826">
                <text:p>2.62391304347826</text:p>
              </table:table-cell>
              <table:table-cell office:value-type="float" office:value="2.62391304347826">
                <text:p>2.62391304347826</text:p>
              </table:table-cell>
              <table:table-cell office:value-type="float" office:value="2.62391304347826">
                <text:p>2.62391304347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100213219616">
                <text:p>1.37100213219616</text:p>
              </table:table-cell>
              <table:table-cell office:value-type="float" office:value="1.38592750533049">
                <text:p>1.38592750533049</text:p>
              </table:table-cell>
              <table:table-cell office:value-type="float" office:value="1.33155650319829">
                <text:p>1.33155650319829</text:p>
              </table:table-cell>
              <table:table-cell office:value-type="float" office:value="2.57995735607676">
                <text:p>2.57995735607676</text:p>
              </table:table-cell>
              <table:table-cell office:value-type="float" office:value="2.59914712153518">
                <text:p>2.59914712153518</text:p>
              </table:table-cell>
              <table:table-cell office:value-type="float" office:value="2.59914712153518">
                <text:p>2.59914712153518</text:p>
              </table:table-cell>
              <table:table-cell office:value-type="float" office:value="2.59914712153518">
                <text:p>2.599147121535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5983263598326">
                <text:p>1.35983263598326</text:p>
              </table:table-cell>
              <table:table-cell office:value-type="float" office:value="1.38912133891213">
                <text:p>1.38912133891213</text:p>
              </table:table-cell>
              <table:table-cell office:value-type="float" office:value="1.33995815899582">
                <text:p>1.33995815899582</text:p>
              </table:table-cell>
              <table:table-cell office:value-type="float" office:value="2.56903765690377">
                <text:p>2.56903765690377</text:p>
              </table:table-cell>
              <table:table-cell office:value-type="float" office:value="2.60669456066946">
                <text:p>2.60669456066946</text:p>
              </table:table-cell>
              <table:table-cell office:value-type="float" office:value="2.60669456066946">
                <text:p>2.60669456066946</text:p>
              </table:table-cell>
              <table:table-cell office:value-type="float" office:value="2.60669456066946">
                <text:p>2.606694560669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6344969199179">
                <text:p>1.36344969199179</text:p>
              </table:table-cell>
              <table:table-cell office:value-type="float" office:value="1.39219712525667">
                <text:p>1.39219712525667</text:p>
              </table:table-cell>
              <table:table-cell office:value-type="float" office:value="1.34804928131417">
                <text:p>1.34804928131417</text:p>
              </table:table-cell>
              <table:table-cell office:value-type="float" office:value="2.56262833675565">
                <text:p>2.56262833675565</text:p>
              </table:table-cell>
              <table:table-cell office:value-type="float" office:value="2.59958932238193">
                <text:p>2.59958932238193</text:p>
              </table:table-cell>
              <table:table-cell office:value-type="float" office:value="2.59958932238193">
                <text:p>2.59958932238193</text:p>
              </table:table-cell>
              <table:table-cell office:value-type="float" office:value="2.59958932238193">
                <text:p>2.599589322381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6693548387097">
                <text:p>1.36693548387097</text:p>
              </table:table-cell>
              <table:table-cell office:value-type="float" office:value="1.38104838709677">
                <text:p>1.38104838709677</text:p>
              </table:table-cell>
              <table:table-cell office:value-type="float" office:value="1.33165322580645">
                <text:p>1.33165322580645</text:p>
              </table:table-cell>
              <table:table-cell office:value-type="float" office:value="2.58870967741935">
                <text:p>2.58870967741935</text:p>
              </table:table-cell>
              <table:table-cell office:value-type="float" office:value="2.62298387096774">
                <text:p>2.62298387096774</text:p>
              </table:table-cell>
              <table:table-cell office:value-type="float" office:value="2.62298387096774">
                <text:p>2.62298387096774</text:p>
              </table:table-cell>
              <table:table-cell office:value-type="float" office:value="2.62298387096774">
                <text:p>2.62298387096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5643564356436">
                <text:p>1.35643564356436</text:p>
              </table:table-cell>
              <table:table-cell office:value-type="float" office:value="1.38415841584158">
                <text:p>1.38415841584158</text:p>
              </table:table-cell>
              <table:table-cell office:value-type="float" office:value="1.32376237623762">
                <text:p>1.32376237623762</text:p>
              </table:table-cell>
              <table:table-cell office:value-type="float" office:value="2.57821782178218">
                <text:p>2.57821782178218</text:p>
              </table:table-cell>
              <table:table-cell office:value-type="float" office:value="2.62970297029703">
                <text:p>2.62970297029703</text:p>
              </table:table-cell>
              <table:table-cell office:value-type="float" office:value="2.62970297029703">
                <text:p>2.62970297029703</text:p>
              </table:table-cell>
              <table:table-cell office:value-type="float" office:value="2.62970297029703">
                <text:p>2.629702970297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5992217898833">
                <text:p>1.35992217898833</text:p>
              </table:table-cell>
              <table:table-cell office:value-type="float" office:value="1.37354085603113">
                <text:p>1.37354085603113</text:p>
              </table:table-cell>
              <table:table-cell office:value-type="float" office:value="1.33171206225681">
                <text:p>1.33171206225681</text:p>
              </table:table-cell>
              <table:table-cell office:value-type="float" office:value="2.60311284046693">
                <text:p>2.60311284046693</text:p>
              </table:table-cell>
              <table:table-cell office:value-type="float" office:value="2.63618677042802">
                <text:p>2.63618677042802</text:p>
              </table:table-cell>
              <table:table-cell office:value-type="float" office:value="2.63618677042802">
                <text:p>2.63618677042802</text:p>
              </table:table-cell>
              <table:table-cell office:value-type="float" office:value="2.63618677042802">
                <text:p>2.63618677042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6328871892925">
                <text:p>1.36328871892925</text:p>
              </table:table-cell>
              <table:table-cell office:value-type="float" office:value="1.37667304015296">
                <text:p>1.37667304015296</text:p>
              </table:table-cell>
              <table:table-cell office:value-type="float" office:value="1.33938814531549">
                <text:p>1.33938814531549</text:p>
              </table:table-cell>
              <table:table-cell office:value-type="float" office:value="2.59655831739962">
                <text:p>2.59655831739962</text:p>
              </table:table-cell>
              <table:table-cell office:value-type="float" office:value="2.62906309751434">
                <text:p>2.62906309751434</text:p>
              </table:table-cell>
              <table:table-cell office:value-type="float" office:value="2.62906309751434">
                <text:p>2.62906309751434</text:p>
              </table:table-cell>
              <table:table-cell office:value-type="float" office:value="2.62906309751434">
                <text:p>2.629063097514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6654135338346">
                <text:p>1.36654135338346</text:p>
              </table:table-cell>
              <table:table-cell office:value-type="float" office:value="1.36654135338346">
                <text:p>1.36654135338346</text:p>
              </table:table-cell>
              <table:table-cell office:value-type="float" office:value="1.32424812030075">
                <text:p>1.32424812030075</text:p>
              </table:table-cell>
              <table:table-cell office:value-type="float" office:value="2.59022556390977">
                <text:p>2.59022556390977</text:p>
              </table:table-cell>
              <table:table-cell office:value-type="float" office:value="2.6203007518797">
                <text:p>2.6203007518797</text:p>
              </table:table-cell>
              <table:table-cell office:value-type="float" office:value="2.6203007518797">
                <text:p>2.6203007518797</text:p>
              </table:table-cell>
              <table:table-cell office:value-type="float" office:value="2.6203007518797">
                <text:p>2.62030075187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5674676524954">
                <text:p>1.35674676524954</text:p>
              </table:table-cell>
              <table:table-cell office:value-type="float" office:value="1.36968576709797">
                <text:p>1.36968576709797</text:p>
              </table:table-cell>
              <table:table-cell office:value-type="float" office:value="1.33918669131238">
                <text:p>1.33918669131238</text:p>
              </table:table-cell>
              <table:table-cell office:value-type="float" office:value="2.58040665434381">
                <text:p>2.58040665434381</text:p>
              </table:table-cell>
              <table:table-cell office:value-type="float" office:value="2.61182994454713">
                <text:p>2.61182994454713</text:p>
              </table:table-cell>
              <table:table-cell office:value-type="float" office:value="2.61182994454713">
                <text:p>2.61182994454713</text:p>
              </table:table-cell>
              <table:table-cell office:value-type="float" office:value="2.61182994454713">
                <text:p>2.61182994454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6">
                <text:p>1.36</text:p>
              </table:table-cell>
              <table:table-cell office:value-type="float" office:value="1.37272727272727">
                <text:p>1.37272727272727</text:p>
              </table:table-cell>
              <table:table-cell office:value-type="float" office:value="1.33181818181818">
                <text:p>1.33181818181818</text:p>
              </table:table-cell>
              <table:table-cell office:value-type="float" office:value="2.57454545454545">
                <text:p>2.57454545454545</text:p>
              </table:table-cell>
              <table:table-cell office:value-type="float" office:value="2.63454545454545">
                <text:p>2.63454545454545</text:p>
              </table:table-cell>
              <table:table-cell office:value-type="float" office:value="2.63454545454545">
                <text:p>2.63454545454545</text:p>
              </table:table-cell>
              <table:table-cell office:value-type="float" office:value="2.63454545454545">
                <text:p>2.63454545454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6314847942755">
                <text:p>1.36314847942755</text:p>
              </table:table-cell>
              <table:table-cell office:value-type="float" office:value="1.36314847942755">
                <text:p>1.36314847942755</text:p>
              </table:table-cell>
              <table:table-cell office:value-type="float" office:value="1.33899821109123">
                <text:p>1.33899821109123</text:p>
              </table:table-cell>
              <table:table-cell office:value-type="float" office:value="2.54025044722719">
                <text:p>2.54025044722719</text:p>
              </table:table-cell>
              <table:table-cell office:value-type="float" office:value="2.62611806797853">
                <text:p>2.62611806797853</text:p>
              </table:table-cell>
              <table:table-cell office:value-type="float" office:value="2.62611806797853">
                <text:p>2.62611806797853</text:p>
              </table:table-cell>
              <table:table-cell office:value-type="float" office:value="2.62611806797853">
                <text:p>2.62611806797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5387323943662">
                <text:p>1.35387323943662</text:p>
              </table:table-cell>
              <table:table-cell office:value-type="float" office:value="1.36619718309859">
                <text:p>1.36619718309859</text:p>
              </table:table-cell>
              <table:table-cell office:value-type="float" office:value="1.32482394366197">
                <text:p>1.32482394366197</text:p>
              </table:table-cell>
              <table:table-cell office:value-type="float" office:value="2.53169014084507">
                <text:p>2.53169014084507</text:p>
              </table:table-cell>
              <table:table-cell office:value-type="float" office:value="2.63204225352113">
                <text:p>2.63204225352113</text:p>
              </table:table-cell>
              <table:table-cell office:value-type="float" office:value="2.63204225352113">
                <text:p>2.63204225352113</text:p>
              </table:table-cell>
              <table:table-cell office:value-type="float" office:value="2.63204225352113">
                <text:p>2.632042253521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6048526863085">
                <text:p>1.36048526863085</text:p>
              </table:table-cell>
              <table:table-cell office:value-type="float" office:value="1.36048526863085">
                <text:p>1.36048526863085</text:p>
              </table:table-cell>
              <table:table-cell office:value-type="float" office:value="1.33188908145581">
                <text:p>1.33188908145581</text:p>
              </table:table-cell>
              <table:table-cell office:value-type="float" office:value="2.52339688041594">
                <text:p>2.52339688041594</text:p>
              </table:table-cell>
              <table:table-cell office:value-type="float" office:value="2.62045060658579">
                <text:p>2.62045060658579</text:p>
              </table:table-cell>
              <table:table-cell office:value-type="float" office:value="2.62045060658579">
                <text:p>2.62045060658579</text:p>
              </table:table-cell>
              <table:table-cell office:value-type="float" office:value="2.62045060658579">
                <text:p>2.620450606585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5324232081911">
                <text:p>1.35324232081911</text:p>
              </table:table-cell>
              <table:table-cell office:value-type="float" office:value="1.36689419795222">
                <text:p>1.36689419795222</text:p>
              </table:table-cell>
              <table:table-cell office:value-type="float" office:value="1.33873720136519">
                <text:p>1.33873720136519</text:p>
              </table:table-cell>
              <table:table-cell office:value-type="float" office:value="2.53924914675768">
                <text:p>2.53924914675768</text:p>
              </table:table-cell>
              <table:table-cell office:value-type="float" office:value="2.63481228668942">
                <text:p>2.63481228668942</text:p>
              </table:table-cell>
              <table:table-cell office:value-type="float" office:value="2.63481228668942">
                <text:p>2.63481228668942</text:p>
              </table:table-cell>
              <table:table-cell office:value-type="float" office:value="2.63481228668942">
                <text:p>2.63481228668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5966386554622">
                <text:p>1.35966386554622</text:p>
              </table:table-cell>
              <table:table-cell office:value-type="float" office:value="1.37310924369748">
                <text:p>1.37310924369748</text:p>
              </table:table-cell>
              <table:table-cell office:value-type="float" office:value="1.33193277310924">
                <text:p>1.33193277310924</text:p>
              </table:table-cell>
              <table:table-cell office:value-type="float" office:value="2.58151260504202">
                <text:p>2.58151260504202</text:p>
              </table:table-cell>
              <table:table-cell office:value-type="float" office:value="2.63529411764706">
                <text:p>2.63529411764706</text:p>
              </table:table-cell>
              <table:table-cell office:value-type="float" office:value="2.63529411764706">
                <text:p>2.63529411764706</text:p>
              </table:table-cell>
              <table:table-cell office:value-type="float" office:value="2.63529411764706">
                <text:p>2.635294117647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5264900662252">
                <text:p>1.35264900662252</text:p>
              </table:table-cell>
              <table:table-cell office:value-type="float" office:value="1.3658940397351">
                <text:p>1.3658940397351</text:p>
              </table:table-cell>
              <table:table-cell office:value-type="float" office:value="1.32533112582781">
                <text:p>1.32533112582781</text:p>
              </table:table-cell>
              <table:table-cell office:value-type="float" office:value="2.59602649006622">
                <text:p>2.59602649006622</text:p>
              </table:table-cell>
              <table:table-cell office:value-type="float" office:value="2.62251655629139">
                <text:p>2.62251655629139</text:p>
              </table:table-cell>
              <table:table-cell office:value-type="float" office:value="2.62251655629139">
                <text:p>2.62251655629139</text:p>
              </table:table-cell>
              <table:table-cell office:value-type="float" office:value="2.62251655629139">
                <text:p>2.622516556291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5889070146819">
                <text:p>1.35889070146819</text:p>
              </table:table-cell>
              <table:table-cell office:value-type="float" office:value="1.35889070146819">
                <text:p>1.35889070146819</text:p>
              </table:table-cell>
              <table:table-cell office:value-type="float" office:value="1.3189233278956">
                <text:p>1.3189233278956</text:p>
              </table:table-cell>
              <table:table-cell office:value-type="float" office:value="2.53181076672104">
                <text:p>2.53181076672104</text:p>
              </table:table-cell>
              <table:table-cell office:value-type="float" office:value="2.61011419249592">
                <text:p>2.61011419249592</text:p>
              </table:table-cell>
              <table:table-cell office:value-type="float" office:value="2.61011419249592">
                <text:p>2.61011419249592</text:p>
              </table:table-cell>
              <table:table-cell office:value-type="float" office:value="2.61011419249592">
                <text:p>2.61011419249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5209003215434">
                <text:p>1.35209003215434</text:p>
              </table:table-cell>
              <table:table-cell office:value-type="float" office:value="1.36495176848875">
                <text:p>1.36495176848875</text:p>
              </table:table-cell>
              <table:table-cell office:value-type="float" office:value="1.31913183279743">
                <text:p>1.31913183279743</text:p>
              </table:table-cell>
              <table:table-cell office:value-type="float" office:value="2.52090032154341">
                <text:p>2.52090032154341</text:p>
              </table:table-cell>
              <table:table-cell office:value-type="float" office:value="2.61093247588424">
                <text:p>2.61093247588424</text:p>
              </table:table-cell>
              <table:table-cell office:value-type="float" office:value="2.61093247588424">
                <text:p>2.61093247588424</text:p>
              </table:table-cell>
              <table:table-cell office:value-type="float" office:value="2.61093247588424">
                <text:p>2.61093247588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4548335974643">
                <text:p>1.34548335974643</text:p>
              </table:table-cell>
              <table:table-cell office:value-type="float" office:value="1.3581616481775">
                <text:p>1.3581616481775</text:p>
              </table:table-cell>
              <table:table-cell office:value-type="float" office:value="1.31299524564184">
                <text:p>1.31299524564184</text:p>
              </table:table-cell>
              <table:table-cell office:value-type="float" office:value="2.51030110935024">
                <text:p>2.51030110935024</text:p>
              </table:table-cell>
              <table:table-cell office:value-type="float" office:value="2.59904912836767">
                <text:p>2.59904912836767</text:p>
              </table:table-cell>
              <table:table-cell office:value-type="float" office:value="2.59904912836767">
                <text:p>2.59904912836767</text:p>
              </table:table-cell>
              <table:table-cell office:value-type="float" office:value="2.59904912836767">
                <text:p>2.599049128367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515625">
                <text:p>1.3515625</text:p>
              </table:table-cell>
              <table:table-cell office:value-type="float" office:value="1.3640625">
                <text:p>1.3640625</text:p>
              </table:table-cell>
              <table:table-cell office:value-type="float" office:value="1.31953125">
                <text:p>1.31953125</text:p>
              </table:table-cell>
              <table:table-cell office:value-type="float" office:value="2.525">
                <text:p>2.525</text:p>
              </table:table-cell>
              <table:table-cell office:value-type="float" office:value="2.575">
                <text:p>2.575</text:p>
              </table:table-cell>
              <table:table-cell office:value-type="float" office:value="2.575">
                <text:p>2.575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5747303543914">
                <text:p>1.35747303543914</text:p>
              </table:table-cell>
              <table:table-cell office:value-type="float" office:value="1.35747303543914">
                <text:p>1.35747303543914</text:p>
              </table:table-cell>
              <table:table-cell office:value-type="float" office:value="1.31972265023112">
                <text:p>1.31972265023112</text:p>
              </table:table-cell>
              <table:table-cell office:value-type="float" office:value="2.53929121725732">
                <text:p>2.53929121725732</text:p>
              </table:table-cell>
              <table:table-cell office:value-type="float" office:value="2.55161787365177">
                <text:p>2.55161787365177</text:p>
              </table:table-cell>
              <table:table-cell office:value-type="float" office:value="2.55161787365177">
                <text:p>2.55161787365177</text:p>
              </table:table-cell>
              <table:table-cell office:value-type="float" office:value="2.55161787365177">
                <text:p>2.55161787365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5106382978723">
                <text:p>1.35106382978723</text:p>
              </table:table-cell>
              <table:table-cell office:value-type="float" office:value="1.36322188449848">
                <text:p>1.36322188449848</text:p>
              </table:table-cell>
              <table:table-cell office:value-type="float" office:value="1.31382978723404">
                <text:p>1.31382978723404</text:p>
              </table:table-cell>
              <table:table-cell office:value-type="float" office:value="2.52887537993921">
                <text:p>2.52887537993921</text:p>
              </table:table-cell>
              <table:table-cell office:value-type="float" office:value="2.54103343465046">
                <text:p>2.54103343465046</text:p>
              </table:table-cell>
              <table:table-cell office:value-type="float" office:value="2.54103343465046">
                <text:p>2.54103343465046</text:p>
              </table:table-cell>
              <table:table-cell office:value-type="float" office:value="2.54103343465046">
                <text:p>2.54103343465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448275862069">
                <text:p>1.3448275862069</text:p>
              </table:table-cell>
              <table:table-cell office:value-type="float" office:value="1.3568215892054">
                <text:p>1.3568215892054</text:p>
              </table:table-cell>
              <table:table-cell office:value-type="float" office:value="1.32008995502249">
                <text:p>1.32008995502249</text:p>
              </table:table-cell>
              <table:table-cell office:value-type="float" office:value="2.54272863568216">
                <text:p>2.54272863568216</text:p>
              </table:table-cell>
              <table:table-cell office:value-type="float" office:value="2.54272863568216">
                <text:p>2.54272863568216</text:p>
              </table:table-cell>
              <table:table-cell office:value-type="float" office:value="2.54272863568216">
                <text:p>2.54272863568216</text:p>
              </table:table-cell>
              <table:table-cell office:value-type="float" office:value="2.54272863568216">
                <text:p>2.54272863568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5059171597633">
                <text:p>1.35059171597633</text:p>
              </table:table-cell>
              <table:table-cell office:value-type="float" office:value="1.36242603550296">
                <text:p>1.36242603550296</text:p>
              </table:table-cell>
              <table:table-cell office:value-type="float" office:value="1.31434911242604">
                <text:p>1.31434911242604</text:p>
              </table:table-cell>
              <table:table-cell office:value-type="float" office:value="2.50887573964497">
                <text:p>2.50887573964497</text:p>
              </table:table-cell>
              <table:table-cell office:value-type="float" office:value="2.55621301775148">
                <text:p>2.55621301775148</text:p>
              </table:table-cell>
              <table:table-cell office:value-type="float" office:value="2.55621301775148">
                <text:p>2.55621301775148</text:p>
              </table:table-cell>
              <table:table-cell office:value-type="float" office:value="2.55621301775148">
                <text:p>2.556213017751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4452554744526">
                <text:p>1.34452554744526</text:p>
              </table:table-cell>
              <table:table-cell office:value-type="float" office:value="1.35620437956204">
                <text:p>1.35620437956204</text:p>
              </table:table-cell>
              <table:table-cell office:value-type="float" office:value="1.30875912408759">
                <text:p>1.30875912408759</text:p>
              </table:table-cell>
              <table:table-cell office:value-type="float" office:value="2.4992700729927">
                <text:p>2.4992700729927</text:p>
              </table:table-cell>
              <table:table-cell office:value-type="float" office:value="2.52262773722628">
                <text:p>2.52262773722628</text:p>
              </table:table-cell>
              <table:table-cell office:value-type="float" office:value="2.52262773722628">
                <text:p>2.52262773722628</text:p>
              </table:table-cell>
              <table:table-cell office:value-type="float" office:value="2.52262773722628">
                <text:p>2.52262773722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5014409221902">
                <text:p>1.35014409221902</text:p>
              </table:table-cell>
              <table:table-cell office:value-type="float" office:value="1.35014409221902">
                <text:p>1.35014409221902</text:p>
              </table:table-cell>
              <table:table-cell office:value-type="float" office:value="1.30475504322767">
                <text:p>1.30475504322767</text:p>
              </table:table-cell>
              <table:table-cell office:value-type="float" office:value="2.51296829971182">
                <text:p>2.51296829971182</text:p>
              </table:table-cell>
              <table:table-cell office:value-type="float" office:value="2.52737752161383">
                <text:p>2.52737752161383</text:p>
              </table:table-cell>
              <table:table-cell office:value-type="float" office:value="2.52737752161383">
                <text:p>2.52737752161383</text:p>
              </table:table-cell>
              <table:table-cell office:value-type="float" office:value="2.52737752161383">
                <text:p>2.527377521613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4423897581792">
                <text:p>1.34423897581792</text:p>
              </table:table-cell>
              <table:table-cell office:value-type="float" office:value="1.35561877667141">
                <text:p>1.35561877667141</text:p>
              </table:table-cell>
              <table:table-cell office:value-type="float" office:value="1.29445234708393">
                <text:p>1.29445234708393</text:p>
              </table:table-cell>
              <table:table-cell office:value-type="float" office:value="2.51209103840683">
                <text:p>2.51209103840683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52631578947368">
                <text:p>2.526315789473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497191011236">
                <text:p>1.3497191011236</text:p>
              </table:table-cell>
              <table:table-cell office:value-type="float" office:value="1.36095505617978">
                <text:p>1.36095505617978</text:p>
              </table:table-cell>
              <table:table-cell office:value-type="float" office:value="1.30337078651685">
                <text:p>1.30337078651685</text:p>
              </table:table-cell>
              <table:table-cell office:value-type="float" office:value="2.46067415730337">
                <text:p>2.46067415730337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4396671289875">
                <text:p>1.34396671289875</text:p>
              </table:table-cell>
              <table:table-cell office:value-type="float" office:value="1.35506241331484">
                <text:p>1.35506241331484</text:p>
              </table:table-cell>
              <table:table-cell office:value-type="float" office:value="1.3120665742025">
                <text:p>1.3120665742025</text:p>
              </table:table-cell>
              <table:table-cell office:value-type="float" office:value="2.48266296809986">
                <text:p>2.48266296809986</text:p>
              </table:table-cell>
              <table:table-cell office:value-type="float" office:value="2.49653259361997">
                <text:p>2.49653259361997</text:p>
              </table:table-cell>
              <table:table-cell office:value-type="float" office:value="2.49653259361997">
                <text:p>2.49653259361997</text:p>
              </table:table-cell>
              <table:table-cell office:value-type="float" office:value="2.49653259361997">
                <text:p>2.49653259361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4931506849315">
                <text:p>1.34931506849315</text:p>
              </table:table-cell>
              <table:table-cell office:value-type="float" office:value="1.34931506849315">
                <text:p>1.34931506849315</text:p>
              </table:table-cell>
              <table:table-cell office:value-type="float" office:value="1.30205479452055">
                <text:p>1.30205479452055</text:p>
              </table:table-cell>
              <table:table-cell office:value-type="float" office:value="2.50684931506849">
                <text:p>2.50684931506849</text:p>
              </table:table-cell>
              <table:table-cell office:value-type="float" office:value="2.51917808219178">
                <text:p>2.51917808219178</text:p>
              </table:table-cell>
              <table:table-cell office:value-type="float" office:value="2.51917808219178">
                <text:p>2.51917808219178</text:p>
              </table:table-cell>
              <table:table-cell office:value-type="float" office:value="2.51917808219178">
                <text:p>2.519178082191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70771312585">
                <text:p>1.34370771312585</text:p>
              </table:table-cell>
              <table:table-cell office:value-type="float" office:value="1.35453315290934">
                <text:p>1.35453315290934</text:p>
              </table:table-cell>
              <table:table-cell office:value-type="float" office:value="1.3105548037889">
                <text:p>1.3105548037889</text:p>
              </table:table-cell>
              <table:table-cell office:value-type="float" office:value="2.50338294993234">
                <text:p>2.50338294993234</text:p>
              </table:table-cell>
              <table:table-cell office:value-type="float" office:value="2.5169147496617">
                <text:p>2.5169147496617</text:p>
              </table:table-cell>
              <table:table-cell office:value-type="float" office:value="2.5169147496617">
                <text:p>2.5169147496617</text:p>
              </table:table-cell>
              <table:table-cell office:value-type="float" office:value="2.5169147496617">
                <text:p>2.51691474966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4893048128342">
                <text:p>1.34893048128342</text:p>
              </table:table-cell>
              <table:table-cell office:value-type="float" office:value="1.34893048128342">
                <text:p>1.34893048128342</text:p>
              </table:table-cell>
              <table:table-cell office:value-type="float" office:value="1.30080213903743">
                <text:p>1.30080213903743</text:p>
              </table:table-cell>
              <table:table-cell office:value-type="float" office:value="2.50267379679144">
                <text:p>2.50267379679144</text:p>
              </table:table-cell>
              <table:table-cell office:value-type="float" office:value="2.51470588235294">
                <text:p>2.51470588235294</text:p>
              </table:table-cell>
              <table:table-cell office:value-type="float" office:value="2.51470588235294">
                <text:p>2.51470588235294</text:p>
              </table:table-cell>
              <table:table-cell office:value-type="float" office:value="2.51470588235294">
                <text:p>2.51470588235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4346103038309">
                <text:p>1.34346103038309</text:p>
              </table:table-cell>
              <table:table-cell office:value-type="float" office:value="1.35402906208719">
                <text:p>1.35402906208719</text:p>
              </table:table-cell>
              <table:table-cell office:value-type="float" office:value="1.29722589167768">
                <text:p>1.29722589167768</text:p>
              </table:table-cell>
              <table:table-cell office:value-type="float" office:value="2.47556142668428">
                <text:p>2.47556142668428</text:p>
              </table:table-cell>
              <table:table-cell office:value-type="float" office:value="2.52443857331572">
                <text:p>2.52443857331572</text:p>
              </table:table-cell>
              <table:table-cell office:value-type="float" office:value="2.52443857331572">
                <text:p>2.52443857331572</text:p>
              </table:table-cell>
              <table:table-cell office:value-type="float" office:value="2.52443857331572">
                <text:p>2.524438573315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3812010443864">
                <text:p>1.33812010443864</text:p>
              </table:table-cell>
              <table:table-cell office:value-type="float" office:value="1.34856396866841">
                <text:p>1.34856396866841</text:p>
              </table:table-cell>
              <table:table-cell office:value-type="float" office:value="1.30548302872063">
                <text:p>1.30548302872063</text:p>
              </table:table-cell>
              <table:table-cell office:value-type="float" office:value="2.49608355091384">
                <text:p>2.49608355091384</text:p>
              </table:table-cell>
              <table:table-cell office:value-type="float" office:value="2.52088772845953">
                <text:p>2.52088772845953</text:p>
              </table:table-cell>
              <table:table-cell office:value-type="float" office:value="2.52088772845953">
                <text:p>2.52088772845953</text:p>
              </table:table-cell>
              <table:table-cell office:value-type="float" office:value="2.52088772845953">
                <text:p>2.520887728459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4322580645161">
                <text:p>1.34322580645161</text:p>
              </table:table-cell>
              <table:table-cell office:value-type="float" office:value="1.35354838709677">
                <text:p>1.35354838709677</text:p>
              </table:table-cell>
              <table:table-cell office:value-type="float" office:value="1.30774193548387">
                <text:p>1.30774193548387</text:p>
              </table:table-cell>
              <table:table-cell office:value-type="float" office:value="2.49548387096774">
                <text:p>2.49548387096774</text:p>
              </table:table-cell>
              <table:table-cell office:value-type="float" office:value="2.54322580645161">
                <text:p>2.54322580645161</text:p>
              </table:table-cell>
              <table:table-cell office:value-type="float" office:value="2.54322580645161">
                <text:p>2.54322580645161</text:p>
              </table:table-cell>
              <table:table-cell office:value-type="float" office:value="2.54322580645161">
                <text:p>2.543225806451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4821428571429">
                <text:p>1.34821428571429</text:p>
              </table:table-cell>
              <table:table-cell office:value-type="float" office:value="1.35841836734694">
                <text:p>1.35841836734694</text:p>
              </table:table-cell>
              <table:table-cell office:value-type="float" office:value="1.30420918367347">
                <text:p>1.30420918367347</text:p>
              </table:table-cell>
              <table:table-cell office:value-type="float" office:value="2.51785714285714">
                <text:p>2.51785714285714</text:p>
              </table:table-cell>
              <table:table-cell office:value-type="float" office:value="2.51913265306122">
                <text:p>2.51913265306122</text:p>
              </table:table-cell>
              <table:table-cell office:value-type="float" office:value="2.51913265306122">
                <text:p>2.51913265306122</text:p>
              </table:table-cell>
              <table:table-cell office:value-type="float" office:value="2.51913265306122">
                <text:p>2.51913265306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4300126103405">
                <text:p>1.34300126103405</text:p>
              </table:table-cell>
              <table:table-cell office:value-type="float" office:value="1.3530895334174">
                <text:p>1.3530895334174</text:p>
              </table:table-cell>
              <table:table-cell office:value-type="float" office:value="1.30075662042875">
                <text:p>1.30075662042875</text:p>
              </table:table-cell>
              <table:table-cell office:value-type="float" office:value="2.53720050441362">
                <text:p>2.53720050441362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4788029925187">
                <text:p>1.34788029925187</text:p>
              </table:table-cell>
              <table:table-cell office:value-type="float" office:value="1.35785536159601">
                <text:p>1.35785536159601</text:p>
              </table:table-cell>
              <table:table-cell office:value-type="float" office:value="1.30860349127182">
                <text:p>1.30860349127182</text:p>
              </table:table-cell>
              <table:table-cell office:value-type="float" office:value="2.53615960099751">
                <text:p>2.53615960099751</text:p>
              </table:table-cell>
              <table:table-cell office:value-type="float" office:value="2.52618453865337">
                <text:p>2.52618453865337</text:p>
              </table:table-cell>
              <table:table-cell office:value-type="float" office:value="2.52618453865337">
                <text:p>2.52618453865337</text:p>
              </table:table-cell>
              <table:table-cell office:value-type="float" office:value="2.52618453865337">
                <text:p>2.526184538653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4278668310728">
                <text:p>1.34278668310728</text:p>
              </table:table-cell>
              <table:table-cell office:value-type="float" office:value="1.35265104808878">
                <text:p>1.35265104808878</text:p>
              </table:table-cell>
              <table:table-cell office:value-type="float" office:value="1.31072749691739">
                <text:p>1.31072749691739</text:p>
              </table:table-cell>
              <table:table-cell office:value-type="float" office:value="2.51048088779285">
                <text:p>2.51048088779285</text:p>
              </table:table-cell>
              <table:table-cell office:value-type="float" office:value="2.54500616522811">
                <text:p>2.54500616522811</text:p>
              </table:table-cell>
              <table:table-cell office:value-type="float" office:value="2.54500616522811">
                <text:p>2.54500616522811</text:p>
              </table:table-cell>
              <table:table-cell office:value-type="float" office:value="2.54500616522811">
                <text:p>2.54500616522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780487804878">
                <text:p>1.33780487804878</text:p>
              </table:table-cell>
              <table:table-cell office:value-type="float" office:value="1.34756097560976">
                <text:p>1.34756097560976</text:p>
              </table:table-cell>
              <table:table-cell office:value-type="float" office:value="1.30731707317073">
                <text:p>1.30731707317073</text:p>
              </table:table-cell>
              <table:table-cell office:value-type="float" office:value="2.55121951219512">
                <text:p>2.55121951219512</text:p>
              </table:table-cell>
              <table:table-cell office:value-type="float" office:value="2.53048780487805">
                <text:p>2.53048780487805</text:p>
              </table:table-cell>
              <table:table-cell office:value-type="float" office:value="2.53048780487805">
                <text:p>2.53048780487805</text:p>
              </table:table-cell>
              <table:table-cell office:value-type="float" office:value="2.53048780487805">
                <text:p>2.53048780487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4258142340169">
                <text:p>1.34258142340169</text:p>
              </table:table-cell>
              <table:table-cell office:value-type="float" office:value="1.35223160434258">
                <text:p>1.35223160434258</text:p>
              </table:table-cell>
              <table:table-cell office:value-type="float" office:value="1.30398069963812">
                <text:p>1.30398069963812</text:p>
              </table:table-cell>
              <table:table-cell office:value-type="float" office:value="2.55006031363088">
                <text:p>2.55006031363088</text:p>
              </table:table-cell>
              <table:table-cell office:value-type="float" office:value="2.52955367913148">
                <text:p>2.52955367913148</text:p>
              </table:table-cell>
              <table:table-cell office:value-type="float" office:value="2.52955367913148">
                <text:p>2.52955367913148</text:p>
              </table:table-cell>
              <table:table-cell office:value-type="float" office:value="2.52955367913148">
                <text:p>2.52955367913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3770883054893">
                <text:p>1.33770883054893</text:p>
              </table:table-cell>
              <table:table-cell office:value-type="float" office:value="1.3472553699284">
                <text:p>1.3472553699284</text:p>
              </table:table-cell>
              <table:table-cell office:value-type="float" office:value="1.30608591885442">
                <text:p>1.30608591885442</text:p>
              </table:table-cell>
              <table:table-cell office:value-type="float" office:value="2.54653937947494">
                <text:p>2.54653937947494</text:p>
              </table:table-cell>
              <table:table-cell office:value-type="float" office:value="2.52625298329356">
                <text:p>2.52625298329356</text:p>
              </table:table-cell>
              <table:table-cell office:value-type="float" office:value="2.52625298329356">
                <text:p>2.52625298329356</text:p>
              </table:table-cell>
              <table:table-cell office:value-type="float" office:value="2.52625298329356">
                <text:p>2.526252983293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4238488783943">
                <text:p>1.34238488783943</text:p>
              </table:table-cell>
              <table:table-cell office:value-type="float" office:value="1.35182998819362">
                <text:p>1.35182998819362</text:p>
              </table:table-cell>
              <table:table-cell office:value-type="float" office:value="1.31345926800472">
                <text:p>1.31345926800472</text:p>
              </table:table-cell>
              <table:table-cell office:value-type="float" office:value="2.54545454545455">
                <text:p>2.54545454545455</text:p>
              </table:table-cell>
              <table:table-cell office:value-type="float" office:value="2.55726092089728">
                <text:p>2.55726092089728</text:p>
              </table:table-cell>
              <table:table-cell office:value-type="float" office:value="2.55726092089728">
                <text:p>2.55726092089728</text:p>
              </table:table-cell>
              <table:table-cell office:value-type="float" office:value="2.55726092089728">
                <text:p>2.557260920897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3761682242991">
                <text:p>1.33761682242991</text:p>
              </table:table-cell>
              <table:table-cell office:value-type="float" office:value="1.35630841121495">
                <text:p>1.35630841121495</text:p>
              </table:table-cell>
              <table:table-cell office:value-type="float" office:value="1.31016355140187">
                <text:p>1.31016355140187</text:p>
              </table:table-cell>
              <table:table-cell office:value-type="float" office:value="2.54205607476635">
                <text:p>2.54205607476635</text:p>
              </table:table-cell>
              <table:table-cell office:value-type="float" office:value="2.55490654205607">
                <text:p>2.55490654205607</text:p>
              </table:table-cell>
              <table:table-cell office:value-type="float" office:value="2.55490654205607">
                <text:p>2.55490654205607</text:p>
              </table:table-cell>
              <table:table-cell office:value-type="float" office:value="2.55490654205607">
                <text:p>2.55490654205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4219653179191">
                <text:p>1.34219653179191</text:p>
              </table:table-cell>
              <table:table-cell office:value-type="float" office:value="1.3514450867052">
                <text:p>1.3514450867052</text:p>
              </table:table-cell>
              <table:table-cell office:value-type="float" office:value="1.30173410404624">
                <text:p>1.30173410404624</text:p>
              </table:table-cell>
              <table:table-cell office:value-type="float" office:value="2.54104046242775">
                <text:p>2.54104046242775</text:p>
              </table:table-cell>
              <table:table-cell office:value-type="float" office:value="2.55260115606936">
                <text:p>2.55260115606936</text:p>
              </table:table-cell>
              <table:table-cell office:value-type="float" office:value="2.55260115606936">
                <text:p>2.55260115606936</text:p>
              </table:table-cell>
              <table:table-cell office:value-type="float" office:value="2.55260115606936">
                <text:p>2.55260115606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3752860411899">
                <text:p>1.33752860411899</text:p>
              </table:table-cell>
              <table:table-cell office:value-type="float" office:value="1.3558352402746">
                <text:p>1.3558352402746</text:p>
              </table:table-cell>
              <table:table-cell office:value-type="float" office:value="1.29862700228833">
                <text:p>1.29862700228833</text:p>
              </table:table-cell>
              <table:table-cell office:value-type="float" office:value="2.558352402746">
                <text:p>2.558352402746</text:p>
              </table:table-cell>
              <table:table-cell office:value-type="float" office:value="2.55034324942792">
                <text:p>2.55034324942792</text:p>
              </table:table-cell>
              <table:table-cell office:value-type="float" office:value="2.55034324942792">
                <text:p>2.55034324942792</text:p>
              </table:table-cell>
              <table:table-cell office:value-type="float" office:value="2.55034324942792">
                <text:p>2.550343249427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4201585503964">
                <text:p>1.34201585503964</text:p>
              </table:table-cell>
              <table:table-cell office:value-type="float" office:value="1.35107587768969">
                <text:p>1.35107587768969</text:p>
              </table:table-cell>
              <table:table-cell office:value-type="float" office:value="1.31596828992072">
                <text:p>1.31596828992072</text:p>
              </table:table-cell>
              <table:table-cell office:value-type="float" office:value="2.55719139297848">
                <text:p>2.55719139297848</text:p>
              </table:table-cell>
              <table:table-cell office:value-type="float" office:value="2.57870894677237">
                <text:p>2.57870894677237</text:p>
              </table:table-cell>
              <table:table-cell office:value-type="float" office:value="2.57870894677237">
                <text:p>2.57870894677237</text:p>
              </table:table-cell>
              <table:table-cell office:value-type="float" office:value="2.57870894677237">
                <text:p>2.578708946772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3744394618834">
                <text:p>1.33744394618834</text:p>
              </table:table-cell>
              <table:table-cell office:value-type="float" office:value="1.34641255605381">
                <text:p>1.34641255605381</text:p>
              </table:table-cell>
              <table:table-cell office:value-type="float" office:value="1.30773542600897">
                <text:p>1.30773542600897</text:p>
              </table:table-cell>
              <table:table-cell office:value-type="float" office:value="2.55381165919283">
                <text:p>2.55381165919283</text:p>
              </table:table-cell>
              <table:table-cell office:value-type="float" office:value="2.57511210762332">
                <text:p>2.57511210762332</text:p>
              </table:table-cell>
              <table:table-cell office:value-type="float" office:value="2.57511210762332">
                <text:p>2.57511210762332</text:p>
              </table:table-cell>
              <table:table-cell office:value-type="float" office:value="2.57511210762332">
                <text:p>2.575112107623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3296337402886">
                <text:p>1.33296337402886</text:p>
              </table:table-cell>
              <table:table-cell office:value-type="float" office:value="1.35072142064373">
                <text:p>1.35072142064373</text:p>
              </table:table-cell>
              <table:table-cell office:value-type="float" office:value="1.30965593784684">
                <text:p>1.30965593784684</text:p>
              </table:table-cell>
              <table:table-cell office:value-type="float" office:value="2.57047724750277">
                <text:p>2.57047724750277</text:p>
              </table:table-cell>
              <table:table-cell office:value-type="float" office:value="2.54273029966704">
                <text:p>2.54273029966704</text:p>
              </table:table-cell>
              <table:table-cell office:value-type="float" office:value="2.54273029966704">
                <text:p>2.54273029966704</text:p>
              </table:table-cell>
              <table:table-cell office:value-type="float" office:value="2.54273029966704">
                <text:p>2.54273029966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7cm" svg:height="11.064cm" xlink:href=".." xlink:type="simple" chart:class="chart:line" chart:style-name="ch1">
        <chart:legend chart:legend-position="end" svg:x="12.743cm" svg:y="4.984cm" style:legend-expansion="high" chart:style-name="ch2"/>
        <chart:plot-area chart:style-name="ch3" table:cell-range-address="CrossedPropertyTest.B1:CrossedPropertyTest.B101 CrossedPropertyTest.E1:CrossedPropertyTest.E101" chart:data-source-has-labels="row" svg:x="0.393cm" svg:y="0.221cm" svg:width="11.957cm" svg:height="10.622cm">
          <chartooo:coordinate-region svg:x="1.12cm" svg:y="0.421cm" svg:width="11.23cm" svg:height="9.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PropertyTest.B2:CrossedPropertyTest.B101" chart:label-cell-address="CrossedPropertyTest.B1:CrossedPropertyTest.B1" chart:class="chart:line">
            <chart:data-point chart:repeated="100"/>
          </chart:series>
          <chart:series chart:style-name="ch7" chart:values-cell-range-address="CrossedPropertyTest.E2:CrossedPropertyTest.E101" chart:label-cell-address="CrossedPropertyTest.E1:CrossedPropertyTest.E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CrossedPropertyTest.B1:CrossedPropertyTest.B1</svg:desc>
                </draw:g>
              </table:table-cell>
              <table:table-cell office:value-type="string">
                <text:p> Mutual compression crossed(s1:s1)</text:p>
                <draw:g>
                  <svg:desc>CrossedPropertyTest.E1:CrossedPropertyT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CrossedPropertyTest.B2:CrossedPropertyTest.B101</svg:desc>
                </draw:g>
              </table:table-cell>
              <table:table-cell office:value-type="float" office:value="2.8">
                <text:p>2.8</text:p>
                <draw:g>
                  <svg:desc>CrossedPropertyTest.E2:CrossedPropertyTes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2631578947368">
                <text:p>1.52631578947368</text:p>
              </table:table-cell>
              <table:table-cell office:value-type="float" office:value="2.52631578947368">
                <text:p>2.52631578947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714285714286">
                <text:p>1.60714285714286</text:p>
              </table:table-cell>
              <table:table-cell office:value-type="float" office:value="3.07142857142857">
                <text:p>3.07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459459459459">
                <text:p>1.59459459459459</text:p>
              </table:table-cell>
              <table:table-cell office:value-type="float" office:value="2.97297297297297">
                <text:p>2.97297297297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3.04347826086957">
                <text:p>3.04347826086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2727272727273">
                <text:p>1.52727272727273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46875">
                <text:p>1.546875</text:p>
              </table:table-cell>
              <table:table-cell office:value-type="float" office:value="2.96875">
                <text:p>2.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164383561644">
                <text:p>1.56164383561644</text:p>
              </table:table-cell>
              <table:table-cell office:value-type="float" office:value="2.84931506849315">
                <text:p>2.84931506849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3.02439024390244">
                <text:p>3.02439024390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">
                <text:p>1.47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871559633028">
                <text:p>1.45871559633028</text:p>
              </table:table-cell>
              <table:table-cell office:value-type="float" office:value="2.75229357798165">
                <text:p>2.75229357798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4915254237288">
                <text:p>1.44915254237288</text:p>
              </table:table-cell>
              <table:table-cell office:value-type="float" office:value="2.88135593220339">
                <text:p>2.88135593220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094488188976">
                <text:p>1.44094488188976</text:p>
              </table:table-cell>
              <table:table-cell office:value-type="float" office:value="2.81889763779528">
                <text:p>2.81889763779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7794117647059">
                <text:p>1.47794117647059</text:p>
              </table:table-cell>
              <table:table-cell office:value-type="float" office:value="2.77941176470588">
                <text:p>2.77941176470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2758620689655">
                <text:p>1.42758620689655</text:p>
              </table:table-cell>
              <table:table-cell office:value-type="float" office:value="2.81379310344828">
                <text:p>2.81379310344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2207792207792">
                <text:p>1.42207792207792</text:p>
              </table:table-cell>
              <table:table-cell office:value-type="float" office:value="2.67532467532467">
                <text:p>2.67532467532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717791411043">
                <text:p>1.41717791411043</text:p>
              </table:table-cell>
              <table:table-cell office:value-type="float" office:value="2.7239263803681">
                <text:p>2.7239263803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279069767442">
                <text:p>1.41279069767442</text:p>
              </table:table-cell>
              <table:table-cell office:value-type="float" office:value="2.76744186046512">
                <text:p>2.76744186046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569060773481">
                <text:p>1.37569060773481</text:p>
              </table:table-cell>
              <table:table-cell office:value-type="float" office:value="2.7182320441989">
                <text:p>2.7182320441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7368421052632">
                <text:p>1.37368421052632</text:p>
              </table:table-cell>
              <table:table-cell office:value-type="float" office:value="2.68421052631579">
                <text:p>2.68421052631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7185929648241">
                <text:p>1.37185929648241</text:p>
              </table:table-cell>
              <table:table-cell office:value-type="float" office:value="2.72361809045226">
                <text:p>2.72361809045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019230769231">
                <text:p>1.37019230769231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6866359447005">
                <text:p>1.36866359447005</text:p>
              </table:table-cell>
              <table:table-cell office:value-type="float" office:value="2.66359447004608">
                <text:p>2.66359447004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6725663716814">
                <text:p>1.36725663716814</text:p>
              </table:table-cell>
              <table:table-cell office:value-type="float" office:value="2.63716814159292">
                <text:p>2.63716814159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9148936170213">
                <text:p>1.39148936170213</text:p>
              </table:table-cell>
              <table:table-cell office:value-type="float" office:value="2.68085106382979">
                <text:p>2.68085106382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7295081967213">
                <text:p>1.37295081967213</text:p>
              </table:table-cell>
              <table:table-cell office:value-type="float" office:value="2.69672131147541">
                <text:p>2.69672131147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0711462450593">
                <text:p>1.40711462450593</text:p>
              </table:table-cell>
              <table:table-cell office:value-type="float" office:value="2.71146245059289">
                <text:p>2.711462450592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8549618320611">
                <text:p>1.38549618320611</text:p>
              </table:table-cell>
              <table:table-cell office:value-type="float" office:value="2.67175572519084">
                <text:p>2.67175572519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9114391143911">
                <text:p>1.39114391143911</text:p>
              </table:table-cell>
              <table:table-cell office:value-type="float" office:value="2.63468634686347">
                <text:p>2.634686346863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2142857142857">
                <text:p>1.4214285714285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0138408304498">
                <text:p>1.40138408304498</text:p>
              </table:table-cell>
              <table:table-cell office:value-type="float" office:value="2.51903114186851">
                <text:p>2.51903114186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0604026845638">
                <text:p>1.40604026845638</text:p>
              </table:table-cell>
              <table:table-cell office:value-type="float" office:value="2.55704697986577">
                <text:p>2.55704697986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1042345276873">
                <text:p>1.41042345276873</text:p>
              </table:table-cell>
              <table:table-cell office:value-type="float" office:value="2.54723127035831">
                <text:p>2.547231270358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1455696202532">
                <text:p>1.41455696202532</text:p>
              </table:table-cell>
              <table:table-cell office:value-type="float" office:value="2.58860759493671">
                <text:p>2.58860759493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9692307692308">
                <text:p>1.39692307692308</text:p>
              </table:table-cell>
              <table:table-cell office:value-type="float" office:value="2.57230769230769">
                <text:p>2.57230769230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8023952095808">
                <text:p>1.38023952095808</text:p>
              </table:table-cell>
              <table:table-cell office:value-type="float" office:value="2.55688622754491">
                <text:p>2.55688622754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8483965014577">
                <text:p>1.38483965014577</text:p>
              </table:table-cell>
              <table:table-cell office:value-type="float" office:value="2.54810495626822">
                <text:p>2.54810495626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8920454545455">
                <text:p>1.38920454545455</text:p>
              </table:table-cell>
              <table:table-cell office:value-type="float" office:value="2.58522727272727">
                <text:p>2.58522727272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9335180055402">
                <text:p>1.39335180055402</text:p>
              </table:table-cell>
              <table:table-cell office:value-type="float" office:value="2.57617728531856">
                <text:p>2.576177285318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972972972973">
                <text:p>1.3972972972973</text:p>
              </table:table-cell>
              <table:table-cell office:value-type="float" office:value="2.56756756756757">
                <text:p>2.56756756756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0105540897098">
                <text:p>1.40105540897098</text:p>
              </table:table-cell>
              <table:table-cell office:value-type="float" office:value="2.60158311345646">
                <text:p>2.601583113456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8659793814433">
                <text:p>1.38659793814433</text:p>
              </table:table-cell>
              <table:table-cell office:value-type="float" office:value="2.58762886597938">
                <text:p>2.58762886597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904282115869">
                <text:p>1.3904282115869</text:p>
              </table:table-cell>
              <table:table-cell office:value-type="float" office:value="2.53904282115869">
                <text:p>2.539042821158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9408866995074">
                <text:p>1.39408866995074</text:p>
              </table:table-cell>
              <table:table-cell office:value-type="float" office:value="2.5320197044335">
                <text:p>2.53201970443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8072289156627">
                <text:p>1.38072289156627</text:p>
              </table:table-cell>
              <table:table-cell office:value-type="float" office:value="2.55903614457831">
                <text:p>2.55903614457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8443396226415">
                <text:p>1.38443396226415</text:p>
              </table:table-cell>
              <table:table-cell office:value-type="float" office:value="2.55188679245283">
                <text:p>2.551886792452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7182448036952">
                <text:p>1.37182448036952</text:p>
              </table:table-cell>
              <table:table-cell office:value-type="float" office:value="2.57736720554273">
                <text:p>2.577367205542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5972850678733">
                <text:p>1.35972850678733</text:p>
              </table:table-cell>
              <table:table-cell office:value-type="float" office:value="2.60180995475113">
                <text:p>2.601809954751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6363636363636">
                <text:p>1.36363636363636</text:p>
              </table:table-cell>
              <table:table-cell office:value-type="float" office:value="2.59423503325942">
                <text:p>2.594235033259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6739130434783">
                <text:p>1.36739130434783</text:p>
              </table:table-cell>
              <table:table-cell office:value-type="float" office:value="2.58695652173913">
                <text:p>2.58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100213219616">
                <text:p>1.37100213219616</text:p>
              </table:table-cell>
              <table:table-cell office:value-type="float" office:value="2.57995735607676">
                <text:p>2.579957356076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5983263598326">
                <text:p>1.35983263598326</text:p>
              </table:table-cell>
              <table:table-cell office:value-type="float" office:value="2.56903765690377">
                <text:p>2.569037656903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6344969199179">
                <text:p>1.36344969199179</text:p>
              </table:table-cell>
              <table:table-cell office:value-type="float" office:value="2.56262833675565">
                <text:p>2.562628336755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6693548387097">
                <text:p>1.36693548387097</text:p>
              </table:table-cell>
              <table:table-cell office:value-type="float" office:value="2.58870967741935">
                <text:p>2.588709677419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5643564356436">
                <text:p>1.35643564356436</text:p>
              </table:table-cell>
              <table:table-cell office:value-type="float" office:value="2.57821782178218">
                <text:p>2.57821782178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5992217898833">
                <text:p>1.35992217898833</text:p>
              </table:table-cell>
              <table:table-cell office:value-type="float" office:value="2.60311284046693">
                <text:p>2.603112840466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6328871892925">
                <text:p>1.36328871892925</text:p>
              </table:table-cell>
              <table:table-cell office:value-type="float" office:value="2.59655831739962">
                <text:p>2.59655831739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6654135338346">
                <text:p>1.36654135338346</text:p>
              </table:table-cell>
              <table:table-cell office:value-type="float" office:value="2.59022556390977">
                <text:p>2.590225563909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5674676524954">
                <text:p>1.35674676524954</text:p>
              </table:table-cell>
              <table:table-cell office:value-type="float" office:value="2.58040665434381">
                <text:p>2.580406654343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6">
                <text:p>1.36</text:p>
              </table:table-cell>
              <table:table-cell office:value-type="float" office:value="2.57454545454545">
                <text:p>2.57454545454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6314847942755">
                <text:p>1.36314847942755</text:p>
              </table:table-cell>
              <table:table-cell office:value-type="float" office:value="2.54025044722719">
                <text:p>2.540250447227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5387323943662">
                <text:p>1.35387323943662</text:p>
              </table:table-cell>
              <table:table-cell office:value-type="float" office:value="2.53169014084507">
                <text:p>2.531690140845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6048526863085">
                <text:p>1.36048526863085</text:p>
              </table:table-cell>
              <table:table-cell office:value-type="float" office:value="2.52339688041594">
                <text:p>2.523396880415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5324232081911">
                <text:p>1.35324232081911</text:p>
              </table:table-cell>
              <table:table-cell office:value-type="float" office:value="2.53924914675768">
                <text:p>2.539249146757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5966386554622">
                <text:p>1.35966386554622</text:p>
              </table:table-cell>
              <table:table-cell office:value-type="float" office:value="2.58151260504202">
                <text:p>2.581512605042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5264900662252">
                <text:p>1.35264900662252</text:p>
              </table:table-cell>
              <table:table-cell office:value-type="float" office:value="2.59602649006622">
                <text:p>2.596026490066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5889070146819">
                <text:p>1.35889070146819</text:p>
              </table:table-cell>
              <table:table-cell office:value-type="float" office:value="2.53181076672104">
                <text:p>2.53181076672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5209003215434">
                <text:p>1.35209003215434</text:p>
              </table:table-cell>
              <table:table-cell office:value-type="float" office:value="2.52090032154341">
                <text:p>2.52090032154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4548335974643">
                <text:p>1.34548335974643</text:p>
              </table:table-cell>
              <table:table-cell office:value-type="float" office:value="2.51030110935024">
                <text:p>2.510301109350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515625">
                <text:p>1.3515625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5747303543914">
                <text:p>1.35747303543914</text:p>
              </table:table-cell>
              <table:table-cell office:value-type="float" office:value="2.53929121725732">
                <text:p>2.539291217257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5106382978723">
                <text:p>1.35106382978723</text:p>
              </table:table-cell>
              <table:table-cell office:value-type="float" office:value="2.52887537993921">
                <text:p>2.52887537993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448275862069">
                <text:p>1.3448275862069</text:p>
              </table:table-cell>
              <table:table-cell office:value-type="float" office:value="2.54272863568216">
                <text:p>2.54272863568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5059171597633">
                <text:p>1.35059171597633</text:p>
              </table:table-cell>
              <table:table-cell office:value-type="float" office:value="2.50887573964497">
                <text:p>2.508875739644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4452554744526">
                <text:p>1.34452554744526</text:p>
              </table:table-cell>
              <table:table-cell office:value-type="float" office:value="2.4992700729927">
                <text:p>2.49927007299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5014409221902">
                <text:p>1.35014409221902</text:p>
              </table:table-cell>
              <table:table-cell office:value-type="float" office:value="2.51296829971182">
                <text:p>2.512968299711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4423897581792">
                <text:p>1.34423897581792</text:p>
              </table:table-cell>
              <table:table-cell office:value-type="float" office:value="2.51209103840683">
                <text:p>2.512091038406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497191011236">
                <text:p>1.3497191011236</text:p>
              </table:table-cell>
              <table:table-cell office:value-type="float" office:value="2.46067415730337">
                <text:p>2.460674157303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4396671289875">
                <text:p>1.34396671289875</text:p>
              </table:table-cell>
              <table:table-cell office:value-type="float" office:value="2.48266296809986">
                <text:p>2.48266296809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4931506849315">
                <text:p>1.34931506849315</text:p>
              </table:table-cell>
              <table:table-cell office:value-type="float" office:value="2.50684931506849">
                <text:p>2.506849315068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70771312585">
                <text:p>1.34370771312585</text:p>
              </table:table-cell>
              <table:table-cell office:value-type="float" office:value="2.50338294993234">
                <text:p>2.503382949932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4893048128342">
                <text:p>1.34893048128342</text:p>
              </table:table-cell>
              <table:table-cell office:value-type="float" office:value="2.50267379679144">
                <text:p>2.502673796791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4346103038309">
                <text:p>1.34346103038309</text:p>
              </table:table-cell>
              <table:table-cell office:value-type="float" office:value="2.47556142668428">
                <text:p>2.475561426684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3812010443864">
                <text:p>1.33812010443864</text:p>
              </table:table-cell>
              <table:table-cell office:value-type="float" office:value="2.49608355091384">
                <text:p>2.49608355091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4322580645161">
                <text:p>1.34322580645161</text:p>
              </table:table-cell>
              <table:table-cell office:value-type="float" office:value="2.49548387096774">
                <text:p>2.495483870967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4821428571429">
                <text:p>1.34821428571429</text:p>
              </table:table-cell>
              <table:table-cell office:value-type="float" office:value="2.51785714285714">
                <text:p>2.517857142857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4300126103405">
                <text:p>1.34300126103405</text:p>
              </table:table-cell>
              <table:table-cell office:value-type="float" office:value="2.53720050441362">
                <text:p>2.537200504413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4788029925187">
                <text:p>1.34788029925187</text:p>
              </table:table-cell>
              <table:table-cell office:value-type="float" office:value="2.53615960099751">
                <text:p>2.53615960099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4278668310728">
                <text:p>1.34278668310728</text:p>
              </table:table-cell>
              <table:table-cell office:value-type="float" office:value="2.51048088779285">
                <text:p>2.510480887792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780487804878">
                <text:p>1.33780487804878</text:p>
              </table:table-cell>
              <table:table-cell office:value-type="float" office:value="2.55121951219512">
                <text:p>2.551219512195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4258142340169">
                <text:p>1.34258142340169</text:p>
              </table:table-cell>
              <table:table-cell office:value-type="float" office:value="2.55006031363088">
                <text:p>2.550060313630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3770883054893">
                <text:p>1.33770883054893</text:p>
              </table:table-cell>
              <table:table-cell office:value-type="float" office:value="2.54653937947494">
                <text:p>2.546539379474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4238488783943">
                <text:p>1.34238488783943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3761682242991">
                <text:p>1.33761682242991</text:p>
              </table:table-cell>
              <table:table-cell office:value-type="float" office:value="2.54205607476635">
                <text:p>2.542056074766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4219653179191">
                <text:p>1.34219653179191</text:p>
              </table:table-cell>
              <table:table-cell office:value-type="float" office:value="2.54104046242775">
                <text:p>2.541040462427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3752860411899">
                <text:p>1.33752860411899</text:p>
              </table:table-cell>
              <table:table-cell office:value-type="float" office:value="2.558352402746">
                <text:p>2.5583524027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4201585503964">
                <text:p>1.34201585503964</text:p>
              </table:table-cell>
              <table:table-cell office:value-type="float" office:value="2.55719139297848">
                <text:p>2.557191392978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3744394618834">
                <text:p>1.33744394618834</text:p>
              </table:table-cell>
              <table:table-cell office:value-type="float" office:value="2.55381165919283">
                <text:p>2.55381165919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3296337402886">
                <text:p>1.33296337402886</text:p>
              </table:table-cell>
              <table:table-cell office:value-type="float" office:value="2.57047724750277">
                <text:p>2.57047724750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7cm" svg:height="11.064cm" xlink:href=".." xlink:type="simple" chart:class="chart:line" chart:style-name="ch1">
        <chart:legend chart:legend-position="end" svg:x="12.743cm" svg:y="4.984cm" style:legend-expansion="high" chart:style-name="ch2"/>
        <chart:plot-area chart:style-name="ch3" table:cell-range-address="CrossedPropertyTest.C1:CrossedPropertyTest.C101 CrossedPropertyTest.F1:CrossedPropertyTest.F101" chart:data-source-has-labels="row" svg:x="0.393cm" svg:y="0.221cm" svg:width="11.957cm" svg:height="10.622cm">
          <chartooo:coordinate-region svg:x="1.12cm" svg:y="0.42cm" svg:width="11.23cm" svg:height="9.6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PropertyTest.C2:CrossedPropertyTest.C101" chart:label-cell-address="CrossedPropertyTest.C1:CrossedPropertyTest.C1" chart:class="chart:line">
            <chart:data-point chart:repeated="100"/>
          </chart:series>
          <chart:series chart:style-name="ch7" chart:values-cell-range-address="CrossedPropertyTest.F2:CrossedPropertyTest.F101" chart:label-cell-address="CrossedPropertyTest.F1:CrossedPropertyTest.F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2 </text:p>
                <draw:g>
                  <svg:desc>CrossedPropertyTest.C1:CrossedPropertyTest.C1</svg:desc>
                </draw:g>
              </table:table-cell>
              <table:table-cell office:value-type="string">
                <text:p> Mutual compression crossed(s2:s2)</text:p>
                <draw:g>
                  <svg:desc>CrossedPropertyTest.F1:CrossedPropertyTes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">
                <text:p>1.7</text:p>
                <draw:g>
                  <svg:desc>CrossedPropertyTest.C2:CrossedPropertyTest.C101</svg:desc>
                </draw:g>
              </table:table-cell>
              <table:table-cell office:value-type="float" office:value="3.7">
                <text:p>3.7</text:p>
                <draw:g>
                  <svg:desc>CrossedPropertyTest.F2:CrossedPropertyTes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684210526316">
                <text:p>1.73684210526316</text:p>
              </table:table-cell>
              <table:table-cell office:value-type="float" office:value="3.05263157894737">
                <text:p>3.05263157894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3.10714285714286">
                <text:p>3.10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2972972972973">
                <text:p>1.72972972972973</text:p>
              </table:table-cell>
              <table:table-cell office:value-type="float" office:value="3.10810810810811">
                <text:p>3.10810810810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2.93478260869565">
                <text:p>2.93478260869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1818181818182">
                <text:p>1.61818181818182</text:p>
              </table:table-cell>
              <table:table-cell office:value-type="float" office:value="3.03636363636364">
                <text:p>3.036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46875">
                <text:p>1.54687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9315068493151">
                <text:p>1.49315068493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2.95121951219512">
                <text:p>2.95121951219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2.83516483516484">
                <text:p>2.83516483516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3">
                <text:p>1.53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376146788991">
                <text:p>1.51376146788991</text:p>
              </table:table-cell>
              <table:table-cell office:value-type="float" office:value="2.80733944954128">
                <text:p>2.80733944954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2.83050847457627">
                <text:p>2.83050847457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3543307086614">
                <text:p>1.53543307086614</text:p>
              </table:table-cell>
              <table:table-cell office:value-type="float" office:value="2.77952755905512">
                <text:p>2.77952755905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2205882352941">
                <text:p>1.52205882352941</text:p>
              </table:table-cell>
              <table:table-cell office:value-type="float" office:value="2.78676470588235">
                <text:p>2.78676470588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034482758621">
                <text:p>1.51034482758621</text:p>
              </table:table-cell>
              <table:table-cell office:value-type="float" office:value="2.82758620689655">
                <text:p>2.827586206896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2.73376623376623">
                <text:p>2.73376623376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9079754601227">
                <text:p>1.49079754601227</text:p>
              </table:table-cell>
              <table:table-cell office:value-type="float" office:value="2.77914110429448">
                <text:p>2.77914110429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8255813953488">
                <text:p>1.48255813953488</text:p>
              </table:table-cell>
              <table:table-cell office:value-type="float" office:value="2.81976744186047">
                <text:p>2.81976744186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7513812154696">
                <text:p>1.47513812154696</text:p>
              </table:table-cell>
              <table:table-cell office:value-type="float" office:value="2.77348066298343">
                <text:p>2.77348066298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6842105263158">
                <text:p>1.46842105263158</text:p>
              </table:table-cell>
              <table:table-cell office:value-type="float" office:value="2.81052631578947">
                <text:p>2.81052631578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6231155778894">
                <text:p>1.46231155778894</text:p>
              </table:table-cell>
              <table:table-cell office:value-type="float" office:value="2.77386934673367">
                <text:p>2.77386934673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8557692307692">
                <text:p>1.48557692307692</text:p>
              </table:table-cell>
              <table:table-cell office:value-type="float" office:value="2.71153846153846">
                <text:p>2.71153846153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2.74193548387097">
                <text:p>2.741935483870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690265486726">
                <text:p>1.44690265486726</text:p>
              </table:table-cell>
              <table:table-cell office:value-type="float" office:value="2.74336283185841">
                <text:p>2.74336283185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531914893617">
                <text:p>1.45531914893617</text:p>
              </table:table-cell>
              <table:table-cell office:value-type="float" office:value="2.74042553191489">
                <text:p>2.74042553191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5901639344262">
                <text:p>1.45901639344262</text:p>
              </table:table-cell>
              <table:table-cell office:value-type="float" office:value="2.72540983606557">
                <text:p>2.725409836065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6245059288538">
                <text:p>1.46245059288538</text:p>
              </table:table-cell>
              <table:table-cell office:value-type="float" office:value="2.73913043478261">
                <text:p>2.739130434782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3893129770992">
                <text:p>1.43893129770992</text:p>
              </table:table-cell>
              <table:table-cell office:value-type="float" office:value="2.69847328244275">
                <text:p>2.69847328244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4280442804428">
                <text:p>1.44280442804428</text:p>
              </table:table-cell>
              <table:table-cell office:value-type="float" office:value="2.71217712177122">
                <text:p>2.71217712177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2142857142857">
                <text:p>1.42142857142857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2560553633218">
                <text:p>1.42560553633218</text:p>
              </table:table-cell>
              <table:table-cell office:value-type="float" office:value="2.68166089965398">
                <text:p>2.68166089965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2953020134228">
                <text:p>1.42953020134228</text:p>
              </table:table-cell>
              <table:table-cell office:value-type="float" office:value="2.66778523489933">
                <text:p>2.66778523489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3322475570033">
                <text:p>1.43322475570033</text:p>
              </table:table-cell>
              <table:table-cell office:value-type="float" office:value="2.68078175895765">
                <text:p>2.68078175895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1455696202532">
                <text:p>1.41455696202532</text:p>
              </table:table-cell>
              <table:table-cell office:value-type="float" office:value="2.68987341772152">
                <text:p>2.68987341772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1846153846154">
                <text:p>1.41846153846154</text:p>
              </table:table-cell>
              <table:table-cell office:value-type="float" office:value="2.64923076923077">
                <text:p>2.649230769230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2215568862275">
                <text:p>1.42215568862275</text:p>
              </table:table-cell>
              <table:table-cell office:value-type="float" office:value="2.68263473053892">
                <text:p>2.68263473053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2565597667638">
                <text:p>1.42565597667638</text:p>
              </table:table-cell>
              <table:table-cell office:value-type="float" office:value="2.67055393586006">
                <text:p>2.67055393586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2897727272727">
                <text:p>1.42897727272727</text:p>
              </table:table-cell>
              <table:table-cell office:value-type="float" office:value="2.65909090909091">
                <text:p>2.6590909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3213296398892">
                <text:p>1.43213296398892</text:p>
              </table:table-cell>
              <table:table-cell office:value-type="float" office:value="2.67036011080332">
                <text:p>2.6703601108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1621621621622">
                <text:p>1.41621621621622</text:p>
              </table:table-cell>
              <table:table-cell office:value-type="float" office:value="2.63513513513513">
                <text:p>2.63513513513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1952506596306">
                <text:p>1.41952506596306</text:p>
              </table:table-cell>
              <table:table-cell office:value-type="float" office:value="2.688654353562">
                <text:p>2.688654353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0463917525773">
                <text:p>1.40463917525773</text:p>
              </table:table-cell>
              <table:table-cell office:value-type="float" office:value="2.67268041237113">
                <text:p>2.67268041237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080604534005">
                <text:p>1.4080604534005</text:p>
              </table:table-cell>
              <table:table-cell office:value-type="float" office:value="2.6624685138539">
                <text:p>2.66246851385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9408866995074">
                <text:p>1.39408866995074</text:p>
              </table:table-cell>
              <table:table-cell office:value-type="float" office:value="2.66995073891626">
                <text:p>2.66995073891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9759036144578">
                <text:p>1.39759036144578</text:p>
              </table:table-cell>
              <table:table-cell office:value-type="float" office:value="2.67710843373494">
                <text:p>2.677108433734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0094339622642">
                <text:p>1.40094339622642</text:p>
              </table:table-cell>
              <table:table-cell office:value-type="float" office:value="2.66745283018868">
                <text:p>2.66745283018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8799076212471">
                <text:p>1.38799076212471</text:p>
              </table:table-cell>
              <table:table-cell office:value-type="float" office:value="2.61662817551963">
                <text:p>2.61662817551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9140271493213">
                <text:p>1.39140271493213</text:p>
              </table:table-cell>
              <table:table-cell office:value-type="float" office:value="2.62443438914027">
                <text:p>2.624434389140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9467849223947">
                <text:p>1.39467849223947</text:p>
              </table:table-cell>
              <table:table-cell office:value-type="float" office:value="2.63414634146341">
                <text:p>2.634146341463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8260869565217">
                <text:p>1.38260869565217</text:p>
              </table:table-cell>
              <table:table-cell office:value-type="float" office:value="2.62391304347826">
                <text:p>2.62391304347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8592750533049">
                <text:p>1.38592750533049</text:p>
              </table:table-cell>
              <table:table-cell office:value-type="float" office:value="2.59914712153518">
                <text:p>2.599147121535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8912133891213">
                <text:p>1.38912133891213</text:p>
              </table:table-cell>
              <table:table-cell office:value-type="float" office:value="2.60669456066946">
                <text:p>2.606694560669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9219712525667">
                <text:p>1.39219712525667</text:p>
              </table:table-cell>
              <table:table-cell office:value-type="float" office:value="2.59958932238193">
                <text:p>2.599589322381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104838709677">
                <text:p>1.38104838709677</text:p>
              </table:table-cell>
              <table:table-cell office:value-type="float" office:value="2.62298387096774">
                <text:p>2.62298387096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8415841584158">
                <text:p>1.38415841584158</text:p>
              </table:table-cell>
              <table:table-cell office:value-type="float" office:value="2.62970297029703">
                <text:p>2.629702970297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7354085603113">
                <text:p>1.37354085603113</text:p>
              </table:table-cell>
              <table:table-cell office:value-type="float" office:value="2.63618677042802">
                <text:p>2.63618677042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7667304015296">
                <text:p>1.37667304015296</text:p>
              </table:table-cell>
              <table:table-cell office:value-type="float" office:value="2.62906309751434">
                <text:p>2.629063097514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6654135338346">
                <text:p>1.36654135338346</text:p>
              </table:table-cell>
              <table:table-cell office:value-type="float" office:value="2.6203007518797">
                <text:p>2.62030075187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6968576709797">
                <text:p>1.36968576709797</text:p>
              </table:table-cell>
              <table:table-cell office:value-type="float" office:value="2.61182994454713">
                <text:p>2.61182994454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272727272727">
                <text:p>1.37272727272727</text:p>
              </table:table-cell>
              <table:table-cell office:value-type="float" office:value="2.63454545454545">
                <text:p>2.63454545454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6314847942755">
                <text:p>1.36314847942755</text:p>
              </table:table-cell>
              <table:table-cell office:value-type="float" office:value="2.62611806797853">
                <text:p>2.62611806797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6619718309859">
                <text:p>1.36619718309859</text:p>
              </table:table-cell>
              <table:table-cell office:value-type="float" office:value="2.63204225352113">
                <text:p>2.632042253521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6048526863085">
                <text:p>1.36048526863085</text:p>
              </table:table-cell>
              <table:table-cell office:value-type="float" office:value="2.62045060658579">
                <text:p>2.620450606585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6689419795222">
                <text:p>1.36689419795222</text:p>
              </table:table-cell>
              <table:table-cell office:value-type="float" office:value="2.63481228668942">
                <text:p>2.63481228668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7310924369748">
                <text:p>1.37310924369748</text:p>
              </table:table-cell>
              <table:table-cell office:value-type="float" office:value="2.63529411764706">
                <text:p>2.635294117647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658940397351">
                <text:p>1.3658940397351</text:p>
              </table:table-cell>
              <table:table-cell office:value-type="float" office:value="2.62251655629139">
                <text:p>2.622516556291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5889070146819">
                <text:p>1.35889070146819</text:p>
              </table:table-cell>
              <table:table-cell office:value-type="float" office:value="2.61011419249592">
                <text:p>2.61011419249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495176848875">
                <text:p>1.36495176848875</text:p>
              </table:table-cell>
              <table:table-cell office:value-type="float" office:value="2.61093247588424">
                <text:p>2.61093247588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581616481775">
                <text:p>1.3581616481775</text:p>
              </table:table-cell>
              <table:table-cell office:value-type="float" office:value="2.59904912836767">
                <text:p>2.599049128367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640625">
                <text:p>1.3640625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5747303543914">
                <text:p>1.35747303543914</text:p>
              </table:table-cell>
              <table:table-cell office:value-type="float" office:value="2.55161787365177">
                <text:p>2.55161787365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6322188449848">
                <text:p>1.36322188449848</text:p>
              </table:table-cell>
              <table:table-cell office:value-type="float" office:value="2.54103343465046">
                <text:p>2.54103343465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568215892054">
                <text:p>1.3568215892054</text:p>
              </table:table-cell>
              <table:table-cell office:value-type="float" office:value="2.54272863568216">
                <text:p>2.54272863568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6242603550296">
                <text:p>1.36242603550296</text:p>
              </table:table-cell>
              <table:table-cell office:value-type="float" office:value="2.55621301775148">
                <text:p>2.556213017751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5620437956204">
                <text:p>1.35620437956204</text:p>
              </table:table-cell>
              <table:table-cell office:value-type="float" office:value="2.52262773722628">
                <text:p>2.52262773722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5014409221902">
                <text:p>1.35014409221902</text:p>
              </table:table-cell>
              <table:table-cell office:value-type="float" office:value="2.52737752161383">
                <text:p>2.527377521613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5561877667141">
                <text:p>1.35561877667141</text:p>
              </table:table-cell>
              <table:table-cell office:value-type="float" office:value="2.52631578947368">
                <text:p>2.526315789473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6095505617978">
                <text:p>1.3609550561797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5506241331484">
                <text:p>1.35506241331484</text:p>
              </table:table-cell>
              <table:table-cell office:value-type="float" office:value="2.49653259361997">
                <text:p>2.49653259361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4931506849315">
                <text:p>1.34931506849315</text:p>
              </table:table-cell>
              <table:table-cell office:value-type="float" office:value="2.51917808219178">
                <text:p>2.519178082191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5453315290934">
                <text:p>1.35453315290934</text:p>
              </table:table-cell>
              <table:table-cell office:value-type="float" office:value="2.5169147496617">
                <text:p>2.51691474966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4893048128342">
                <text:p>1.34893048128342</text:p>
              </table:table-cell>
              <table:table-cell office:value-type="float" office:value="2.51470588235294">
                <text:p>2.51470588235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5402906208719">
                <text:p>1.35402906208719</text:p>
              </table:table-cell>
              <table:table-cell office:value-type="float" office:value="2.52443857331572">
                <text:p>2.524438573315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4856396866841">
                <text:p>1.34856396866841</text:p>
              </table:table-cell>
              <table:table-cell office:value-type="float" office:value="2.52088772845953">
                <text:p>2.520887728459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5354838709677">
                <text:p>1.35354838709677</text:p>
              </table:table-cell>
              <table:table-cell office:value-type="float" office:value="2.54322580645161">
                <text:p>2.543225806451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5841836734694">
                <text:p>1.35841836734694</text:p>
              </table:table-cell>
              <table:table-cell office:value-type="float" office:value="2.51913265306122">
                <text:p>2.51913265306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30895334174">
                <text:p>1.3530895334174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5785536159601">
                <text:p>1.35785536159601</text:p>
              </table:table-cell>
              <table:table-cell office:value-type="float" office:value="2.52618453865337">
                <text:p>2.526184538653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5265104808878">
                <text:p>1.35265104808878</text:p>
              </table:table-cell>
              <table:table-cell office:value-type="float" office:value="2.54500616522811">
                <text:p>2.54500616522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4756097560976">
                <text:p>1.34756097560976</text:p>
              </table:table-cell>
              <table:table-cell office:value-type="float" office:value="2.53048780487805">
                <text:p>2.53048780487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5223160434258">
                <text:p>1.35223160434258</text:p>
              </table:table-cell>
              <table:table-cell office:value-type="float" office:value="2.52955367913148">
                <text:p>2.52955367913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472553699284">
                <text:p>1.3472553699284</text:p>
              </table:table-cell>
              <table:table-cell office:value-type="float" office:value="2.52625298329356">
                <text:p>2.526252983293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5182998819362">
                <text:p>1.35182998819362</text:p>
              </table:table-cell>
              <table:table-cell office:value-type="float" office:value="2.55726092089728">
                <text:p>2.557260920897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5630841121495">
                <text:p>1.35630841121495</text:p>
              </table:table-cell>
              <table:table-cell office:value-type="float" office:value="2.55490654205607">
                <text:p>2.55490654205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514450867052">
                <text:p>1.3514450867052</text:p>
              </table:table-cell>
              <table:table-cell office:value-type="float" office:value="2.55260115606936">
                <text:p>2.55260115606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558352402746">
                <text:p>1.3558352402746</text:p>
              </table:table-cell>
              <table:table-cell office:value-type="float" office:value="2.55034324942792">
                <text:p>2.550343249427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5107587768969">
                <text:p>1.35107587768969</text:p>
              </table:table-cell>
              <table:table-cell office:value-type="float" office:value="2.57870894677237">
                <text:p>2.578708946772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4641255605381">
                <text:p>1.34641255605381</text:p>
              </table:table-cell>
              <table:table-cell office:value-type="float" office:value="2.57511210762332">
                <text:p>2.575112107623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5072142064373">
                <text:p>1.35072142064373</text:p>
              </table:table-cell>
              <table:table-cell office:value-type="float" office:value="2.54273029966704">
                <text:p>2.542730299667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463cm" svg:height="19.385cm" xlink:href=".." xlink:type="simple" chart:class="chart:line" chart:style-name="ch1">
        <chart:legend chart:legend-position="end" svg:x="27.536cm" svg:y="9.144cm" style:legend-expansion="high" chart:style-name="ch2"/>
        <chart:plot-area chart:style-name="ch3" table:cell-range-address="CrossedPropertyTest.G1:CrossedPropertyTest.H101" chart:data-source-has-labels="row" svg:x="0.689cm" svg:y="0.387cm" svg:width="26.158cm" svg:height="18.611cm">
          <chartooo:coordinate-region svg:x="1.416cm" svg:y="0.508cm" svg:width="25.29cm" svg:height="17.4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PropertyTest.G2:CrossedPropertyTest.G101" chart:label-cell-address="CrossedPropertyTest.G1:CrossedPropertyTest.G1" chart:class="chart:line">
            <chart:data-point chart:repeated="100"/>
          </chart:series>
          <chart:series chart:style-name="ch7" chart:values-cell-range-address="CrossedPropertyTest.H2:CrossedPropertyTest.H101" chart:label-cell-address="CrossedPropertyTest.H1:CrossedPropertyTest.H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 compression crossed(s1:s2)</text:p>
                <draw:g>
                  <svg:desc>CrossedPropertyTest.G1:CrossedPropertyTest.G1</svg:desc>
                </draw:g>
              </table:table-cell>
              <table:table-cell office:value-type="string">
                <text:p> Mutual compression crossed(s1:s2)</text:p>
                <draw:g>
                  <svg:desc>CrossedPropertyTest.H1:CrossedPropertyTes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">
                <text:p>3.7</text:p>
                <draw:g>
                  <svg:desc>CrossedPropertyTest.G2:CrossedPropertyTest.G101</svg:desc>
                </draw:g>
              </table:table-cell>
              <table:table-cell office:value-type="float" office:value="3.7">
                <text:p>3.7</text:p>
                <draw:g>
                  <svg:desc>CrossedPropertyTest.H2:CrossedPropertyTest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5263157894737">
                <text:p>3.05263157894737</text:p>
              </table:table-cell>
              <table:table-cell office:value-type="float" office:value="3.05263157894737">
                <text:p>3.05263157894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0714285714286">
                <text:p>3.10714285714286</text:p>
              </table:table-cell>
              <table:table-cell office:value-type="float" office:value="3.10714285714286">
                <text:p>3.10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0810810810811">
                <text:p>3.10810810810811</text:p>
              </table:table-cell>
              <table:table-cell office:value-type="float" office:value="3.10810810810811">
                <text:p>3.10810810810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3478260869565">
                <text:p>2.93478260869565</text:p>
              </table:table-cell>
              <table:table-cell office:value-type="float" office:value="2.93478260869565">
                <text:p>2.93478260869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3636363636364">
                <text:p>3.03636363636364</text:p>
              </table:table-cell>
              <table:table-cell office:value-type="float" office:value="3.03636363636364">
                <text:p>3.036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625">
                <text:p>3.062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5121951219512">
                <text:p>2.95121951219512</text:p>
              </table:table-cell>
              <table:table-cell office:value-type="float" office:value="2.95121951219512">
                <text:p>2.95121951219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3516483516484">
                <text:p>2.83516483516484</text:p>
              </table:table-cell>
              <table:table-cell office:value-type="float" office:value="2.83516483516484">
                <text:p>2.83516483516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2">
                <text:p>2.82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0733944954128">
                <text:p>2.80733944954128</text:p>
              </table:table-cell>
              <table:table-cell office:value-type="float" office:value="2.80733944954128">
                <text:p>2.80733944954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3050847457627">
                <text:p>2.83050847457627</text:p>
              </table:table-cell>
              <table:table-cell office:value-type="float" office:value="2.83050847457627">
                <text:p>2.83050847457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7952755905512">
                <text:p>2.77952755905512</text:p>
              </table:table-cell>
              <table:table-cell office:value-type="float" office:value="2.77952755905512">
                <text:p>2.77952755905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8676470588235">
                <text:p>2.78676470588235</text:p>
              </table:table-cell>
              <table:table-cell office:value-type="float" office:value="2.78676470588235">
                <text:p>2.78676470588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2758620689655">
                <text:p>2.82758620689655</text:p>
              </table:table-cell>
              <table:table-cell office:value-type="float" office:value="2.82758620689655">
                <text:p>2.827586206896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3376623376623">
                <text:p>2.73376623376623</text:p>
              </table:table-cell>
              <table:table-cell office:value-type="float" office:value="2.73376623376623">
                <text:p>2.73376623376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7914110429448">
                <text:p>2.77914110429448</text:p>
              </table:table-cell>
              <table:table-cell office:value-type="float" office:value="2.77914110429448">
                <text:p>2.77914110429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1976744186047">
                <text:p>2.81976744186047</text:p>
              </table:table-cell>
              <table:table-cell office:value-type="float" office:value="2.81976744186047">
                <text:p>2.81976744186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7348066298343">
                <text:p>2.77348066298343</text:p>
              </table:table-cell>
              <table:table-cell office:value-type="float" office:value="2.77348066298343">
                <text:p>2.77348066298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1052631578947">
                <text:p>2.81052631578947</text:p>
              </table:table-cell>
              <table:table-cell office:value-type="float" office:value="2.81052631578947">
                <text:p>2.81052631578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7386934673367">
                <text:p>2.77386934673367</text:p>
              </table:table-cell>
              <table:table-cell office:value-type="float" office:value="2.77386934673367">
                <text:p>2.77386934673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1153846153846">
                <text:p>2.71153846153846</text:p>
              </table:table-cell>
              <table:table-cell office:value-type="float" office:value="2.71153846153846">
                <text:p>2.71153846153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4193548387097">
                <text:p>2.74193548387097</text:p>
              </table:table-cell>
              <table:table-cell office:value-type="float" office:value="2.74193548387097">
                <text:p>2.741935483870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4336283185841">
                <text:p>2.74336283185841</text:p>
              </table:table-cell>
              <table:table-cell office:value-type="float" office:value="2.74336283185841">
                <text:p>2.74336283185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4042553191489">
                <text:p>2.74042553191489</text:p>
              </table:table-cell>
              <table:table-cell office:value-type="float" office:value="2.74042553191489">
                <text:p>2.74042553191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2540983606557">
                <text:p>2.72540983606557</text:p>
              </table:table-cell>
              <table:table-cell office:value-type="float" office:value="2.72540983606557">
                <text:p>2.725409836065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3913043478261">
                <text:p>2.73913043478261</text:p>
              </table:table-cell>
              <table:table-cell office:value-type="float" office:value="2.73913043478261">
                <text:p>2.739130434782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9847328244275">
                <text:p>2.69847328244275</text:p>
              </table:table-cell>
              <table:table-cell office:value-type="float" office:value="2.69847328244275">
                <text:p>2.69847328244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1217712177122">
                <text:p>2.71217712177122</text:p>
              </table:table-cell>
              <table:table-cell office:value-type="float" office:value="2.71217712177122">
                <text:p>2.71217712177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75">
                <text:p>2.675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8166089965398">
                <text:p>2.68166089965398</text:p>
              </table:table-cell>
              <table:table-cell office:value-type="float" office:value="2.68166089965398">
                <text:p>2.68166089965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6778523489933">
                <text:p>2.66778523489933</text:p>
              </table:table-cell>
              <table:table-cell office:value-type="float" office:value="2.66778523489933">
                <text:p>2.66778523489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8078175895765">
                <text:p>2.68078175895765</text:p>
              </table:table-cell>
              <table:table-cell office:value-type="float" office:value="2.68078175895765">
                <text:p>2.68078175895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8987341772152">
                <text:p>2.68987341772152</text:p>
              </table:table-cell>
              <table:table-cell office:value-type="float" office:value="2.68987341772152">
                <text:p>2.68987341772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4923076923077">
                <text:p>2.64923076923077</text:p>
              </table:table-cell>
              <table:table-cell office:value-type="float" office:value="2.64923076923077">
                <text:p>2.649230769230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8263473053892">
                <text:p>2.68263473053892</text:p>
              </table:table-cell>
              <table:table-cell office:value-type="float" office:value="2.68263473053892">
                <text:p>2.68263473053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7055393586006">
                <text:p>2.67055393586006</text:p>
              </table:table-cell>
              <table:table-cell office:value-type="float" office:value="2.67055393586006">
                <text:p>2.67055393586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5909090909091">
                <text:p>2.65909090909091</text:p>
              </table:table-cell>
              <table:table-cell office:value-type="float" office:value="2.65909090909091">
                <text:p>2.6590909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7036011080332">
                <text:p>2.67036011080332</text:p>
              </table:table-cell>
              <table:table-cell office:value-type="float" office:value="2.67036011080332">
                <text:p>2.6703601108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3513513513513">
                <text:p>2.63513513513513</text:p>
              </table:table-cell>
              <table:table-cell office:value-type="float" office:value="2.63513513513513">
                <text:p>2.63513513513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88654353562">
                <text:p>2.688654353562</text:p>
              </table:table-cell>
              <table:table-cell office:value-type="float" office:value="2.688654353562">
                <text:p>2.688654353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7268041237113">
                <text:p>2.67268041237113</text:p>
              </table:table-cell>
              <table:table-cell office:value-type="float" office:value="2.67268041237113">
                <text:p>2.67268041237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624685138539">
                <text:p>2.6624685138539</text:p>
              </table:table-cell>
              <table:table-cell office:value-type="float" office:value="2.6624685138539">
                <text:p>2.66246851385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6995073891626">
                <text:p>2.66995073891626</text:p>
              </table:table-cell>
              <table:table-cell office:value-type="float" office:value="2.66995073891626">
                <text:p>2.66995073891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7710843373494">
                <text:p>2.67710843373494</text:p>
              </table:table-cell>
              <table:table-cell office:value-type="float" office:value="2.67710843373494">
                <text:p>2.677108433734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745283018868">
                <text:p>2.66745283018868</text:p>
              </table:table-cell>
              <table:table-cell office:value-type="float" office:value="2.66745283018868">
                <text:p>2.66745283018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1662817551963">
                <text:p>2.61662817551963</text:p>
              </table:table-cell>
              <table:table-cell office:value-type="float" office:value="2.61662817551963">
                <text:p>2.61662817551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2443438914027">
                <text:p>2.62443438914027</text:p>
              </table:table-cell>
              <table:table-cell office:value-type="float" office:value="2.62443438914027">
                <text:p>2.624434389140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3414634146341">
                <text:p>2.63414634146341</text:p>
              </table:table-cell>
              <table:table-cell office:value-type="float" office:value="2.63414634146341">
                <text:p>2.634146341463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2391304347826">
                <text:p>2.62391304347826</text:p>
              </table:table-cell>
              <table:table-cell office:value-type="float" office:value="2.62391304347826">
                <text:p>2.62391304347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9914712153518">
                <text:p>2.59914712153518</text:p>
              </table:table-cell>
              <table:table-cell office:value-type="float" office:value="2.59914712153518">
                <text:p>2.599147121535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0669456066946">
                <text:p>2.60669456066946</text:p>
              </table:table-cell>
              <table:table-cell office:value-type="float" office:value="2.60669456066946">
                <text:p>2.606694560669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9958932238193">
                <text:p>2.59958932238193</text:p>
              </table:table-cell>
              <table:table-cell office:value-type="float" office:value="2.59958932238193">
                <text:p>2.599589322381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2298387096774">
                <text:p>2.62298387096774</text:p>
              </table:table-cell>
              <table:table-cell office:value-type="float" office:value="2.62298387096774">
                <text:p>2.62298387096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2970297029703">
                <text:p>2.62970297029703</text:p>
              </table:table-cell>
              <table:table-cell office:value-type="float" office:value="2.62970297029703">
                <text:p>2.629702970297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3618677042802">
                <text:p>2.63618677042802</text:p>
              </table:table-cell>
              <table:table-cell office:value-type="float" office:value="2.63618677042802">
                <text:p>2.63618677042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2906309751434">
                <text:p>2.62906309751434</text:p>
              </table:table-cell>
              <table:table-cell office:value-type="float" office:value="2.62906309751434">
                <text:p>2.629063097514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203007518797">
                <text:p>2.6203007518797</text:p>
              </table:table-cell>
              <table:table-cell office:value-type="float" office:value="2.6203007518797">
                <text:p>2.62030075187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1182994454713">
                <text:p>2.61182994454713</text:p>
              </table:table-cell>
              <table:table-cell office:value-type="float" office:value="2.61182994454713">
                <text:p>2.61182994454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3454545454545">
                <text:p>2.63454545454545</text:p>
              </table:table-cell>
              <table:table-cell office:value-type="float" office:value="2.63454545454545">
                <text:p>2.63454545454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611806797853">
                <text:p>2.62611806797853</text:p>
              </table:table-cell>
              <table:table-cell office:value-type="float" office:value="2.62611806797853">
                <text:p>2.62611806797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3204225352113">
                <text:p>2.63204225352113</text:p>
              </table:table-cell>
              <table:table-cell office:value-type="float" office:value="2.63204225352113">
                <text:p>2.632042253521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2045060658579">
                <text:p>2.62045060658579</text:p>
              </table:table-cell>
              <table:table-cell office:value-type="float" office:value="2.62045060658579">
                <text:p>2.620450606585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481228668942">
                <text:p>2.63481228668942</text:p>
              </table:table-cell>
              <table:table-cell office:value-type="float" office:value="2.63481228668942">
                <text:p>2.63481228668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3529411764706">
                <text:p>2.63529411764706</text:p>
              </table:table-cell>
              <table:table-cell office:value-type="float" office:value="2.63529411764706">
                <text:p>2.635294117647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2251655629139">
                <text:p>2.62251655629139</text:p>
              </table:table-cell>
              <table:table-cell office:value-type="float" office:value="2.62251655629139">
                <text:p>2.622516556291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1011419249592">
                <text:p>2.61011419249592</text:p>
              </table:table-cell>
              <table:table-cell office:value-type="float" office:value="2.61011419249592">
                <text:p>2.61011419249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1093247588424">
                <text:p>2.61093247588424</text:p>
              </table:table-cell>
              <table:table-cell office:value-type="float" office:value="2.61093247588424">
                <text:p>2.61093247588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9904912836767">
                <text:p>2.59904912836767</text:p>
              </table:table-cell>
              <table:table-cell office:value-type="float" office:value="2.59904912836767">
                <text:p>2.599049128367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75">
                <text:p>2.575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5161787365177">
                <text:p>2.55161787365177</text:p>
              </table:table-cell>
              <table:table-cell office:value-type="float" office:value="2.55161787365177">
                <text:p>2.55161787365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4103343465046">
                <text:p>2.54103343465046</text:p>
              </table:table-cell>
              <table:table-cell office:value-type="float" office:value="2.54103343465046">
                <text:p>2.54103343465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4272863568216">
                <text:p>2.54272863568216</text:p>
              </table:table-cell>
              <table:table-cell office:value-type="float" office:value="2.54272863568216">
                <text:p>2.54272863568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5621301775148">
                <text:p>2.55621301775148</text:p>
              </table:table-cell>
              <table:table-cell office:value-type="float" office:value="2.55621301775148">
                <text:p>2.556213017751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2262773722628">
                <text:p>2.52262773722628</text:p>
              </table:table-cell>
              <table:table-cell office:value-type="float" office:value="2.52262773722628">
                <text:p>2.52262773722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2737752161383">
                <text:p>2.52737752161383</text:p>
              </table:table-cell>
              <table:table-cell office:value-type="float" office:value="2.52737752161383">
                <text:p>2.527377521613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52631578947368">
                <text:p>2.526315789473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9653259361997">
                <text:p>2.49653259361997</text:p>
              </table:table-cell>
              <table:table-cell office:value-type="float" office:value="2.49653259361997">
                <text:p>2.49653259361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1917808219178">
                <text:p>2.51917808219178</text:p>
              </table:table-cell>
              <table:table-cell office:value-type="float" office:value="2.51917808219178">
                <text:p>2.519178082191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169147496617">
                <text:p>2.5169147496617</text:p>
              </table:table-cell>
              <table:table-cell office:value-type="float" office:value="2.5169147496617">
                <text:p>2.51691474966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1470588235294">
                <text:p>2.51470588235294</text:p>
              </table:table-cell>
              <table:table-cell office:value-type="float" office:value="2.51470588235294">
                <text:p>2.51470588235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2443857331572">
                <text:p>2.52443857331572</text:p>
              </table:table-cell>
              <table:table-cell office:value-type="float" office:value="2.52443857331572">
                <text:p>2.524438573315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2088772845953">
                <text:p>2.52088772845953</text:p>
              </table:table-cell>
              <table:table-cell office:value-type="float" office:value="2.52088772845953">
                <text:p>2.520887728459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4322580645161">
                <text:p>2.54322580645161</text:p>
              </table:table-cell>
              <table:table-cell office:value-type="float" office:value="2.54322580645161">
                <text:p>2.543225806451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1913265306122">
                <text:p>2.51913265306122</text:p>
              </table:table-cell>
              <table:table-cell office:value-type="float" office:value="2.51913265306122">
                <text:p>2.51913265306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2618453865337">
                <text:p>2.52618453865337</text:p>
              </table:table-cell>
              <table:table-cell office:value-type="float" office:value="2.52618453865337">
                <text:p>2.526184538653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4500616522811">
                <text:p>2.54500616522811</text:p>
              </table:table-cell>
              <table:table-cell office:value-type="float" office:value="2.54500616522811">
                <text:p>2.54500616522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3048780487805">
                <text:p>2.53048780487805</text:p>
              </table:table-cell>
              <table:table-cell office:value-type="float" office:value="2.53048780487805">
                <text:p>2.53048780487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2955367913148">
                <text:p>2.52955367913148</text:p>
              </table:table-cell>
              <table:table-cell office:value-type="float" office:value="2.52955367913148">
                <text:p>2.52955367913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52625298329356">
                <text:p>2.52625298329356</text:p>
              </table:table-cell>
              <table:table-cell office:value-type="float" office:value="2.52625298329356">
                <text:p>2.526252983293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5726092089728">
                <text:p>2.55726092089728</text:p>
              </table:table-cell>
              <table:table-cell office:value-type="float" office:value="2.55726092089728">
                <text:p>2.557260920897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5490654205607">
                <text:p>2.55490654205607</text:p>
              </table:table-cell>
              <table:table-cell office:value-type="float" office:value="2.55490654205607">
                <text:p>2.55490654205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55260115606936">
                <text:p>2.55260115606936</text:p>
              </table:table-cell>
              <table:table-cell office:value-type="float" office:value="2.55260115606936">
                <text:p>2.55260115606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5034324942792">
                <text:p>2.55034324942792</text:p>
              </table:table-cell>
              <table:table-cell office:value-type="float" office:value="2.55034324942792">
                <text:p>2.550343249427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7870894677237">
                <text:p>2.57870894677237</text:p>
              </table:table-cell>
              <table:table-cell office:value-type="float" office:value="2.57870894677237">
                <text:p>2.578708946772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7511210762332">
                <text:p>2.57511210762332</text:p>
              </table:table-cell>
              <table:table-cell office:value-type="float" office:value="2.57511210762332">
                <text:p>2.575112107623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4273029966704">
                <text:p>2.54273029966704</text:p>
              </table:table-cell>
              <table:table-cell office:value-type="float" office:value="2.54273029966704">
                <text:p>2.54273029966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